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ans-serif, serif, EmojiFont"/>
    <style:font-face style:name="Lato-Regular" svg:font-family="Lato-Regular"/>
    <style:font-face style:name="Lucida Console1" svg:font-family="'Lucida Console'"/>
    <style:font-face style:name="Adobe Garamond Pro" svg:font-family="'Adobe Garamond Pro'" style:font-family-generic="roman"/>
    <style:font-face style:name="AdvGARMT" svg:font-family="AdvGARMT" style:font-family-generic="roman"/>
    <style:font-face style:name="AdvP49811" svg:font-family="AdvP49811" style:font-family-generic="roman"/>
    <style:font-face style:name="AdvTT4e89fb21" svg:font-family="AdvTT4e89fb21" style:font-family-generic="roman"/>
    <style:font-face style:name="Minion-Regular" svg:font-family="Minion-Regular" style:font-family-generic="roman"/>
    <style:font-face style:name="Times New Roman2" svg:font-family="'Times New Roman'" style:font-family-generic="roman"/>
    <style:font-face style:name="TimesNRMT" svg:font-family="TimesNRMT" style:font-family-generic="roman"/>
    <style:font-face style:name="Code" svg:font-family="Code, Code" style:font-family-generic="swiss"/>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ucida Sans1" svg:font-family="'Lucida Sans'" style:font-pitch="variable"/>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automatic-styles>
    <style:style style:name="Tabla1" style:family="table">
      <style:table-properties style:width="16.644cm" fo:margin-left="0cm" table:align="left"/>
    </style:style>
    <style:style style:name="Tabla1.A" style:family="table-column">
      <style:table-column-properties style:column-width="5.052cm"/>
    </style:style>
    <style:style style:name="Tabla1.B" style:family="table-column">
      <style:table-column-properties style:column-width="5.062cm"/>
    </style:style>
    <style:style style:name="Tabla1.C" style:family="table-column">
      <style:table-column-properties style:column-width="1.325cm"/>
    </style:style>
    <style:style style:name="Tabla1.D" style:family="table-column">
      <style:table-column-properties style:column-width="0.866cm"/>
    </style:style>
    <style:style style:name="Tabla1.E" style:family="table-column">
      <style:table-column-properties style:column-width="1.831cm"/>
    </style:style>
    <style:style style:name="Tabla1.F" style:family="table-column">
      <style:table-column-properties style:column-width="1.536cm"/>
    </style:style>
    <style:style style:name="Tabla1.G" style:family="table-column">
      <style:table-column-properties style:column-width="0.972cm"/>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A2" style:family="table-cell">
      <style:table-cell-properties style:vertical-align="middle" fo:padding="0.097cm" fo:border-left="none" fo:border-right="none" fo:border-top="0.002cm solid #000000" fo:border-bottom="none"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A9" style:family="table-cell">
      <style:table-cell-properties style:vertical-align="middle" fo:padding="0.097cm" fo:border-left="none" fo:border-right="none" fo:border-top="none" fo:border-bottom="0.002cm solid #000000" style:writing-mode="lr-tb"/>
    </style:style>
    <style:style style:name="Tabla1.C9" style:family="table-cell" style:data-style-name="N100">
      <style:table-cell-properties style:vertical-align="bottom" fo:padding="0.097cm" fo:border-left="none" fo:border-right="none" fo:border-top="0.002cm solid #000000" fo:border-bottom="0.002cm solid #000000" style:writing-mode="lr-tb"/>
    </style:style>
    <style:style style:name="Tabla1.C10" style:family="table-cell" style:data-style-name="N100">
      <style:table-cell-properties style:vertical-align="bottom" fo:padding="0.097cm" fo:border="none" style:writing-mode="lr-tb"/>
    </style:style>
    <style:style style:name="Tabla1.C14" style:family="table-cell" style:data-style-name="N100">
      <style:table-cell-properties style:vertical-align="bottom" fo:padding="0.097cm" fo:border-left="none" fo:border-right="none" fo:border-top="none" fo:border-bottom="0.002cm solid #000000" style:writing-mode="lr-tb"/>
    </style:style>
    <style:style style:name="Tabla1.C15" style:family="table-cell" style:data-style-name="N100">
      <style:table-cell-properties fo:padding="0.097cm" fo:border="none" style:writing-mode="lr-tb"/>
    </style:style>
    <style:style style:name="Tabla1.C18" style:family="table-cell" style:data-style-name="N100">
      <style:table-cell-properties fo:padding="0.097cm" fo:border-left="none" fo:border-right="none" fo:border-top="none" fo:border-bottom="0.002cm solid #000000" style:writing-mode="lr-tb"/>
    </style:style>
    <style:style style:name="Tabla1.C19" style:family="table-cell" style:data-style-name="N100">
      <style:table-cell-properties fo:padding="0.097cm" fo:border-left="none" fo:border-right="none" fo:border-top="0.002cm solid #000000" fo:border-bottom="none" style:writing-mode="lr-tb"/>
    </style:style>
    <style:style style:name="Tabla1.C23" style:family="table-cell" style:data-style-name="N100">
      <style:table-cell-properties style:vertical-align="middle" fo:padding="0.097cm" fo:border-left="none" fo:border-right="none" fo:border-top="0.002cm solid #000000" fo:border-bottom="none" style:writing-mode="lr-tb"/>
    </style:style>
    <style:style style:name="Tabla1.C27" style:family="table-cell" style:data-style-name="N100">
      <style:table-cell-properties style:vertical-align="middle" fo:padding="0.097cm" fo:border-left="none" fo:border-right="none" fo:border-top="none" fo:border-bottom="0.002cm solid #000000" style:writing-mode="lr-tb"/>
    </style:style>
    <style:style style:name="Tabla2" style:family="table">
      <style:table-properties style:width="15.046cm" fo:margin-left="0cm" table:align="left"/>
    </style:style>
    <style:style style:name="Tabla2.A" style:family="table-column">
      <style:table-column-properties style:column-width="5.052cm"/>
    </style:style>
    <style:style style:name="Tabla2.B" style:family="table-column">
      <style:table-column-properties style:column-width="3.817cm"/>
    </style:style>
    <style:style style:name="Tabla2.C" style:family="table-column">
      <style:table-column-properties style:column-width="1.325cm"/>
    </style:style>
    <style:style style:name="Tabla2.D" style:family="table-column">
      <style:table-column-properties style:column-width="0.866cm"/>
    </style:style>
    <style:style style:name="Tabla2.E" style:family="table-column">
      <style:table-column-properties style:column-width="1.831cm"/>
    </style:style>
    <style:style style:name="Tabla2.F" style:family="table-column">
      <style:table-column-properties style:column-width="1.184cm"/>
    </style:style>
    <style:style style:name="Tabla2.G" style:family="table-column">
      <style:table-column-properties style:column-width="0.972cm"/>
    </style:style>
    <style:style style:name="Tabla2.A1" style:family="table-cell">
      <style:table-cell-properties style:vertical-align="middle" fo:padding="0.097cm" fo:border-left="none" fo:border-right="none" fo:border-top="0.002cm solid #000000" fo:border-bottom="0.002cm solid #000000" style:writing-mode="lr-tb"/>
    </style:style>
    <style:style style:name="Tabla2.B2" style:family="table-cell">
      <style:table-cell-properties fo:padding="0.097cm" fo:border-left="none" fo:border-right="none" fo:border-top="0.002cm solid #000000" fo:border-bottom="none" style:writing-mode="lr-tb"/>
    </style:style>
    <style:style style:name="Tabla2.C2" style:family="table-cell" style:data-style-name="N100">
      <style:table-cell-properties fo:padding="0.097cm" fo:border-left="none" fo:border-right="none" fo:border-top="0.002cm solid #000000" fo:border-bottom="none" style:writing-mode="lr-tb"/>
    </style:style>
    <style:style style:name="Tabla2.B3" style:family="table-cell">
      <style:table-cell-properties fo:padding="0.097cm" fo:border="none" style:writing-mode="lr-tb"/>
    </style:style>
    <style:style style:name="Tabla2.C3" style:family="table-cell" style:data-style-name="N100">
      <style:table-cell-properties fo:padding="0.097cm" fo:border="none" style:writing-mode="lr-tb"/>
    </style:style>
    <style:style style:name="Tabla2.G3" style:family="table-cell" style:data-style-name="N100">
      <style:table-cell-properties style:vertical-align="middle" fo:padding="0.097cm" fo:border="none" style:writing-mode="lr-tb"/>
    </style:style>
    <style:style style:name="Tabla2.B10" style:family="table-cell">
      <style:table-cell-properties fo:padding="0.097cm" fo:border-left="none" fo:border-right="none" fo:border-top="none" fo:border-bottom="0.002cm solid #000000" style:writing-mode="lr-tb"/>
    </style:style>
    <style:style style:name="Tabla2.C10" style:family="table-cell">
      <style:table-cell-properties fo:padding="0.097cm" fo:border-left="none" fo:border-right="none" fo:border-top="0.002cm solid #000000" fo:border-bottom="0.002cm solid #000000" style:writing-mode="lr-tb"/>
    </style:style>
    <style:style style:name="Tabla2.A11" style:family="table-cell">
      <style:table-cell-properties style:vertical-align="middle" fo:padding="0.097cm" fo:border="none" style:writing-mode="lr-tb"/>
    </style:style>
    <style:style style:name="Tabla3" style:family="table">
      <style:table-properties style:width="9.878cm" fo:margin-left="0cm" table:align="left"/>
    </style:style>
    <style:style style:name="Tabla3.A" style:family="table-column">
      <style:table-column-properties style:column-width="5.158cm"/>
    </style:style>
    <style:style style:name="Tabla3.B" style:family="table-column">
      <style:table-column-properties style:column-width="1.395cm"/>
    </style:style>
    <style:style style:name="Tabla3.C" style:family="table-column">
      <style:table-column-properties style:column-width="0.866cm"/>
    </style:style>
    <style:style style:name="Tabla3.D" style:family="table-column">
      <style:table-column-properties style:column-width="2.459cm"/>
    </style:style>
    <style:style style:name="Tabla3.A1" style:family="table-cell">
      <style:table-cell-properties fo:padding="0.097cm" fo:border-left="none" fo:border-right="none" fo:border-top="0.002cm solid #000000" fo:border-bottom="none" style:writing-mode="lr-tb"/>
    </style:style>
    <style:style style:name="Tabla3.B1" style:family="table-cell">
      <style:table-cell-properties style:vertical-align="middle" fo:padding="0.097cm" fo:border-left="none" fo:border-right="none" fo:border-top="0.002cm solid #000000" fo:border-bottom="none" style:writing-mode="lr-tb"/>
    </style:style>
    <style:style style:name="Tabla3.B2" style:family="table-cell">
      <style:table-cell-properties style:vertical-align="bottom" fo:padding="0.097cm" fo:border-left="none" fo:border-right="none" fo:border-top="0.002cm solid #000000" fo:border-bottom="none" style:writing-mode="lr-tb"/>
    </style:style>
    <style:style style:name="Tabla3.A3" style:family="table-cell">
      <style:table-cell-properties fo:padding="0.097cm" fo:border="none" style:writing-mode="lr-tb"/>
    </style:style>
    <style:style style:name="Tabla3.A4" style:family="table-cell">
      <style:table-cell-properties fo:padding="0.097cm" fo:border-left="none" fo:border-right="none" fo:border-top="none" fo:border-bottom="0.002cm solid #000000" style:writing-mode="lr-tb"/>
    </style:style>
    <style:style style:name="Tabla3.B5" style:family="table-cell">
      <style:table-cell-properties style:vertical-align="bottom" fo:padding="0.097cm" fo:border="none" style:writing-mode="lr-tb"/>
    </style:style>
    <style:style style:name="Tabla4" style:family="table">
      <style:table-properties style:width="16.499cm" fo:margin-left="0cm" table:align="left"/>
    </style:style>
    <style:style style:name="Tabla4.A" style:family="table-column">
      <style:table-column-properties style:column-width="7.945cm"/>
    </style:style>
    <style:style style:name="Tabla4.B" style:family="table-column">
      <style:table-column-properties style:column-width="1.379cm"/>
    </style:style>
    <style:style style:name="Tabla4.C" style:family="table-column">
      <style:table-column-properties style:column-width="0.866cm"/>
    </style:style>
    <style:style style:name="Tabla4.D" style:family="table-column">
      <style:table-column-properties style:column-width="2.101cm"/>
    </style:style>
    <style:style style:name="Tabla4.E" style:family="table-column">
      <style:table-column-properties style:column-width="0.27cm"/>
    </style:style>
    <style:style style:name="Tabla4.F" style:family="table-column">
      <style:table-column-properties style:column-width="1.184cm"/>
    </style:style>
    <style:style style:name="Tabla4.H" style:family="table-column">
      <style:table-column-properties style:column-width="1.889cm"/>
    </style:style>
    <style:style style:name="Tabla4.A1" style:family="table-cell">
      <style:table-cell-properties style:vertical-align="bottom" fo:padding="0.097cm" fo:border-left="none" fo:border-right="none" fo:border-top="none" fo:border-bottom="0.002cm solid #000000" style:writing-mode="lr-tb"/>
    </style:style>
    <style:style style:name="Tabla4.B1" style:family="table-cell">
      <style:table-cell-properties style:vertical-align="middle" fo:padding="0.097cm" fo:border-left="none" fo:border-right="none" fo:border-top="0.002cm solid #000000" fo:border-bottom="0.002cm solid #000000" style:writing-mode="lr-tb"/>
    </style:style>
    <style:style style:name="Tabla4.E1" style:family="table-cell">
      <style:table-cell-properties style:vertical-align="middle" fo:padding="0.097cm" fo:border="none" style:writing-mode="lr-tb"/>
    </style:style>
    <style:style style:name="Tabla4.B2" style:family="table-cell">
      <style:table-cell-properties style:vertical-align="middle" fo:padding="0.097cm" fo:border-left="none" fo:border-right="none" fo:border-top="none" fo:border-bottom="0.002cm solid #000000" style:writing-mode="lr-tb"/>
    </style:style>
    <style:style style:name="Tabla4.A3" style:family="table-cell">
      <style:table-cell-properties fo:padding="0.097cm" fo:border="none" style:writing-mode="lr-tb"/>
    </style:style>
    <style:style style:name="Tabla4.B3" style:family="table-cell" style:data-style-name="N100">
      <style:table-cell-properties fo:padding="0.097cm" fo:border-left="none" fo:border-right="none" fo:border-top="0.002cm solid #000000" fo:border-bottom="none" style:writing-mode="lr-tb"/>
    </style:style>
    <style:style style:name="Tabla4.D3" style:family="table-cell">
      <style:table-cell-properties fo:padding="0.097cm" fo:border-left="none" fo:border-right="none" fo:border-top="0.002cm solid #000000" fo:border-bottom="none" style:writing-mode="lr-tb"/>
    </style:style>
    <style:style style:name="Tabla4.B4" style:family="table-cell" style:data-style-name="N100">
      <style:table-cell-properties fo:padding="0.097cm" fo:border="none" style:writing-mode="lr-tb"/>
    </style:style>
    <style:style style:name="Tabla4.D4" style:family="table-cell" style:data-style-name="N0">
      <style:table-cell-properties fo:padding="0.097cm" fo:border="none" style:writing-mode="lr-tb"/>
    </style:style>
    <style:style style:name="Tabla4.B8" style:family="table-cell" style:data-style-name="N100">
      <style:table-cell-properties fo:padding="0.097cm" fo:border-left="none" fo:border-right="none" fo:border-top="none" fo:border-bottom="0.002cm solid #000000" style:writing-mode="lr-tb"/>
    </style:style>
    <style:style style:name="Tabla4.D8" style:family="table-cell" style:data-style-name="N0">
      <style:table-cell-properties fo:padding="0.097cm" fo:border-left="none" fo:border-right="none" fo:border-top="none" fo:border-bottom="0.002cm solid #000000" style:writing-mode="lr-tb"/>
    </style:style>
    <style:style style:name="Tabla4.E8" style:family="table-cell">
      <style:table-cell-properties fo:padding="0.097cm" fo:border-left="none" fo:border-right="none" fo:border-top="none" fo:border-bottom="0.002cm solid #000000" style:writing-mode="lr-tb"/>
    </style:style>
    <style:style style:name="P1" style:family="paragraph" style:parent-style-name="Standard">
      <style:paragraph-properties fo:line-height="200%" fo:break-before="page"/>
      <style:text-properties fo:language="en" fo:country="US" style:font-name-complex="Times New Roman"/>
    </style:style>
    <style:style style:name="P2" style:family="paragraph" style:parent-style-name="Preformatted_20_Text">
      <style:paragraph-properties fo:line-height="200%" fo:break-before="page"/>
    </style:style>
    <style:style style:name="P3" style:family="paragraph" style:parent-style-name="Standard">
      <style:text-properties fo:language="en" fo:country="US"/>
    </style:style>
    <style:style style:name="P4" style:family="paragraph" style:parent-style-name="Standard">
      <style:paragraph-properties fo:line-height="200%"/>
      <style:text-properties fo:language="en" fo:country="US" style:font-name-complex="Times New Roman"/>
    </style:style>
    <style:style style:name="P5" style:family="paragraph" style:parent-style-name="Standard">
      <style:paragraph-properties fo:line-height="100%"/>
      <style:text-properties fo:language="en" fo:country="US" style:font-name-complex="Times New Roman"/>
    </style:style>
    <style:style style:name="P6" style:family="paragraph" style:parent-style-name="Standard">
      <style:paragraph-properties fo:line-height="200%"/>
      <style:text-properties fo:language="en" fo:country="US" fo:font-weight="bold" style:font-weight-asian="bold" style:font-name-complex="Times New Roman" style:font-weight-complex="bold"/>
    </style:style>
    <style:style style:name="P7" style:family="paragraph" style:parent-style-name="Standard">
      <style:paragraph-properties fo:line-height="200%"/>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style:snap-to-layout-grid="false"/>
      <style:text-properties fo:language="en" fo:country="US"/>
    </style:style>
    <style:style style:name="P10" style:family="paragraph" style:parent-style-name="Standard">
      <style:paragraph-properties fo:line-height="200%"/>
    </style:style>
    <style:style style:name="P11" style:family="paragraph" style:parent-style-name="Standard">
      <style:paragraph-properties fo:line-height="200%">
        <style:tab-stops>
          <style:tab-stop style:position="1.512cm"/>
        </style:tab-stops>
      </style:paragraph-properties>
    </style:style>
    <style:style style:name="P12" style:family="paragraph" style:parent-style-name="Standard">
      <style:paragraph-properties style:snap-to-layout-grid="false"/>
    </style:style>
    <style:style style:name="P13" style:family="paragraph" style:parent-style-name="Standard">
      <style:paragraph-properties fo:line-height="200%"/>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P14" style:family="paragraph" style:parent-style-name="Standard">
      <style:paragraph-properties fo:line-height="200%"/>
      <style:text-properties fo:color="#000000" fo:font-size="10pt" fo:language="en" fo:country="US" style:font-size-asian="10pt" style:font-name-complex="Times New Roman"/>
    </style:style>
    <style:style style:name="P15" style:family="paragraph" style:parent-style-name="Standard">
      <style:paragraph-properties fo:margin-left="0cm" fo:margin-right="0cm" fo:line-height="200%" fo:text-indent="1.251cm" style:auto-text-indent="false"/>
    </style:style>
    <style:style style:name="P16" style:family="paragraph" style:parent-style-name="Table_20_Contents">
      <style:text-properties fo:language="en" fo:country="US"/>
    </style:style>
    <style:style style:name="P17" style:family="paragraph" style:parent-style-name="Table_20_Contents">
      <style:paragraph-properties fo:text-align="center" style:justify-single-word="false"/>
      <style:text-properties fo:language="en" fo:country="US"/>
    </style:style>
    <style:style style:name="P18" style:family="paragraph" style:parent-style-name="Table_20_Contents">
      <style:paragraph-properties fo:text-align="center" style:justify-single-word="false" style:snap-to-layout-grid="false"/>
      <style:text-properties fo:language="en" fo:country="US"/>
    </style:style>
    <style:style style:name="P19" style:family="paragraph" style:parent-style-name="Table_20_Contents">
      <style:paragraph-properties fo:text-align="end" style:justify-single-word="false"/>
      <style:text-properties fo:language="en" fo:country="US"/>
    </style:style>
    <style:style style:name="P20" style:family="paragraph" style:parent-style-name="Table_20_Contents">
      <style:paragraph-properties fo:text-align="end" style:justify-single-word="false" style:snap-to-layout-grid="false"/>
      <style:text-properties fo:language="en" fo:country="US"/>
    </style:style>
    <style:style style:name="P21" style:family="paragraph" style:parent-style-name="Table_20_Contents">
      <style:paragraph-properties style:snap-to-layout-grid="false"/>
      <style:text-properties fo:language="en" fo:country="US"/>
    </style:style>
    <style:style style:name="P22" style:family="paragraph" style:parent-style-name="Table_20_Contents">
      <style:paragraph-properties fo:text-align="center" style:justify-single-word="false"/>
      <style:text-properties fo:language="en" fo:country="US" fo:background-color="transparen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5" style:family="paragraph" style:parent-style-name="Preformatted_20_Text">
      <style:paragraph-properties fo:line-height="200%"/>
      <style:text-properties fo:color="#000000" style:font-name="Times New Roman" fo:language="en" fo:country="US" style:font-name-asian="Segoe UI" style:font-name-complex="Times New Roman" style:font-size-complex="12pt"/>
    </style:style>
    <style:style style:name="P26" style:family="paragraph" style:parent-style-name="Preformatted_20_Text">
      <style:paragraph-properties style:line-height-at-least="0.318cm"/>
      <style:text-properties fo:color="#000000" style:font-name="Times New Roman" fo:font-size="6pt" fo:language="en" fo:country="US" style:font-size-asian="6pt" style:font-name-complex="Lucida Console" style:font-size-complex="6pt"/>
    </style:style>
    <style:style style:name="P27" style:family="paragraph" style:parent-style-name="Preformatted_20_Text">
      <style:paragraph-properties fo:line-height="200%"/>
      <style:text-properties fo:color="#000000" style:font-name="Lucida Console" fo:language="en" fo:country="US" style:font-name-complex="Lucida Console"/>
    </style:style>
    <style:style style:name="P28" style:family="paragraph" style:parent-style-name="Preformatted_20_Text">
      <style:paragraph-properties style:line-height-at-least="0.318cm"/>
      <style:text-properties fo:color="#000000" fo:language="en" fo:country="US"/>
    </style:style>
    <style:style style:name="P29" style:family="paragraph" style:parent-style-name="Preformatted_20_Text">
      <style:paragraph-properties style:line-height-at-least="0.318cm"/>
      <style:text-properties fo:font-variant="normal" fo:text-transform="none" fo:color="#000000" style:font-name="Times New Roman" fo:font-size="6pt" fo:letter-spacing="normal" fo:language="en" fo:country="US" fo:font-style="normal" fo:font-weight="normal" style:font-size-asian="6pt" style:font-size-complex="6pt"/>
    </style:style>
    <style:style style:name="P30" style:family="paragraph" style:parent-style-name="Preformatted_20_Text">
      <style:paragraph-properties fo:line-height="200%"/>
      <style:text-properties fo:font-variant="normal" fo:text-transform="none" fo:color="#000000" style:font-name="Lucida Console1" fo:font-size="10pt" fo:letter-spacing="normal" fo:language="en" fo:country="US" fo:font-style="normal" fo:font-weight="normal"/>
    </style:style>
    <style:style style:name="P31" style:family="paragraph" style:parent-style-name="Preformatted_20_Text">
      <style:paragraph-properties fo:margin-top="0cm" fo:margin-bottom="0cm" style:line-height-at-least="0.291cm"/>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2"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3" style:family="paragraph" style:parent-style-name="Preformatted_20_Text">
      <style:paragraph-properties fo:margin-top="0cm" fo:margin-bottom="0cm" style:line-height-at-least="0.291cm"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4"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5" style:family="paragraph" style:parent-style-name="Preformatted_20_Text">
      <style:paragraph-properties fo:margin-top="0cm" fo:margin-bottom="0cm" style:line-height-at-least="0.291cm" fo:text-align="end"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6"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Lucida Console1" fo:font-size="10pt" fo:letter-spacing="normal" fo:language="en" fo:country="US" fo:font-style="normal" fo:font-weight="normal" style:font-size-asian="12pt" style:font-size-complex="12pt"/>
    </style:style>
    <style:style style:name="P37" style:family="paragraph" style:parent-style-name="Preformatted_20_Text">
      <style:paragraph-properties fo:margin-top="0cm" fo:margin-bottom="0cm" style:line-height-at-least="0.291cm"/>
      <style:text-properties fo:font-variant="normal" fo:text-transform="none" fo:color="#000000" style:font-name="Lucida Console1" fo:font-size="10pt" fo:letter-spacing="normal" fo:language="en" fo:country="US" fo:font-style="normal" fo:font-weight="normal"/>
    </style:style>
    <style:style style:name="P38" style:family="paragraph" style:parent-style-name="Standard">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9" style:family="paragraph" style:parent-style-name="Standard">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0" style:family="paragraph" style:parent-style-name="Standard" style:master-page-name="MP0">
      <style:paragraph-properties fo:line-height="200%" style:page-number="auto" fo:break-before="page"/>
      <style:text-properties fo:language="en" fo:country="US" style:font-name-complex="Times New Roman"/>
    </style:style>
    <style:style style:name="P41" style:family="paragraph" style:parent-style-name="Standard">
      <style:paragraph-properties fo:line-height="200%"/>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style:line-height-at-least="0cm" style:punctuation-wrap="simple"/>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style:font-name-complex="Mangal"/>
    </style:style>
    <style:style style:name="T4" style:family="text">
      <style:text-properties fo:language="en" fo:country="US" fo:font-style="italic" style:font-style-asian="italic" style:font-name-complex="Times New Roman"/>
    </style:style>
    <style:style style:name="T5" style:family="text">
      <style:text-properties fo:language="en" fo:country="US" fo:font-style="italic" style:font-style-asian="italic" style:font-name-complex="Times New Roman" style:font-style-complex="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name-asian="Segoe UI" style:font-style-asian="italic" style:font-name-complex="Times New Roman" style:font-style-complex="italic"/>
    </style:style>
    <style:style style:name="T8" style:family="text">
      <style:text-properties fo:language="en" fo:country="US" fo:font-weight="bold" style:font-weight-asian="bold" style:font-name-complex="Times New Roman" style:font-weight-complex="bold"/>
    </style:style>
    <style:style style:name="T9" style:family="text">
      <style:text-properties fo:language="en" fo:country="US" style:font-name-asian="Minion-Regular" style:font-name-complex="Minion-Regular"/>
    </style:style>
    <style:style style:name="T10" style:family="text">
      <style:text-properties fo:language="en" fo:country="US" style:font-name-asian="BSSymbol-Medium" style:font-name-complex="BSSymbol-Medium"/>
    </style:style>
    <style:style style:name="T11" style:family="text">
      <style:text-properties fo:language="en" fo:country="US" style:font-name-asian="Times New Roman" style:font-name-complex="Times New Roman"/>
    </style:style>
    <style:style style:name="T12" style:family="text">
      <style:text-properties fo:language="en" fo:country="US" style:font-name-asian="Segoe UI" style:font-name-complex="Times New Roman"/>
    </style:style>
    <style:style style:name="T13" style:family="text">
      <style:text-properties fo:language="en" fo:country="US" fo:font-style="normal" style:font-style-asian="normal" style:font-name-complex="Times New Roman" style:font-style-complex="normal"/>
    </style:style>
    <style:style style:name="T14" style:family="text">
      <style:text-properties fo:language="en" fo:country="US" fo:font-style="normal" style:font-style-asian="normal" style:font-style-complex="normal"/>
    </style:style>
    <style:style style:name="T15" style:family="text">
      <style:text-properties fo:language="en" fo:country="US" fo:background-color="transparent" style:font-name-complex="Times New Roman"/>
    </style:style>
    <style:style style:name="T16" style:family="text">
      <style:text-properties fo:language="en" fo:country="US" style:font-name-asian="FrutigerLTPro-LightCn" style:font-name-complex="Times New Roman"/>
    </style:style>
    <style:style style:name="T17" style:family="text">
      <style:text-properties style:font-name-complex="Times New Roman"/>
    </style:style>
    <style:style style:name="T18" style:family="text">
      <style:text-properties style:text-position="super 67%"/>
    </style:style>
    <style:style style:name="T19" style:family="text">
      <style:text-properties style:text-position="super 67%" fo:language="en" fo:country="US"/>
    </style:style>
    <style:style style:name="T20" style:family="text">
      <style:text-properties style:text-position="super 67%" style:font-name="Times New Roman" fo:font-size="12pt" fo:language="en" fo:country="US" style:font-name-asian="SimSun" style:font-size-asian="12pt" style:font-name-complex="Times New Roman" style:font-size-complex="12pt"/>
    </style:style>
    <style:style style:name="T21" style:family="text">
      <style:text-properties style:text-position="super 67%" style:font-name="Times New Roman" fo:font-size="12pt" fo:language="en" fo:country="US" style:font-size-asian="12pt" style:font-size-complex="12pt"/>
    </style:style>
    <style:style style:name="T22" style:family="text">
      <style:text-properties fo:font-style="italic" style:font-style-asian="italic" style:font-style-complex="italic"/>
    </style:style>
    <style:style style:name="T23" style:family="text">
      <style:text-properties style:use-window-font-color="true" fo:language="en" fo:country="US" style:text-underline-style="none" style:font-name-complex="Times New Roman"/>
    </style:style>
    <style:style style:name="T24" style:family="text">
      <style:text-properties style:use-window-font-color="true" style:font-name="Times New Roman" fo:font-size="12pt" fo:language="en" fo:country="US" fo:font-style="normal" style:text-underline-style="none" fo:font-weight="normal" style:letter-kerning="true" style:font-name-asian="SimSun2" style:font-size-asian="12pt" style:font-style-asian="normal" style:font-weight-asian="normal" style:font-name-complex="Times New Roman" style:font-size-complex="12pt" style:font-style-complex="normal" style:font-weight-complex="normal"/>
    </style:style>
    <style:style style:name="T25" style:family="text">
      <style:text-properties style:use-window-font-color="true" style:font-name="Times New Roman" fo:font-size="12pt" fo:language="en" fo:country="US" fo:font-style="normal" style:letter-kerning="true" fo:background-color="transparent" style:font-name-asian="SimSun2" style:font-size-asian="12pt" style:language-asian="zh" style:country-asian="CN" style:font-style-asian="normal" style:font-name-complex="Times New Roman" style:font-size-complex="12pt" style:language-complex="hi" style:country-complex="IN" style:font-style-complex="normal"/>
    </style:style>
    <style:style style:name="T26" style:family="text">
      <style:text-properties fo:color="#000000" fo:language="en" fo:country="US" style:font-name-asian="Adobe Garamond Pro" style:font-name-complex="Times New Roman"/>
    </style:style>
    <style:style style:name="T27" style:family="text">
      <style:text-properties fo:color="#000000" fo:language="en" fo:country="US" style:font-name-asian="Times New Roman" style:font-name-complex="Times New Roman" style:font-size-complex="8pt"/>
    </style:style>
    <style:style style:name="T28" style:family="text">
      <style:text-properties fo:color="#000000" fo:language="en" fo:country="US" fo:font-style="normal" style:font-name-asian="Adobe Garamond Pro" style:font-style-asian="normal" style:font-name-complex="Times New Roman" style:font-style-complex="normal"/>
    </style:style>
    <style:style style:name="T29" style:family="text">
      <style:text-properties fo:color="#000000" style:text-position="super 67%" fo:language="en" fo:country="US" style:font-name-asian="Adobe Garamond Pro" style:font-name-complex="Times New Roman"/>
    </style:style>
    <style:style style:name="T30" style:family="text">
      <style:text-properties fo:color="#000000" style:font-name="Times New Roman" fo:font-size="12pt" fo:language="en" fo:country="US" style:font-name-asian="Adobe Garamond Pro" style:font-size-asian="12pt" style:font-name-complex="Times New Roman" style:font-size-complex="12pt"/>
    </style:style>
    <style:style style:name="T31" style:family="text">
      <style:text-properties fo:color="#000000" style:font-name="Times New Roman" fo:font-size="12pt" fo:language="en" fo:country="US" style:font-name-asian="SimSun" style:font-size-asian="12pt" style:font-name-complex="Times New Roman" style:font-size-complex="12pt"/>
    </style:style>
    <style:style style:name="T32" style:family="text">
      <style:text-properties fo:color="#000000" style:font-name="Times New Roman" fo:font-size="12pt" fo:language="en" fo:country="US" fo:font-style="normal" style:font-name-asian="Code" style:font-size-asian="12pt" style:font-style-asian="normal" style:font-name-complex="Code" style:font-size-complex="12pt" style:font-style-complex="normal"/>
    </style:style>
    <style:style style:name="T33" style:family="text">
      <style:text-properties fo:color="#000000" style:font-name="Times New Roman" fo:font-size="12pt" fo:language="en" fo:country="US" fo:font-style="italic" style:font-name-asian="Code" style:font-size-asian="12pt" style:font-style-asian="italic" style:font-name-complex="Code" style:font-size-complex="12pt" style:font-style-complex="italic"/>
    </style:style>
    <style:style style:name="T34" style:family="text">
      <style:text-properties fo:color="#000000" style:font-name="Times New Roman" fo:font-size="12pt" fo:language="en" fo:country="US" style:font-name-asian="AdvGARMT" style:font-size-asian="12pt" style:font-name-complex="Times New Roman" style:font-size-complex="12pt"/>
    </style:style>
    <style:style style:name="T35" style:family="text">
      <style:text-properties fo:color="#000000" style:font-name="Times New Roman" fo:font-size="12pt" style:font-name-asian="AdvTT4e89fb21" style:font-size-asian="12pt" style:font-name-complex="AdvTT4e89fb21" style:font-size-complex="12pt"/>
    </style:style>
    <style:style style:name="T36" style:family="text">
      <style:text-properties fo:color="#00000a" fo:language="en" fo:country="US" style:font-name-complex="Times New Roman"/>
    </style:style>
    <style:style style:name="T37" style:family="text">
      <style:text-properties fo:color="#00000a" fo:language="en" fo:country="US" style:font-name-asian="TimesNRMT" style:font-name-complex="Times New Roman"/>
    </style:style>
    <style:style style:name="T38" style:family="text">
      <style:text-properties fo:color="#00000a" fo:language="en" fo:country="US" style:font-name-asian="Adobe Garamond Pro" style:font-name-complex="Times New Roman"/>
    </style:style>
    <style:style style:name="T39" style:family="text">
      <style:text-properties fo:color="#00000a" fo:language="en" fo:country="US" fo:background-color="transparent" style:font-name-complex="Times New Roman"/>
    </style:style>
    <style:style style:name="T40" style:family="text">
      <style:text-properties fo:color="#00000a" style:text-position="super 67%" fo:language="en" fo:country="US" style:font-name-complex="Times New Roman"/>
    </style:style>
    <style:style style:name="T41" style:family="text">
      <style:text-properties style:text-position="sub 67%" fo:language="en" fo:country="US"/>
    </style:style>
    <style:style style:name="T42" style:family="text">
      <style:text-properties style:text-position="sub 67%" fo:language="en" fo:country="US" style:font-name-asian="Times New Roman" style:font-name-complex="Times New Roman"/>
    </style:style>
    <style:style style:name="T43" style:family="text">
      <style:text-properties style:text-position="sub 67%" style:font-name="Times New Roman" fo:font-size="12pt" fo:language="en" fo:country="US" style:font-name-asian="Times New Roman" style:font-size-asian="12pt" style:font-name-complex="Times New Roman" style:font-size-complex="12pt"/>
    </style:style>
    <style:style style:name="T44" style:family="text">
      <style:text-properties style:font-name="Times New Roman" fo:font-size="12pt" fo:language="en" fo:country="US" style:font-size-asian="12pt" style:font-name-complex="Times New Roman" style:font-size-complex="12pt"/>
    </style:style>
    <style:style style:name="T45" style:family="text">
      <style:text-properties style:font-name="Times New Roman" fo:font-size="12pt" fo:language="en" fo:country="US" style:font-size-asian="12pt" style:font-size-complex="12pt"/>
    </style:style>
    <style:style style:name="T46"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47" style:family="text">
      <style:text-properties style:font-name="Times New Roman" fo:font-size="12pt" fo:language="en" fo:country="US" fo:font-style="italic" style:font-name-asian="Segoe UI" style:font-size-asian="12pt" style:font-style-asian="italic" style:font-name-complex="Times New Roman" style:font-size-complex="12pt" style:font-style-complex="italic"/>
    </style:style>
    <style:style style:name="T48" style:family="text">
      <style:text-properties style:font-name="Times New Roman" fo:font-size="12pt" fo:language="en" fo:country="US" fo:font-style="italic" style:font-name-asian="AdvGARMT" style:font-size-asian="12pt" style:font-style-asian="italic" style:font-name-complex="Times New Roman" style:font-size-complex="12pt" style:font-style-complex="italic"/>
    </style:style>
    <style:style style:name="T49" style:family="text">
      <style:text-properties style:font-name="Times New Roman" fo:font-size="12pt" fo:language="en" fo:country="US" style:font-name-asian="Segoe UI" style:font-size-asian="12pt" style:font-name-complex="Times New Roman" style:font-size-complex="12pt"/>
    </style:style>
    <style:style style:name="T50" style:family="text">
      <style:text-properties style:font-name="Times New Roman" fo:font-size="12pt" fo:language="en" fo:country="US" style:font-name-asian="SimSun" style:font-size-asian="12pt" style:font-name-complex="Times New Roman" style:font-size-complex="12pt"/>
    </style:style>
    <style:style style:name="T51" style:family="text">
      <style:text-properties style:font-name="Times New Roman" fo:font-size="12pt" fo:language="en" fo:country="US" style:font-name-asian="Times New Roman" style:font-size-asian="12pt" style:font-name-complex="Times New Roman" style:font-size-complex="12pt"/>
    </style:style>
    <style:style style:name="T52" style:family="text">
      <style:text-properties style:font-name="Times New Roman" fo:font-size="12pt" fo:language="en" fo:country="US" fo:background-color="transparent" style:font-name-asian="SimSun" style:font-size-asian="12pt" style:font-name-complex="Times New Roman" style:font-size-complex="12pt"/>
    </style:style>
    <style:style style:name="T53"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54" style:family="text">
      <style:text-properties style:font-name="Times New Roman" fo:font-size="12pt" fo:language="en" fo:country="US" fo:font-style="normal" style:font-name-asian="Times New Roman2" style:font-size-asian="12pt" style:font-style-asian="normal" style:font-name-complex="Times New Roman" style:font-size-complex="12pt" style:font-style-complex="normal"/>
    </style:style>
    <style:style style:name="T55" style:family="text">
      <style:text-properties style:font-name="Times New Roman" fo:font-size="12pt" fo:language="en" fo:country="US" fo:font-style="normal" style:font-name-asian="AdvTT4e89fb21" style:font-size-asian="12pt" style:font-style-asian="normal" style:font-name-complex="Times New Roman" style:font-size-complex="12pt" style:font-style-complex="normal"/>
    </style:style>
    <style:style style:name="T56" style:family="text">
      <style:text-properties style:font-name="Times New Roman" fo:font-size="12pt" fo:language="en" fo:country="US" style:font-name-asian="AdvGARMT" style:font-size-asian="12pt" style:font-name-complex="Times New Roman" style:font-size-complex="12pt"/>
    </style:style>
    <style:style style:name="T57" style:family="text">
      <style:text-properties style:font-name="Times New Roman" fo:font-size="12pt" fo:language="en" fo:country="US" style:font-name-asian="AdvGARMT" style:font-size-asian="12pt" style:font-name-complex="AdvGARMT" style:font-size-complex="12pt"/>
    </style:style>
    <style:style style:name="T58" style:family="text">
      <style:text-properties style:font-name="Times New Roman" fo:font-size="12pt" fo:language="en" fo:country="US" style:font-name-asian="Lato-Regular" style:font-size-asian="12pt" style:font-name-complex="Lato-Regular" style:font-size-complex="12pt"/>
    </style:style>
    <style:style style:name="T59" style:family="text">
      <style:text-properties style:font-name="Times New Roman" fo:font-size="12pt" style:font-name-complex="Times New Roman"/>
    </style:style>
    <style:style style:name="T60" style:family="text">
      <style:text-properties style:font-name="Times New Roman" fo:font-size="12pt" style:font-name-asian="AdvGARMT" style:font-size-asian="12pt" style:font-name-complex="AdvGARMT" style:font-size-complex="12pt"/>
    </style:style>
    <style:style style:name="T61" style:family="text">
      <style:text-properties style:font-name="Times New Roman" fo:font-size="12pt" style:font-name-asian="AdvGARMT" style:font-size-asian="12pt" style:font-size-complex="12pt"/>
    </style:style>
    <style:style style:name="T62" style:family="text">
      <style:text-properties style:font-name="Times New Roman" fo:font-size="12pt" style:font-size-asian="12pt" style:font-size-complex="12pt"/>
    </style:style>
    <style:style style:name="T63" style:family="text">
      <style:text-properties style:font-name="Times New Roman" fo:font-size="10pt" fo:font-style="normal" style:font-name-asian="AdvGARMT" style:font-size-asian="10pt" style:font-style-asian="normal" style:font-size-complex="10pt" style:font-style-complex="normal"/>
    </style:style>
    <style:style style:name="T64" style:family="text">
      <style:text-properties style:font-name="Symbol"/>
    </style:style>
    <style:style style:name="T65" style:family="text">
      <style:text-properties style:font-name="Symbol" fo:language="en" fo:country="US"/>
    </style:style>
    <style:style style:name="T66" style:family="text">
      <style:text-properties fo:font-variant="normal" fo:text-transform="none" fo:color="#000000" style:font-name="Lucida Console1" fo:font-size="10pt" fo:letter-spacing="normal" fo:language="en" fo:country="US" fo:font-style="normal" fo:font-weight="normal"/>
    </style:style>
    <style:style style:name="T67" style:family="text">
      <style:text-properties fo:font-variant="normal" fo:text-transform="none" fo:color="#000000" fo:letter-spacing="normal" fo:language="en" fo:country="US"/>
    </style:style>
    <style:style style:name="T68"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69" style:family="text">
      <style:text-properties fo:font-variant="normal" fo:text-transform="none" fo:color="#000000" style:text-position="0% 100%" fo:language="en" fo:country="US" fo:font-style="italic" style:text-underline-style="none" fo:font-weight="normal" style:font-name-asian="Adobe Garamond Pro" style:font-style-asian="italic" style:font-name-complex="Times New Roman" style:font-style-complex="italic"/>
    </style:style>
    <style:style style:name="T70" style:family="text">
      <style:text-properties fo:font-variant="normal" fo:text-transform="none" fo:color="#000000" style:text-position="0% 100%" fo:language="en" fo:country="US" style:text-underline-style="none" fo:font-weight="normal" style:font-name-asian="Adobe Garamond Pro" style:font-style-asian="normal" style:font-name-complex="Times New Roman" style:font-style-complex="normal"/>
    </style:style>
    <style:style style:name="T71" style:family="text">
      <style:text-properties fo:font-variant="normal" fo:text-transform="none" fo:color="#000000" style:text-position="0% 100%" style:font-name="Times New Roman" fo:font-size="12pt" fo:font-style="normal" style:text-underline-style="none" fo:font-weight="normal" style:font-name-asian="AdvTT4e89fb21" style:font-size-asian="12pt" style:font-name-complex="AdvTT4e89fb21" style:font-size-complex="12pt"/>
    </style:style>
    <style:style style:name="T72" style:family="text">
      <style:text-properties fo:font-variant="normal" fo:text-transform="none" style:text-position="0% 100%" fo:language="en" fo:country="US" fo:font-style="normal" style:text-underline-style="none" fo:font-weight="normal"/>
    </style:style>
    <style:style style:name="T73" style:family="text">
      <style:text-properties fo:font-variant="normal" fo:text-transform="none" style:text-position="0% 100%" fo:language="en" fo:country="US" fo:font-style="normal" style:text-underline-style="none" fo:font-weight="normal" style:font-name-complex="Times New Roman"/>
    </style:style>
    <style:style style:name="T74" style:family="text">
      <style:text-properties fo:font-variant="normal" fo:text-transform="none" style:text-position="0% 100%" fo:language="en" fo:country="US" fo:font-style="italic" style:text-underline-style="none" fo:font-weight="normal" style:font-style-asian="italic" style:font-style-complex="italic"/>
    </style:style>
    <style:style style:name="T75" style:family="text">
      <style:text-properties fo:font-variant="normal" fo:text-transform="none" style:text-position="0% 100%" fo:language="en" fo:country="US" fo:font-style="italic" style:text-underline-style="none" fo:font-weight="normal" style:font-style-asian="italic" style:font-name-complex="Times New Roman" style:font-style-complex="italic"/>
    </style:style>
    <style:style style:name="T76" style:family="text">
      <style:text-properties fo:font-variant="normal" fo:text-transform="none" style:text-position="0% 100%" fo:language="en" fo:country="US" fo:font-style="italic" style:text-underline-style="none" fo:font-weight="normal" style:font-name-asian="FrutigerLTPro-LightCn" style:font-style-asian="italic" style:font-name-complex="Times New Roman" style:font-style-complex="italic"/>
    </style:style>
    <style:style style:name="T77" style:family="text">
      <style:text-properties fo:font-variant="normal" fo:text-transform="none" style:text-position="0% 100%" fo:language="en" fo:country="US" style:text-underline-style="none" fo:font-weight="normal"/>
    </style:style>
    <style:style style:name="T78" style:family="text">
      <style:text-properties fo:font-variant="normal" fo:text-transform="none" style:text-position="0% 100%" fo:language="en" fo:country="US" style:text-underline-style="none" fo:font-weight="normal" style:font-name-complex="Times New Roman"/>
    </style:style>
    <style:style style:name="T79" style:family="text">
      <style:text-properties fo:font-variant="normal" fo:text-transform="none" style:text-position="0% 100%" fo:language="en" fo:country="US" style:text-underline-style="none" fo:font-weight="normal" style:font-name-asian="FrutigerLTPro-LightCn" style:font-name-complex="Times New Roman"/>
    </style:style>
    <style:style style:name="T80" style:family="text">
      <style:text-properties fo:font-variant="normal" fo:text-transform="none" style:text-position="0% 100%" style:font-name="Times New Roman" fo:font-size="12pt" fo:language="en" fo:country="US" style:text-underline-style="none" fo:font-weight="normal" style:font-name-asian="AdvGARMT" style:font-size-asian="12pt" style:font-name-complex="AdvGARMT" style:font-size-complex="12pt"/>
    </style:style>
    <style:style style:name="T81" style:family="text">
      <style:text-properties fo:font-variant="normal" fo:text-transform="none" style:text-position="0% 100%" style:font-name="Times New Roman" fo:font-size="12pt" fo:language="en" fo:country="US" style:text-underline-style="none" fo:font-weight="normal" style:font-size-asian="12pt" style:font-name-complex="Times New Roman" style:font-size-complex="12pt"/>
    </style:style>
    <style:style style:name="T82" style:family="text">
      <style:text-properties fo:font-variant="normal" fo:text-transform="none" style:text-position="0% 100%" style:font-name="Times New Roman" fo:font-size="12pt" fo:language="en" fo:country="US" fo:font-style="italic" style:text-underline-style="none" fo:font-weight="normal" style:font-name-asian="AdvGARMT" style:font-size-asian="12pt" style:font-style-asian="italic" style:font-name-complex="AdvGARMT" style:font-size-complex="12pt" style:font-style-complex="italic"/>
    </style:style>
    <style:style style:name="T83" style:family="text">
      <style:text-properties fo:font-variant="normal" fo:text-transform="none" style:text-position="0% 100%" style:font-name="Times New Roman" fo:font-size="12pt" fo:language="en" fo:country="US" fo:font-style="italic" style:text-underline-style="none" fo:font-weight="normal" style:font-size-asian="12pt" style:font-style-asian="italic" style:font-name-complex="Times New Roman" style:font-size-complex="12pt" style:font-style-complex="italic"/>
    </style:style>
    <style:style style:name="T84" style:family="text">
      <style:text-properties fo:font-variant="normal" fo:text-transform="none" style:text-position="0% 100%" style:font-name="Times New Roman" fo:font-size="12pt" fo:language="en" fo:country="US" fo:font-style="italic" style:text-underline-style="none" fo:font-weight="normal" style:font-name-asian="AdvTT4e89fb21" style:font-size-asian="12pt" style:font-style-asian="italic" style:font-name-complex="Times New Roman" style:font-size-complex="12pt" style:font-style-complex="italic"/>
    </style:style>
    <style:style style:name="T85" style:family="text">
      <style:text-properties fo:font-variant="normal" fo:text-transform="none" style:text-position="0% 100%" style:font-name="Times New Roman" fo:font-size="12pt" fo:language="en" fo:country="US" fo:font-style="normal" style:text-underline-style="none" fo:font-weight="normal" style:font-name-asian="AdvGARMT" style:font-size-asian="12pt" style:font-name-complex="AdvGARMT" style:font-size-complex="12pt"/>
    </style:style>
    <style:style style:name="T86" style:family="text">
      <style:text-properties fo:font-variant="normal" fo:text-transform="none" style:text-position="0% 100%" style:font-name="Times New Roman" fo:font-size="12pt" fo:language="en" fo:country="US" fo:font-style="normal" style:text-underline-style="none" fo:font-weight="normal" style:font-name-asian="AdvGARMT" style:font-size-asian="12pt" style:font-name-complex="Times New Roman" style:font-size-complex="12pt"/>
    </style:style>
    <style:style style:name="T87" style:family="text">
      <style:text-properties fo:font-variant="normal" fo:text-transform="none" style:text-position="0% 100%" style:font-name="Times New Roman" fo:font-size="12pt" fo:language="en" fo:country="US" fo:font-style="normal" style:text-underline-style="none" fo:font-weight="normal" style:font-name-asian="AdvTT4e89fb21" style:font-size-asian="12pt" style:font-style-asian="normal" style:font-name-complex="Times New Roman" style:font-size-complex="12pt" style:font-style-complex="normal"/>
    </style:style>
    <style:style style:name="T88" style:family="text">
      <style:text-properties fo:font-variant="normal" fo:text-transform="none" style:text-position="0% 100%" style:font-name="Times New Roman" fo:font-size="12pt" style:text-underline-style="none" fo:font-weight="normal" style:font-name-asian="AdvGARMT" style:font-size-asian="12pt" style:font-size-complex="12pt"/>
    </style:style>
    <style:style style:name="T89" style:family="text">
      <style:text-properties fo:font-variant="normal" fo:text-transform="none" style:text-position="0% 100%" style:font-name="Times New Roman" fo:font-size="12pt" fo:font-style="italic" style:text-underline-style="none" fo:font-weight="normal" style:font-name-asian="AdvGARMT" style:font-size-asian="12pt" style:font-style-asian="italic" style:font-size-complex="12pt" style:font-style-complex="italic"/>
    </style:style>
    <style:style style:name="T90" style:family="text">
      <style:text-properties fo:font-variant="normal" fo:text-transform="none" style:text-position="0% 100%" style:font-name="AdvP49811" fo:font-size="12pt" style:text-underline-style="none" fo:font-weight="normal" style:font-name-asian="AdvP49811" style:font-size-asian="12pt" style:font-name-complex="Times New Roman" style:font-size-complex="12pt"/>
    </style:style>
    <style:style style:name="T91" style:family="text">
      <style:text-properties fo:font-variant="normal" fo:text-transform="none" style:text-position="0% 100%" style:font-name="AdvP49811" fo:font-size="12pt" fo:font-style="italic" style:text-underline-style="none" fo:font-weight="normal" style:font-name-asian="AdvP49811" style:font-size-asian="12pt" style:font-style-asian="italic" style:font-name-complex="Times New Roman" style:font-size-complex="12pt" style:font-style-complex="italic"/>
    </style:style>
    <style:style style:name="T92" style:family="text">
      <style:text-properties fo:font-variant="normal" fo:text-transform="none" style:text-position="0% 100%" style:text-underline-style="none" fo:font-weight="normal"/>
    </style:style>
    <style:style style:name="T93" style:family="text">
      <style:text-properties fo:font-variant="normal" fo:text-transform="none" style:text-position="0% 100%" style:text-underline-style="none" fo:font-weight="normal" style:font-name-complex="Times New Roman"/>
    </style:style>
    <style:style style:name="T94" style:family="text">
      <style:text-properties fo:font-variant="normal" fo:text-transform="none" style:text-position="0% 100%" fo:font-style="italic" style:text-underline-style="none" fo:font-weight="normal" style:font-style-asian="italic" style:font-style-complex="italic"/>
    </style:style>
    <style:style style:name="T95" style:family="text">
      <style:text-properties fo:font-variant="normal" fo:text-transform="none" style:text-position="0% 100%" fo:font-style="italic" style:text-underline-style="none" fo:font-weight="normal" style:font-style-asian="italic" style:font-name-complex="Times New Roman" style:font-style-complex="italic"/>
    </style:style>
    <style:style style:name="T96" style:family="text">
      <style:text-properties fo:font-variant="normal" fo:text-transform="none" fo:color="#00000a" style:text-position="0% 100%" fo:language="en" fo:country="US" fo:font-style="italic" style:text-underline-style="none" fo:font-weight="normal" style:font-style-asian="italic" style:font-name-complex="Times New Roman" style:font-style-complex="italic"/>
    </style:style>
    <style:style style:name="T97" style:family="text">
      <style:text-properties fo:font-variant="normal" fo:text-transform="none" fo:color="#00000a" style:text-position="0% 100%" fo:language="en" fo:country="US" style:text-underline-style="none" fo:font-weight="normal" style:font-name-complex="Times New Roman"/>
    </style:style>
    <style:style style:name="T98" style:family="text">
      <style:text-properties fo:font-variant="normal" fo:text-transform="none" fo:color="#222222" style:font-name="Times New Roman" fo:font-size="12pt" fo:letter-spacing="normal" fo:language="en" fo:country="US" fo:font-style="normal" fo:font-weight="normal" style:font-name-asian="Lato-Regular" style:font-size-asian="12pt" style:font-name-complex="Times New Roman" style:font-size-complex="12pt"/>
    </style:style>
    <style:style style:name="T99" style:family="text">
      <style:text-properties fo:font-variant="normal" fo:text-transform="none" fo:color="#222222" style:font-name="Times New Roman" fo:font-size="12pt" fo:letter-spacing="normal" fo:language="en" fo:country="US" fo:font-style="normal" fo:font-weight="normal" style:font-name-asian="Lato-Regular" style:font-size-asian="12pt" style:font-name-complex="Lato-Regular" style:font-size-complex="12pt"/>
    </style:style>
    <style:style style:name="T100" style:family="text">
      <style:text-properties fo:font-variant="normal" fo:text-transform="none" fo:color="#222222" style:text-position="0% 100%" style:font-name="Times New Roman" fo:font-size="12pt" fo:letter-spacing="normal" fo:language="en" fo:country="US" fo:font-style="italic" style:text-underline-style="none" fo:font-weight="normal" style:font-name-asian="Lato-Regular" style:font-size-asian="12pt" style:font-style-asian="italic" style:font-name-complex="Lato-Regular" style:font-size-complex="12pt" style:font-style-complex="italic"/>
    </style:style>
    <style:style style:name="T101" style:family="text">
      <style:text-properties fo:font-variant="normal" fo:text-transform="none" fo:color="#222222" style:text-position="0% 100%" style:font-name="Times New Roman" fo:font-size="12pt" fo:letter-spacing="normal" fo:language="en" fo:country="US" fo:font-style="italic" style:text-underline-style="none" fo:font-weight="normal" style:font-name-asian="Lato-Regular" style:font-size-asian="12pt" style:font-style-asian="italic" style:font-name-complex="Times New Roman" style:font-size-complex="12pt" style:font-style-complex="italic"/>
    </style:style>
    <style:style style:name="T102" style:family="text">
      <style:text-properties fo:font-variant="normal" fo:text-transform="none" fo:color="#222222" style:text-position="0% 100%" style:font-name="Times New Roman" fo:font-size="12pt" fo:letter-spacing="normal" fo:language="en" fo:country="US" style:text-underline-style="none" fo:font-weight="normal" style:font-name-asian="Lato-Regular" style:font-size-asian="12pt" style:font-name-complex="Lato-Regular" style:font-size-complex="12pt"/>
    </style:style>
    <style:style style:name="T103" style:family="text">
      <style:text-properties fo:font-variant="normal" fo:text-transform="none" fo:color="#222222" style:text-position="0% 100%" style:font-name="Times New Roman" fo:font-size="12pt" fo:letter-spacing="normal" fo:language="en" fo:country="US" fo:font-style="normal" style:text-underline-style="none" fo:font-weight="normal" style:font-name-asian="Lato-Regular" style:font-size-asian="12pt" style:font-name-complex="Times New Roman" style:font-size-complex="12pt"/>
    </style:style>
    <style:style style:name="T104" style:family="text">
      <style:text-properties fo:font-variant="normal" fo:text-transform="none" fo:color="#222222" style:text-position="0% 100%" style:font-name="Times New Roman" fo:font-size="12pt" fo:letter-spacing="normal" fo:language="en" fo:country="US" fo:font-style="normal" style:text-underline-style="none" fo:font-weight="normal" style:font-name-asian="Lato-Regular" style:font-size-asian="12pt" style:font-name-complex="Lato-Regular" style:font-size-complex="12pt"/>
    </style:style>
    <style:style style:name="T105" style:family="text">
      <style:text-properties fo:font-variant="normal" fo:text-transform="none" fo:color="#212121" style:font-name="Times New Roman" fo:font-size="12pt" fo:letter-spacing="normal" fo:language="en" fo:country="US" fo:font-style="normal" fo:font-weight="normal" style:font-size-asian="12pt" style:font-style-asian="normal" style:font-name-complex="Times New Roman" style:font-size-complex="12pt" style:font-style-complex="normal"/>
    </style:style>
    <style:style style:name="T106" style:family="text">
      <style:text-properties fo:font-variant="normal" fo:text-transform="none" fo:color="#212121" style:text-position="0% 100%" style:font-name="Calibri" fo:font-size="10.5pt" fo:letter-spacing="normal" fo:language="en" fo:country="US" fo:font-style="normal" style:text-underline-style="none" fo:font-weight="normal" style:font-name-asian="AdvTT4e89fb21" style:font-size-asian="12pt" style:font-style-asian="normal" style:font-name-complex="Times New Roman" style:font-size-complex="12pt" style:font-style-complex="normal"/>
    </style:style>
    <style:style style:name="T107" style:family="text">
      <style:text-properties fo:font-variant="normal" fo:text-transform="none" fo:color="#212121" style:text-position="0% 100%" style:font-name="Calibri" fo:font-size="10.5pt" fo:letter-spacing="normal" fo:language="en" fo:country="US" fo:font-style="normal" style:text-underline-style="none" fo:font-weight="normal" fo:background-color="#ffff00" style:font-name-asian="AdvTT4e89fb21" style:font-size-asian="12pt" style:font-style-asian="normal" style:font-name-complex="Times New Roman" style:font-size-complex="12pt" style:font-style-complex="normal"/>
    </style:style>
    <style:style style:name="T108" style:family="text">
      <style:text-properties fo:font-variant="normal" fo:text-transform="none" fo:color="#212121" style:text-position="0% 100%" style:font-name="Times New Roman" fo:font-size="12pt" fo:letter-spacing="normal" fo:language="en" fo:country="US" fo:font-style="italic" style:text-underline-style="none" fo:font-weight="normal" style:font-size-asian="12pt" style:font-style-asian="italic" style:font-name-complex="Times New Roman" style:font-size-complex="12pt" style:font-style-complex="italic"/>
    </style:style>
    <style:style style:name="T109" style:family="text">
      <style:text-properties fo:font-variant="normal" fo:text-transform="none" fo:color="#212121" style:text-position="0% 100%" style:font-name="Times New Roman" fo:font-size="12pt" fo:letter-spacing="normal" fo:language="en" fo:country="US" style:text-underline-style="none" fo:font-weight="normal" style:font-size-asian="12pt" style:font-style-asian="normal" style:font-name-complex="Times New Roman" style:font-size-complex="12pt" style:font-style-complex="normal"/>
    </style:style>
    <style:style style:name="T110" style:family="text">
      <style:text-properties fo:font-variant="normal" fo:text-transform="none" fo:color="#212121" style:text-position="0% 100%" style:font-name="Times New Roman" fo:font-size="12pt" fo:letter-spacing="normal" fo:language="en" fo:country="US" fo:font-style="normal" style:text-underline-style="none" fo:font-weight="normal" style:font-size-asian="12pt" style:font-style-asian="normal" style:font-name-complex="Times New Roman" style:font-size-complex="12pt" style:font-style-complex="normal"/>
    </style:style>
    <style:style style:name="T111" style:family="text">
      <style:text-properties fo:font-style="normal" style:font-style-asian="normal" style:font-style-complex="normal"/>
    </style:style>
    <style:style style:name="T112" style:family="text">
      <style:text-properties fo:font-size="12pt" style:font-size-asian="12pt" style:font-name-complex="Times New Roman" style:font-size-complex="12pt"/>
    </style:style>
    <style:style style:name="T113" style:family="text">
      <style:text-properties style:font-name="AdvP49811" fo:font-size="12pt" style:font-name-asian="AdvP49811" style:font-size-asian="12pt" style:font-name-complex="Times New Roman" style:font-size-complex="12pt"/>
    </style:style>
    <style:style style:name="T114"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color="#000000"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style:use-window-font-color="true" style:text-outline="false" style:text-line-through-style="none" style:text-position="0% 100%" style:font-name="Segoe UI1"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style:font-name="Segoe UI1" fo:font-size="10pt" fo:language="es" fo:country="ES" style:language-asian="zh" style:country-asian="CN" style:language-complex="hi" style:country-complex="IN"/>
    </style:style>
    <style:style style:name="T118" style:family="text">
      <style:text-properties style:font-name="Segoe UI1" fo:font-size="10pt" fo:language="es" fo:country="ES" style:font-name-asian="Times New Roman" style:language-asian="zh" style:country-asian="CN" style:font-name-complex="SimSun2" style:language-complex="hi" style:country-complex="IN"/>
    </style:style>
    <style:style style:name="T119" style:family="text">
      <style:text-properties style:font-name="Segoe UI" fo:font-size="10pt" style:font-size-asian="10pt" style:font-name-complex="Segoe UI"/>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224530456" text:id="ct224530456">
          <text:insertion>
            <office:change-info>
              <dc:creator>Alicia Valdés Rapado</dc:creator>
              <dc:date>2018-11-16T11:26:00</dc:date>
            </office:change-info>
          </text:insertion>
        </text:changed-region>
        <text:changed-region xml:id="ct224530872" text:id="ct224530872">
          <text:insertion>
            <office:change-info>
              <dc:creator>Alicia Valdés Rapado</dc:creator>
              <dc:date>2018-11-16T11: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office:annotation office:name="__Annotation__5480_2090618343"><dc:creator>Alicia Valdés Rapado</dc:creator><dc:date>2018-11-08T15:00:34.66</dc:date><text:p text:style-name="P42"><text:span text:style-name="T114">Maybe we need a more original title. I'll think about it but let me know if you have suggestions!</text:span></text:p><text:p text:style-name="P42"><text:span text:style-name="T114">Maybe something about co- and counter-gradient patterns (see below)?</text:span></text:p></office:annotation>Climate/(Climatic variation) influences flowering time and natural selection in a perennial herb<office:annotation-end office:name="__Annotation__5480_2090618343"/></text:p>
      <text:p text:style-name="P4">INTRODUCTION</text:p>
      <text:p text:style-name="P7"><office:annotation office:name="__Annotation__6939_416374402"><dc:creator>Alicia Valdés Rapado</dc:creator><dc:date>2018-11-05T16:59:45.66</dc:date><text:p text:style-name="P42"><text:span text:style-name="T114">Better to talk about climate change than global warming, cause we also look at effects of precipitation</text:span></text:p></office:annotation><text:span text:style-name="T17">Climate change</text:span><office:annotation-end office:name="__Annotation__6939_416374402"/><text:span text:style-name="T17"> is rapidly changing the environmental conditions experienced by many organisms </text:span><text:reference-mark-start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17">(Diffenbaugh &amp; Field 2013; IPCC 2014</text:span>)<text:reference-mark-end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17"> Responses to altered climate often involve changes in phenology, i.e. in the seasonal timing of life cycle events of organisms </text:span><text:reference-mark-start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92">(Visser &amp; Both 2005; Cleland </text:span><text:span text:style-name="T94">et al.</text:span><text:span text:style-name="T92"> 2007; Charmantier &amp; Gienapp 2014</text:span>)<text:reference-mark-end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17"> In many seasonal environments, timing is crucial for survival, and phenological changes constitute the main way in which an organism can modify its interactions with the surrounding abiotic environment and with other species. Climatic variation can influence not only the expression of traits associated with timing in a given genotype (e.g. flowering time in plants, </text:span><text:reference-mark-start text:name="ZOTERO_ITEM CSL_CITATION {&quot;citationID&quot;:&quot;W1PY5OgF&quot;,&quot;properties&quot;:{&quot;formattedCitation&quot;:&quot;(Anderson {\\i{}et al.} 2012; CaraDonna {\\i{}et al.} 2014)&quot;,&quot;plainCitation&quot;:&quot;(Anderson et al. 2012; CaraDonna et al. 2014)&quot;,&quot;noteIndex&quot;:0},&quot;citationItems&quot;:[{&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XVaFDgIKHR"/><text:span text:style-name="T93">(Anderson </text:span><text:span text:style-name="T95">et al.</text:span><text:span text:style-name="T93"> 2012; CaraDonna </text:span><text:span text:style-name="T95">et al.</text:span><text:span text:style-name="T93"> 2014</text:span><text:span text:style-name="T17">)</text:span><text:reference-mark-end text:name="ZOTERO_ITEM CSL_CITATION {&quot;citationID&quot;:&quot;W1PY5OgF&quot;,&quot;properties&quot;:{&quot;formattedCitation&quot;:&quot;(Anderson {\\i{}et al.} 2012; CaraDonna {\\i{}et al.} 2014)&quot;,&quot;plainCitation&quot;:&quot;(Anderson et al. 2012; CaraDonna et al. 2014)&quot;,&quot;noteIndex&quot;:0},&quot;citationItems&quot;:[{&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XVaFDgIKHR"/><text:span text:style-name="T17"> or breeding time in birds, </text:span><text:reference-mark-start text:name="ZOTERO_ITEM CSL_CITATION {&quot;citationID&quot;:&quot;OvPWMFcT&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tWhLpy9abI"/><text:span text:style-name="T93">(Charmantier </text:span><text:span text:style-name="T95">et al.</text:span><text:span text:style-name="T93"> </text:span><text:span text:style-name="T17">2008)</text:span><text:reference-mark-end text:name="ZOTERO_ITEM CSL_CITATION {&quot;citationID&quot;:&quot;OvPWMFcT&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tWhLpy9abI"/><text:span text:style-name="T17">)</text:span>, <text:span text:style-name="T17">but also natural selection on these traits </text:span><text:reference-mark-start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92">(Visser </text:span><text:span text:style-name="T94">et al.</text:span><text:span text:style-name="T92"> 2015; Marrot </text:span><text:span text:style-name="T94">et al.</text:span><text:span text:style-name="T92"> 2018</text:span>)<text:reference-mark-end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17"> While short-term, plastic responses to climatic variation (e.g. earlier development as a consequence of increasing temperatures) are relatively well documented at the community, species and population level, we know much less about the causes of natural selection </text:span><text:reference-mark-start text:name="ZOTERO_ITEM CSL_CITATION {&quot;citationID&quot;:&quot;AXugQpWw&quot;,&quot;properties&quot;:{&quot;formattedCitation&quot;:&quot;(MacColl 2011)&quot;,&quot;plainCitation&quot;:&quot;(MacColl 2011)&quot;,&quot;noteIndex&quot;:0},&quot;citationItems&quot;:[{&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isgBstD7wk"/><text:span text:style-name="T17">(MacColl </text:span>2011)<text:reference-mark-end text:name="ZOTERO_ITEM CSL_CITATION {&quot;citationID&quot;:&quot;AXugQpWw&quot;,&quot;properties&quot;:{&quot;formattedCitation&quot;:&quot;(MacColl 2011)&quot;,&quot;plainCitation&quot;:&quot;(MacColl 2011)&quot;,&quot;noteIndex&quot;:0},&quot;citationItems&quot;:[{&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isgBstD7wk"/>,<text:span text:style-name="T17"> and specifically, about t</text:span><text:span text:style-name="T112">he e</text:span><text:span text:style-name="T113">nvironmental sensitivity of selection </text:span><text:reference-mark-start text:name="ZOTERO_ITEM CSL_CITATION {&quot;citationID&quot;:&quot;YzFz2Hdl&quot;,&quot;properties&quot;:{&quot;formattedCitation&quot;:&quot;(Chevin {\\i{}et al.} 2010)&quot;,&quot;plainCitation&quot;:&quot;(Chevin et al. 2010)&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d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schema&quot;:&quot;https://github.com/citation-style-language/schema/raw/master/csl-citation.json&quot;} RNDLj10DEj7Mb"/><text:span text:style-name="T90">(Chevin </text:span><text:span text:style-name="T91">et al.</text:span><text:span text:style-name="T90"> 2010)</text:span><text:reference-mark-end text:name="ZOTERO_ITEM CSL_CITATION {&quot;citationID&quot;:&quot;YzFz2Hdl&quot;,&quot;properties&quot;:{&quot;formattedCitation&quot;:&quot;(Chevin {\\i{}et al.} 2010)&quot;,&quot;plainCitation&quot;:&quot;(Chevin et al. 2010)&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d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schema&quot;:&quot;https://github.com/citation-style-language/schema/raw/master/csl-citation.json&quot;} RNDLj10DEj7Mb"/> <text:span text:style-name="T113">and the influence of</text:span><text:span text:style-name="T17"> climate on selection on timing </text:span><text:reference-mark-start text:name="ZOTERO_ITEM CSL_CITATION {&quot;citationID&quot;:&quot;76EWtGcG&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si92uZNQw"/><text:span text:style-name="T92">(Siepielski </text:span><text:span text:style-name="T94">et al.</text:span><text:span text:style-name="T92"> 2017)</text:span><text:reference-mark-end text:name="ZOTERO_ITEM CSL_CITATION {&quot;citationID&quot;:&quot;76EWtGcG&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si92uZNQw"/>,<text:span text:style-name="T112"> </text:span><office:annotation office:name="__Annotation__8373_4163744021"><dc:creator>Alicia Valdés Rapado</dc:creator><dc:date>2018-11-05T17:46:06.66</dc:date><text:p text:style-name="P42"><text:span text:style-name="T114">?</text:span></text:p></office:annotation><text:span text:style-name="T112">REF; reviewer + Soay sheep</text:span><office:annotation-end office:name="__Annotation__8373_4163744021"/><text:span text:style-name="T17">. </text:span></text:p>
      <text:p text:style-name="P10"><text:span text:style-name="Default_20_Paragraph_20_Font"><text:span text:style-name="T2"><text:tab/>Phenological t</text:span></text:span><text:span text:style-name="T1">raits</text:span><text:span text:style-name="Default_20_Paragraph_20_Font"><text:span text:style-name="T2"> can be characterized as </text:span></text:span><office:annotation office:name="__Annotation__3744_298767873"><dc:creator>Alicia Valdés Rapado</dc:creator><dc:date>2018-11-09T10:17:31.68</dc:date><text:p text:style-name="P42"><text:span text:style-name="T114">I think that basing this part on reaction norms is nice, however we do not really work with reaction norms here, so I wonder if it is still ok to write it like this in the introduction?</text:span></text:p></office:annotation><text:span text:style-name="Default_20_Paragraph_20_Font"><text:span text:style-name="T2">reaction norms</text:span></text:span><office:annotation-end office:name="__Annotation__3744_298767873"/><text:span text:style-name="Default_20_Paragraph_20_Font"><text:span text:style-name="T2"> </text:span></text:span><text:reference-mark-start text:name="ZOTERO_ITEM CSL_CITATION {&quot;citationID&quot;:&quot;7f4GrK8l&quot;,&quot;properties&quot;:{&quot;formattedCitation&quot;:&quot;(Via {\\i{}et al.} 1995)&quot;,&quot;plainCitation&quot;:&quot;(Via et al. 1995)&quot;,&quot;noteIndex&quot;:0},&quot;citationItems&quot;:[{&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KmaiHn2zLb"/><text:span text:style-name="T77">(Via </text:span><text:span text:style-name="T74">et al.</text:span><text:span text:style-name="T77"> 1995</text:span><text:span text:style-name="T1">)</text:span><text:reference-mark-end text:name="ZOTERO_ITEM CSL_CITATION {&quot;citationID&quot;:&quot;7f4GrK8l&quot;,&quot;properties&quot;:{&quot;formattedCitation&quot;:&quot;(Via {\\i{}et al.} 1995)&quot;,&quot;plainCitation&quot;:&quot;(Via et al. 1995)&quot;,&quot;noteIndex&quot;:0},&quot;citationItems&quot;:[{&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KmaiHn2zLb"/><text:span text:style-name="T1">,</text:span><text:span text:style-name="Default_20_Paragraph_20_Font"><text:span text:style-name="T2"> i.e. functions describing the change in phenotypic expression across an environmental gradient defined by factors such as temperature, timing of snowmelt or </text:span></text:span><text:span text:style-name="Default_20_Paragraph_20_Font"><text:span text:style-name="T15">precipitation</text:span></text:span><text:span text:style-name="Default_20_Paragraph_20_Font"><text:span text:style-name="T2">. Phenological reaction norms are characterized by their slope, i.e. the sensitivity of phenology to the environmental factor, and their elevation, i.e. their mean phenology over the distribution of the environmental factor. For most organisms in temperate seasonal environments, slopes of reaction norms to climatic factors correspond to an earlier phenology in response to higher temperatures </text:span></text:span><text:reference-mark-start text:name="ZOTERO_ITEM CSL_CITATION {&quot;citationID&quot;:&quot;8lh5qpDY&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DjVABRkQCU"/><text:span text:style-name="Default_20_Paragraph_20_Font"><text:span text:style-name="T78">(Charmantier </text:span></text:span><text:span text:style-name="Default_20_Paragraph_20_Font"><text:span text:style-name="T75">et al.</text:span></text:span><text:span text:style-name="Default_20_Paragraph_20_Font"><text:span text:style-name="T78"> 2008)</text:span></text:span><text:reference-mark-end text:name="ZOTERO_ITEM CSL_CITATION {&quot;citationID&quot;:&quot;8lh5qpDY&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DjVABRkQCU"/><text:span text:style-name="Default_20_Paragraph_20_Font"><text:span text:style-name="T2"> and earlier dates of snowmelt </text:span></text:span><text:reference-mark-start text:name="ZOTERO_ITEM CSL_CITATION {&quot;citationID&quot;:&quot;uyfvsVdT&quot;,&quot;properties&quot;:{&quot;formattedCitation&quot;:&quot;(Wadgymar {\\i{}et al.} 2018)&quot;,&quot;plainCitation&quot;:&quot;(Wadgymar et al. 2018)&quot;,&quot;noteIndex&quot;:0},&quot;citationItems&quot;:[{&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Shr7G34IW4"/><text:span text:style-name="T77">(Wadgymar </text:span><text:span text:style-name="T74">et al.</text:span><text:span text:style-name="T77"> 2018</text:span><text:span text:style-name="T1">)</text:span><text:reference-mark-end text:name="ZOTERO_ITEM CSL_CITATION {&quot;citationID&quot;:&quot;uyfvsVdT&quot;,&quot;properties&quot;:{&quot;formattedCitation&quot;:&quot;(Wadgymar {\\i{}et al.} 2018)&quot;,&quot;plainCitation&quot;:&quot;(Wadgymar et al. 2018)&quot;,&quot;noteIndex&quot;:0},&quot;citationItems&quot;:[{&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Shr7G34IW4"/><text:span text:style-name="T1">.</text:span><text:span text:style-name="Default_20_Paragraph_20_Font"><text:span text:style-name="T2"> Responses to variation in precipitation are less obvious, both because we have less understanding of how variation in precipitation affects fitness </text:span></text:span><text:reference-mark-start text:name="ZOTERO_ITEM CSL_CITATION {&quot;citationID&quot;:&quot;hy7KRjCy&quot;,&quot;properties&quot;:{&quot;formattedCitation&quot;:&quot;(Bonebrake &amp; Mastrandrea 2010)&quot;,&quot;plainCitation&quot;:&quot;(Bonebrake &amp; Mastrandrea 2010)&quot;,&quot;noteIndex&quot;:0},&quot;citationItems&quot;:[{&quot;id&quot;:8020,&quot;uris&quot;:[&quot;http://zotero.org/users/624279/items/ARFJXD8E&quot;],&quot;uri&quot;:[&quot;http://zotero.org/users/624279/items/ARFJXD8E&quot;],&quot;itemData&quot;:{&quot;id&quot;:8020,&quot;type&quot;:&quot;article-journal&quot;,&quot;title&quot;:&quot;Tolerance adaptation and precipitation changes complicate latitudinal patterns of climate change impacts&quot;,&quot;container-title&quot;:&quot;Proceedings of the National Academy of Sciences&quot;,&quot;page&quot;:&quot;12581-12586&quot;,&quot;volume&quot;:&quot;107&quot;,&quot;issue&quot;:&quot;28&quot;,&quot;source&quot;:&quot;www.pnas.org.ezp.sub.su.se&quot;,&quot;abstract&quot;:&quot;Global patterns of biodiversity and comparisons between tropical and temperate ecosystems have pervaded ecology from its inception. However, the urgency in understanding these global patterns has been accentuated by the threat of rapid climate change. We apply an adaptive model of environmental tolerance evolution to global climate data and climate change model projections to examine the relative impacts of climate change on different regions of the globe. Our results project more adverse impacts of warming on tropical populations due to environmental tolerance adaptation to conditions of low interannual variability in temperature. When applied to present variability and future forecasts of precipitation data, the tolerance adaptation model found large reductions in fitness predicted for populations in high-latitude northern hemisphere regions, although some tropical regions had comparable reductions in fitness. We formulated an evolutionary regional climate change index (ERCCI) to additionally incorporate the predicted changes in the interannual variability of temperature and precipitation. Based on this index, we suggest that the magnitude of climate change impacts could be much more heterogeneous across latitude than previously thought. Specifically, tropical regions are likely to be just as affected as temperate regions and, in some regions under some circumstances, possibly more so.&quot;,&quot;DOI&quot;:&quot;10.1073/pnas.0911841107&quot;,&quot;ISSN&quot;:&quot;0027-8424, 1091-6490&quot;,&quot;note&quot;:&quot;PMID: 20616038&quot;,&quot;journalAbbreviation&quot;:&quot;PNAS&quot;,&quot;language&quot;:&quot;en&quot;,&quot;author&quot;:[{&quot;family&quot;:&quot;Bonebrake&quot;,&quot;given&quot;:&quot;Timothy C.&quot;},{&quot;family&quot;:&quot;Mastrandrea&quot;,&quot;given&quot;:&quot;Michael D.&quot;}],&quot;issued&quot;:{&quot;date-parts&quot;:[[&quot;2010&quot;,7,13]]}}}],&quot;schema&quot;:&quot;https://github.com/citation-style-language/schema/raw/master/csl-citation.json&quot;} RNDDnoioFbD6c"/><text:span text:style-name="Default_20_Paragraph_20_Font"><text:span text:style-name="T2">(Bonebrake &amp; Mastrandrea 2010)</text:span></text:span><text:reference-mark-end text:name="ZOTERO_ITEM CSL_CITATION {&quot;citationID&quot;:&quot;hy7KRjCy&quot;,&quot;properties&quot;:{&quot;formattedCitation&quot;:&quot;(Bonebrake &amp; Mastrandrea 2010)&quot;,&quot;plainCitation&quot;:&quot;(Bonebrake &amp; Mastrandrea 2010)&quot;,&quot;noteIndex&quot;:0},&quot;citationItems&quot;:[{&quot;id&quot;:8020,&quot;uris&quot;:[&quot;http://zotero.org/users/624279/items/ARFJXD8E&quot;],&quot;uri&quot;:[&quot;http://zotero.org/users/624279/items/ARFJXD8E&quot;],&quot;itemData&quot;:{&quot;id&quot;:8020,&quot;type&quot;:&quot;article-journal&quot;,&quot;title&quot;:&quot;Tolerance adaptation and precipitation changes complicate latitudinal patterns of climate change impacts&quot;,&quot;container-title&quot;:&quot;Proceedings of the National Academy of Sciences&quot;,&quot;page&quot;:&quot;12581-12586&quot;,&quot;volume&quot;:&quot;107&quot;,&quot;issue&quot;:&quot;28&quot;,&quot;source&quot;:&quot;www.pnas.org.ezp.sub.su.se&quot;,&quot;abstract&quot;:&quot;Global patterns of biodiversity and comparisons between tropical and temperate ecosystems have pervaded ecology from its inception. However, the urgency in understanding these global patterns has been accentuated by the threat of rapid climate change. We apply an adaptive model of environmental tolerance evolution to global climate data and climate change model projections to examine the relative impacts of climate change on different regions of the globe. Our results project more adverse impacts of warming on tropical populations due to environmental tolerance adaptation to conditions of low interannual variability in temperature. When applied to present variability and future forecasts of precipitation data, the tolerance adaptation model found large reductions in fitness predicted for populations in high-latitude northern hemisphere regions, although some tropical regions had comparable reductions in fitness. We formulated an evolutionary regional climate change index (ERCCI) to additionally incorporate the predicted changes in the interannual variability of temperature and precipitation. Based on this index, we suggest that the magnitude of climate change impacts could be much more heterogeneous across latitude than previously thought. Specifically, tropical regions are likely to be just as affected as temperate regions and, in some regions under some circumstances, possibly more so.&quot;,&quot;DOI&quot;:&quot;10.1073/pnas.0911841107&quot;,&quot;ISSN&quot;:&quot;0027-8424, 1091-6490&quot;,&quot;note&quot;:&quot;PMID: 20616038&quot;,&quot;journalAbbreviation&quot;:&quot;PNAS&quot;,&quot;language&quot;:&quot;en&quot;,&quot;author&quot;:[{&quot;family&quot;:&quot;Bonebrake&quot;,&quot;given&quot;:&quot;Timothy C.&quot;},{&quot;family&quot;:&quot;Mastrandrea&quot;,&quot;given&quot;:&quot;Michael D.&quot;}],&quot;issued&quot;:{&quot;date-parts&quot;:[[&quot;2010&quot;,7,13]]}}}],&quot;schema&quot;:&quot;https://github.com/citation-style-language/schema/raw/master/csl-citation.json&quot;} RNDDnoioFbD6c"/><text:span text:style-name="Default_20_Paragraph_20_Font"><text:span text:style-name="T2">, and because the projections for changes in precipitation are less </text:span></text:span><text:soft-page-break/><text:span text:style-name="Default_20_Paragraph_20_Font"><text:span text:style-name="T2">certain </text:span></text:span><text:reference-mark-start text:name="ZOTERO_ITEM CSL_CITATION {&quot;citationID&quot;:&quot;O6tbzc2l&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XQ8IRuf36g"/><text:span text:style-name="Default_20_Paragraph_20_Font"><text:span text:style-name="T2">(IPCC 2014)</text:span></text:span><text:reference-mark-end text:name="ZOTERO_ITEM CSL_CITATION {&quot;citationID&quot;:&quot;O6tbzc2l&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XQ8IRuf36g"/><text:span text:style-name="Default_20_Paragraph_20_Font"><text:span text:style-name="T2">. <text:s/>It is also much less clear if and how climatic variation influences natural selection on phenology, although it has been argued that, given variation among individuals in trait values and fitness, global warming is expected to influence selection on timing because of documented phenotypic mismatches between adaptive optima and phenotypic means following warmin</text:span></text:span><text:span text:style-name="Default_20_Paragraph_20_Font"><text:span text:style-name="T44">g trends </text:span></text:span><text:reference-mark-start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Default_20_Paragraph_20_Font"><text:span text:style-name="T81">(Gienapp </text:span></text:span><text:span text:style-name="Default_20_Paragraph_20_Font"><text:span text:style-name="T83">et al.</text:span></text:span><text:span text:style-name="Default_20_Paragraph_20_Font"><text:span text:style-name="T81"> 2008; Marrot </text:span></text:span><text:span text:style-name="Default_20_Paragraph_20_Font"><text:span text:style-name="T83">et al.</text:span></text:span><text:span text:style-name="Default_20_Paragraph_20_Font"><text:span text:style-name="T81"> 2018</text:span></text:span><text:span text:style-name="Default_20_Paragraph_20_Font"><text:span text:style-name="T44">)</text:span></text:span><text:reference-mark-end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T58">. </text:span><text:span text:style-name="Default_20_Paragraph_20_Font"><text:span text:style-name="T99">Changes in precipitation, although less studied, may also affect selection on traits associated with timing </text:span></text:span><text:reference-mark-start text:name="ZOTERO_ITEM CSL_CITATION {&quot;citationID&quot;:&quot;AQt36wde&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dlFPLoxLG"/><text:span text:style-name="Default_20_Paragraph_20_Font"><text:span text:style-name="T104">(Siepielski </text:span></text:span><text:span text:style-name="Default_20_Paragraph_20_Font"><text:span text:style-name="T100">et al.</text:span></text:span><text:span text:style-name="Default_20_Paragraph_20_Font"><text:span text:style-name="T104"> 2017)</text:span></text:span><text:reference-mark-end text:name="ZOTERO_ITEM CSL_CITATION {&quot;citationID&quot;:&quot;AQt36wde&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dlFPLoxLG"/><text:span text:style-name="Default_20_Paragraph_20_Font"><text:span text:style-name="T98">. For example, the effect of annual variation in precipitation on flowering synchrony might lead to variable selection on flowering time </text:span></text:span><text:reference-mark-start text:name="ZOTERO_ITEM CSL_CITATION {&quot;citationID&quot;:&quot;U2OjnOEW&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oqfvMSfYmw"/><text:span text:style-name="Default_20_Paragraph_20_Font"><text:span text:style-name="T103">(Domínguez &amp; Dirzo 1995)</text:span></text:span><text:reference-mark-end text:name="ZOTERO_ITEM CSL_CITATION {&quot;citationID&quot;:&quot;U2OjnOEW&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oqfvMSfYmw"/><text:span text:style-name="Default_20_Paragraph_20_Font"><text:span text:style-name="T98">, and the abbreviated growing seasons imposed by an extended drought might select for early flowering </text:span></text:span><text:reference-mark-start text:name="ZOTERO_ITEM CSL_CITATION {&quot;citationID&quot;:&quot;HefpB4dW&quot;,&quot;properties&quot;:{&quot;formattedCitation&quot;:&quot;(Franks {\\i{}et al.} 2007)&quot;,&quot;plainCitation&quot;:&quot;(Franks et al. 2007)&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schema&quot;:&quot;https://github.com/citation-style-language/schema/raw/master/csl-citation.json&quot;} RNDccW1HzYQ48"/><text:span text:style-name="Default_20_Paragraph_20_Font"><text:span text:style-name="T103">(Franks </text:span></text:span><text:span text:style-name="Default_20_Paragraph_20_Font"><text:span text:style-name="T101">et al.</text:span></text:span><text:span text:style-name="Default_20_Paragraph_20_Font"><text:span text:style-name="T103"> 2007)</text:span></text:span><text:reference-mark-end text:name="ZOTERO_ITEM CSL_CITATION {&quot;citationID&quot;:&quot;HefpB4dW&quot;,&quot;properties&quot;:{&quot;formattedCitation&quot;:&quot;(Franks {\\i{}et al.} 2007)&quot;,&quot;plainCitation&quot;:&quot;(Franks et al. 2007)&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schema&quot;:&quot;https://github.com/citation-style-language/schema/raw/master/csl-citation.json&quot;} RNDccW1HzYQ48"/><text:span text:style-name="Default_20_Paragraph_20_Font"><text:span text:style-name="T98">.</text:span></text:span><text:span text:style-name="Default_20_Paragraph_20_Font"><text:span text:style-name="T99"> Selection on timing might change the phenological reaction norm in the same or in opposite direction as the effect of climatic factors on phenology, leading, respectively, to co-gradient or counter-gradient responses </text:span></text:span><text:reference-mark-start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Default_20_Paragraph_20_Font"><text:span text:style-name="T102">(Conover &amp; Schultz 1995; Conover </text:span></text:span><text:span text:style-name="Default_20_Paragraph_20_Font"><text:span text:style-name="T100">et al.</text:span></text:span><text:span text:style-name="Default_20_Paragraph_20_Font"><text:span text:style-name="T102"> 2009)</text:span></text:span><text:reference-mark-end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Default_20_Paragraph_20_Font"><text:span text:style-name="T99">. For example, i</text:span></text:span><text:span text:style-name="Default_20_Paragraph_20_Font"><text:span text:style-name="T98">f higher temperatures favor a stronger response of phenology to temperature, </text:span></text:span><office:annotation office:name="__Annotation__3752_17759345571"><dc:creator>Alicia Valdés Rapado</dc:creator><dc:date>2018-10-31T17:43:22.68</dc:date><text:p text:style-name="P42"><text:span text:style-name="T114">This is what we found with temp April (higher temp = earlier flowering &amp; stronger selection for early flowering)</text:span></text:p></office:annotation><text:span text:style-name="Default_20_Paragraph_20_Font"><text:span text:style-name="T98">we would expect selection for earlier phenology to be stronger at higher temperatures (i.e. selecting for a co-gradient response)</text:span></text:span><office:annotation-end office:name="__Annotation__3752_17759345571"/><text:span text:style-name="Default_20_Paragraph_20_Font"><text:span text:style-name="T98">. </text:span></text:span><office:annotation office:name="__Annotation__5481_2090618343"><dc:creator>Alicia Valdés Rapado</dc:creator><dc:date>2018-11-08T15:03:47.68</dc:date><text:p text:style-name="P42"><text:span text:style-name="T114">… </text:span><text:span text:style-name="T114">and this with precipitation march (higher precip = earlier flowering &amp; stronger selection for LATE flowering)</text:span></text:p></office:annotation><text:span text:style-name="Default_20_Paragraph_20_Font"><text:span text:style-name="T98">On the other hand, if higher temperatures favor a weaker response, we would expect selection for earlier phenology to be weaker at higher temperatures (i.e. selecting for a counter-gradient response). </text:span></text:span><office:annotation-end office:name="__Annotation__5481_2090618343"/><text:span text:style-name="Default_20_Paragraph_20_Font"><text:span text:style-name="T98">Lastly, if the benefits of different responses are independent of temperature, then we would expect no relationship between temperature and natural selection on phenology.</text:span></text:span></text:p>
      <text:p text:style-name="P10"><text:span text:style-name="T2"><text:tab/>In order to explore the effects of climatic variation on both the expression of traits associated with timing and natural selection on these traits, we should simultaneously assess the relationships between climate and phenotypic trait expression (i.e. phenotypic plasticity), and between climate and the covariance between traits and fitness (i.e. phenotypic selection). For this, we need not only temporally replicated estimates of phenological trait values and potential climatic drivers, but also estimates of phenotypic selecti</text:span><text:span text:style-name="T44">on. Even though the </text:span><text:span text:style-name="T56">strength of selection has been reported to vary considerably from year to year </text:span><text:reference-mark-start text:name="ZOTERO_ITEM CSL_CITATION {&quot;citationID&quot;:&quot;LfMwkNUX&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JRtggneTM"/><text:span text:style-name="T77">(Siepielski </text:span><text:span text:style-name="T74">et al.</text:span><text:span text:style-name="T77"> 2009</text:span><text:span text:style-name="T1">)</text:span><text:reference-mark-end text:name="ZOTERO_ITEM CSL_CITATION {&quot;citationID&quot;:&quot;LfMwkNUX&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JRtggneTM"/><text:span text:style-name="T1">,</text:span><text:span text:style-name="T56"> </text:span><text:span text:style-name="T57">our understanding of the causes of selection is clearly lagging behind our ability to detect selection, and this prevents us to predict how </text:span><text:soft-page-break/><text:span text:style-name="T57">phenotypic selection will shift in response to climate change. Although a few studies have identified climatic factors as important drivers of variation in selection on phenological traits in animals </text:span><office:annotation office:name="__Annotation__10186_2090618343"><dc:creator>Alicia Valdés Rapado</dc:creator><dc:date>2018-11-08T17:18:25.68</dc:date><text:p text:style-name="P42"><text:span text:style-name="T114">I found those that specifcally studied the response of phenological traits to climate, are you aware of any others?</text:span></text:p></office:annotation><text:reference-mark-start text:name="ZOTERO_ITEM CSL_CITATION {&quot;citationID&quot;:&quot;2r0VYARf&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FqTLf4lDp"/><text:span text:style-name="T80">(Réale </text:span><text:span text:style-name="T82">et al.</text:span><text:span text:style-name="T80"> 2003; Visser </text:span><text:span text:style-name="T82">et al.</text:span><text:span text:style-name="T80"> 2015; Marrot </text:span><text:span text:style-name="T82">et al.</text:span><text:span text:style-name="T80"> 2018)</text:span><office:annotation-end office:name="__Annotation__10186_2090618343"/><text:reference-mark-end text:name="ZOTERO_ITEM CSL_CITATION {&quot;citationID&quot;:&quot;2r0VYARf&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FqTLf4lDp"/><text:span text:style-name="T57">, there are </text:span><office:annotation office:name="__Annotation__10187_2090618343"><dc:creator>Alicia Valdés Rapado</dc:creator><dc:date>2018-11-08T17:18:52.68</dc:date><text:p text:style-name="P42"><text:span text:style-name="T114">Do you know of any study on plants?</text:span></text:p></office:annotation><text:span text:style-name="T57">no long-term assessments of the response of selection on plant phenology to climatic variation</text:span><office:annotation-end office:name="__Annotation__10187_2090618343"/><text:span text:style-name="T57"> (but see </text:span><text:reference-mark-start text:name="ZOTERO_ITEM CSL_CITATION {&quot;citationID&quot;:&quot;er5cX95I&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WxskxVSGZ7"/><text:span text:style-name="T85">(Domínguez &amp; Dirzo 1995) </text:span><text:reference-mark-end text:name="ZOTERO_ITEM CSL_CITATION {&quot;citationID&quot;:&quot;er5cX95I&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WxskxVSGZ7"/><text:span text:style-name="T57">for a study comparing selection presssures between 2 years). </text:span><text:span text:style-name="Default_20_Paragraph_20_Font"><text:span text:style-name="T56">In this study, we use a long-term (22 years) data set for a population of the perennial herb </text:span></text:span><text:span text:style-name="Default_20_Paragraph_20_Font"><text:span text:style-name="T48">Lathyrus vernus</text:span></text:span><text:span text:style-name="Default_20_Paragraph_20_Font"><text:span text:style-name="T56"> to explore how trait expression and phenotypic selection on flowering time vary among years in relation to climatic variation. Because the study species is long-lived and the turnover of individuals within the study population is very low, changes in flowering phenology can be assumed to be mainly the result of phenotypic plasticity. Previous work with this species </text:span></text:span><text:reference-mark-start text:name="ZOTERO_ITEM CSL_CITATION {&quot;citationID&quot;:&quot;ryzCUTHi&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c2f8JZY08B"/><text:span text:style-name="Default_20_Paragraph_20_Font"><text:span text:style-name="T86">(Ehrlén &amp; Münzbergová 2009)</text:span></text:span><text:reference-mark-end text:name="ZOTERO_ITEM CSL_CITATION {&quot;citationID&quot;:&quot;ryzCUTHi&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c2f8JZY08B"/><text:span text:style-name="Default_20_Paragraph_20_Font"><text:span text:style-name="T56"> </text:span></text:span><text:span text:style-name="Default_20_Paragraph_20_Font"><text:span text:style-name="T34">shows that flowering time strongly influences plant fitness, and that selection on flowering time varies largely among years. </text:span></text:span><text:span text:style-name="Default_20_Paragraph_20_Font"><text:span text:style-name="T56">We recorded flowering times and fitness of all flowering individuals in each of 22 years and estimated selection gradients for flowering phenology. We addressed the following questions: (1) Do flowering time </text:span></text:span><office:annotation office:name="__Annotation__11475_167907978"><dc:creator>Alicia Valdés Rapado</dc:creator><dc:date>2018-10-16T17:11:43.68</dc:date><text:p text:style-name="P42"><text:span text:style-name="T114">I think we need to mention it as well</text:span></text:p></office:annotation><text:span text:style-name="Default_20_Paragraph_20_Font"><text:span text:style-name="T56">and fitness</text:span></text:span><office:annotation-end office:name="__Annotation__11475_167907978"/><text:span text:style-name="Default_20_Paragraph_20_Font"><text:span text:style-name="T56"> vary among years in response to climatic conditions during spring?, (2) Does the direction and strength of phenotypic selection on flowering time vary among years?, and (3) Is variation in phenotypic selection among years related to climatic conditions during spring?</text:span></text:span></text:p>
      <text:p text:style-name="P4">MATERIALS AND METHODS</text:p>
      <text:p text:style-name="P6">Study system</text:p>
      <text:p text:style-name="P10"><text:span text:style-name="Default_20_Paragraph_20_Font"><text:span text:style-name="T2">The study was carried out in a population of </text:span></text:span><text:span text:style-name="Default_20_Paragraph_20_Font"><text:span text:style-name="T4">Lathyrus vernus</text:span></text:span><text:span text:style-name="Default_20_Paragraph_20_Font"><text:span text:style-name="T2"> located in a deciduous forest in Tullgarn nature reserve, SE Sweden (58.951289 N, <text:s/>17.609774 E), from 1987 to 2017. </text:span></text:span><text:span text:style-name="Default_20_Paragraph_20_Font"><text:span text:style-name="T4">Lathyrus vernus</text:span></text:span><text:span text:style-name="Default_20_Paragraph_20_Font"><text:span text:style-name="T2"> is a long-lived forest herb. The average conditional life span of flowering individuals has been estimated to 44.1 years </text:span></text:span><text:reference-mark-start text:name="ZOTERO_ITEM CSL_CITATION {&quot;citationID&quot;:&quot;GPURMhJJ&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aFK01LyBil"/><text:span text:style-name="Default_20_Paragraph_20_Font"><text:span text:style-name="T73">(Ehrlén &amp; Lehtilä 2002)</text:span></text:span><text:reference-mark-end text:name="ZOTERO_ITEM CSL_CITATION {&quot;citationID&quot;:&quot;GPURMhJJ&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aFK01LyBil"/><text:span text:style-name="Default_20_Paragraph_20_Font"><text:span text:style-name="T2"> and the age at which individuals start to reproduce in this population is more than 10 years (</text:span></text:span><office:annotation office:name="__Annotation__3818_692564698"><dc:creator>Alicia Valdés Rapado</dc:creator><dc:date>2018-10-23T16:32:21.70</dc:date><text:p text:style-name="P42"><text:span text:style-name="T114">?</text:span></text:p></office:annotation><text:span text:style-name="Default_20_Paragraph_20_Font"><text:span text:style-name="T2">REF</text:span></text:span><office:annotation-end office:name="__Annotation__3818_692564698"/><text:span text:style-name="Default_20_Paragraph_20_Font"><text:span text:style-name="T2">). </text:span></text:span><text:span text:style-name="Default_20_Paragraph_20_Font"><text:span text:style-name="T4">Lathyrus vernus</text:span></text:span><text:span text:style-name="Default_20_Paragraph_20_Font"><text:span text:style-name="T2"> flowers early in the season, before the canopy of deciduous trees develops. Flowering phenology is closely correlated with vegetative phenology </text:span></text:span><text:reference-mark-start text:name="ZOTERO_ITEM CSL_CITATION {&quot;citationID&quot;:&quot;auztPysR&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vSR3AycpfF"/><text:span text:style-name="T72">(Sola &amp; Ehrlén 2007)</text:span><text:reference-mark-end text:name="ZOTERO_ITEM CSL_CITATION {&quot;citationID&quot;:&quot;auztPysR&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vSR3AycpfF"/><text:span text:style-name="T1">,</text:span><text:span text:style-name="Default_20_Paragraph_20_Font"><text:span text:style-name="T2"> and the shoots emerge from a subterranean </text:span></text:span><text:soft-page-break/><text:span text:style-name="Default_20_Paragraph_20_Font"><text:span text:style-name="T2">rhizome a few weeks before flowering. Flowering is acropetally sequential, starting with the basal flower in the basal raceme. The start of flowering does not predict flower number, as the number of flowers in one year is determined in the previous summer when flower buds differentiate </text:span></text:span><text:reference-mark-start text:name="ZOTERO_ITEM CSL_CITATION {&quot;citationID&quot;:&quot;MAJQlvpj&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zXKIz858Mc"/><text:span text:style-name="Default_20_Paragraph_20_Font"><text:span text:style-name="T73">(Ehrlén &amp; Van Groenendael 2001)</text:span></text:span><text:reference-mark-end text:name="ZOTERO_ITEM CSL_CITATION {&quot;citationID&quot;:&quot;MAJQlvpj&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zXKIz858Mc"/><text:span text:style-name="T1">. </text:span><text:span text:style-name="Default_20_Paragraph_20_Font"><text:span text:style-name="T2">Flower number is closely correlated with aboveground biomass and therefore strongly related to plant resource state and environmental conditions </text:span></text:span><text:reference-mark-start text:name="ZOTERO_ITEM CSL_CITATION {&quot;citationID&quot;:&quot;MnGV2Gw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rZoJVls0TN"/><text:span text:style-name="Default_20_Paragraph_20_Font"><text:span text:style-name="T73">(Sola &amp; Ehrlén 2007)</text:span></text:span><text:reference-mark-end text:name="ZOTERO_ITEM CSL_CITATION {&quot;citationID&quot;:&quot;MnGV2Gw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rZoJVls0TN"/><text:span text:style-name="Default_20_Paragraph_20_Font"><text:span text:style-name="T2">. Individuals do not flower in all years but frequently skip flowering. Flowering time has been shown to be correlated with differences in seed set and this pattern seems to be influenced by both resource and pollen availability </text:span></text:span><text:reference-mark-start text:name="ZOTERO_ITEM CSL_CITATION {&quot;citationID&quot;:&quot;I9bLqyTS&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NkdJds4mnr"/><text:span text:style-name="T72">(Ehrlén &amp; Münzbergová 2009)</text:span><text:reference-mark-end text:name="ZOTERO_ITEM CSL_CITATION {&quot;citationID&quot;:&quot;I9bLqyTS&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NkdJds4mnr"/><text:span text:style-name="T1">.</text:span><text:span text:style-name="Default_20_Paragraph_20_Font"><text:span text:style-name="T2"> Flowering time is also associated with differences in antagonistic interactions with pre-dispersal seed predators and ungulate herbivores </text:span></text:span><text:reference-mark-start text:name="ZOTERO_ITEM CSL_CITATION {&quot;citationID&quot;:&quot;wPXFQx58&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KDfBLYTdF1"/><text:span text:style-name="T72">(Ehrlén &amp; Münzbergová 2009)</text:span><text:reference-mark-end text:name="ZOTERO_ITEM CSL_CITATION {&quot;citationID&quot;:&quot;wPXFQx58&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KDfBLYTdF1"/><text:span text:style-name="T1">. Previous evidence from a common garden study </text:span><office:annotation office:name="__Annotation__7733_692564698"><dc:creator>Alicia Valdés Rapado</dc:creator><dc:date>2018-10-23T17:18:50.70</dc:date><text:p text:style-name="P42"><text:span text:style-name="T114">Is this the paper you meant?</text:span></text:p></office:annotation><text:reference-mark-start text:name="ZOTERO_ITEM CSL_CITATION {&quot;citationID&quot;:&quot;xSJZwHgE&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pJXTqKYo8b"/><text:span text:style-name="T72">(Widén &amp; Schiemann 2003)</text:span><office:annotation-end office:name="__Annotation__7733_692564698"/><text:reference-mark-end text:name="ZOTERO_ITEM CSL_CITATION {&quot;citationID&quot;:&quot;xSJZwHgE&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pJXTqKYo8b"/><text:span text:style-name="T1"> indicates that there is </text:span><office:annotation office:name="__Annotation__7732_692564698"><dc:creator>Alicia Valdés Rapado</dc:creator><dc:date>2018-10-23T17:18:28.70</dc:date><text:p text:style-name="P42"><text:span text:style-name="T114">Add ref. Ms Elsa if published?</text:span></text:p></office:annotation><text:span text:style-name="T1">heritable variation in flowering time</text:span><office:annotation-end office:name="__Annotation__7732_692564698"/><text:span text:style-name="T1"> in </text:span><text:span text:style-name="T6">L. vernus</text:span><text:span text:style-name="T1">, although genetic variance expressed in nature might be low </text:span><text:reference-mark-start text:name="ZOTERO_ITEM CSL_CITATION {&quot;citationID&quot;:&quot;JMz5YzhL&quot;,&quot;properties&quot;:{&quot;formattedCitation&quot;:&quot;(Conner {\\i{}et al.} 2003)&quot;,&quot;plainCitation&quot;:&quot;(Conner et al. 2003)&quot;,&quot;noteIndex&quot;:0},&quot;citationItems&quot;:[{&quot;id&quot;:7842,&quot;uris&quot;:[&quot;http://zotero.org/users/624279/items/MQAZBYWI&quot;],&quot;uri&quot;:[&quot;http://zotero.org/users/624279/items/MQAZBYWI&quot;],&quot;itemData&quot;:{&quot;id&quot;:7842,&quot;type&quot;:&quot;article-journal&quot;,&quot;title&quot;:&quot;Expression of additive genetic variances and covariances for wild radish floral traits: comparison between field and greenhouse environments&quot;,&quot;container-title&quot;:&quot;Evolution&quot;,&quot;page&quot;:&quot;487-495&quot;,&quot;volume&quot;:&quot;57&quot;,&quot;issue&quot;:&quot;3&quot;,&quot;source&quot;:&quot;Wiley Online Library&quot;,&quot;abstract&quot;:&quot;Measurements of the genetic variation and covariation underlying quantitative traits are crucial to our understanding of current evolutionary change and the mechanisms causing this evolution. This fact has spurred a large number of studies estimating heritabilities and genetic correlations in a variety of organisms. Most of these studies have been done in laboratory or greenhouse settings, but it is not well known how accurately these measurements estimate genetic variance and covariance expressed in the field. We conducted a quantitative genetic half-sibling analysis on six floral traits in wild radish. Plants were grown from seed in the field and were exposed to natural environmental variation throughout their lives, including herbivory and intra- and interspecific competition. The estimates of heritabilities and the additive genetic variance-covariance matrix (G) obtained from this analysis were then compared to previous greenhouse estimates of the same floral traits from the same natural population. Heritabilities were much lower in the field for all traits, and this was due to both large increases in environmental variance and decreases in additive genetic variance. Additive genetic covariance expressed was also much lower in the field. These differences resulted in highly significant differences in the G matrix between the greenhouse and field environments using two complementary testing methods. Although the G matrices shared some principal components in common, they were not simply proportional to each other. Therefore, the greenhouse results did not accurately depict how the floral traits would respond to natural selection in the field.&quot;,&quot;DOI&quot;:&quot;10.1111/j.0014-3820.2003.tb01540.x&quot;,&quot;ISSN&quot;:&quot;1558-5646&quot;,&quot;shortTitle&quot;:&quot;Expression of Additive Genetic Variances and Covariances for Wild Radish Floral Traits&quot;,&quot;language&quot;:&quot;en&quot;,&quot;author&quot;:[{&quot;family&quot;:&quot;Conner&quot;,&quot;given&quot;:&quot;Jeffrey K.&quot;},{&quot;family&quot;:&quot;Franks&quot;,&quot;given&quot;:&quot;Rachael&quot;},{&quot;family&quot;:&quot;Stewart&quot;,&quot;given&quot;:&quot;Christy&quot;}],&quot;issued&quot;:{&quot;date-parts&quot;:[[&quot;2003&quot;,3,1]]}}}],&quot;schema&quot;:&quot;https://github.com/citation-style-language/schema/raw/master/csl-citation.json&quot;} RNDxXb6t1KIeQ"/><text:span text:style-name="T77">(Conner </text:span><text:span text:style-name="T74">et al.</text:span><text:span text:style-name="T77"> 2003)</text:span><text:reference-mark-end text:name="ZOTERO_ITEM CSL_CITATION {&quot;citationID&quot;:&quot;JMz5YzhL&quot;,&quot;properties&quot;:{&quot;formattedCitation&quot;:&quot;(Conner {\\i{}et al.} 2003)&quot;,&quot;plainCitation&quot;:&quot;(Conner et al. 2003)&quot;,&quot;noteIndex&quot;:0},&quot;citationItems&quot;:[{&quot;id&quot;:7842,&quot;uris&quot;:[&quot;http://zotero.org/users/624279/items/MQAZBYWI&quot;],&quot;uri&quot;:[&quot;http://zotero.org/users/624279/items/MQAZBYWI&quot;],&quot;itemData&quot;:{&quot;id&quot;:7842,&quot;type&quot;:&quot;article-journal&quot;,&quot;title&quot;:&quot;Expression of additive genetic variances and covariances for wild radish floral traits: comparison between field and greenhouse environments&quot;,&quot;container-title&quot;:&quot;Evolution&quot;,&quot;page&quot;:&quot;487-495&quot;,&quot;volume&quot;:&quot;57&quot;,&quot;issue&quot;:&quot;3&quot;,&quot;source&quot;:&quot;Wiley Online Library&quot;,&quot;abstract&quot;:&quot;Measurements of the genetic variation and covariation underlying quantitative traits are crucial to our understanding of current evolutionary change and the mechanisms causing this evolution. This fact has spurred a large number of studies estimating heritabilities and genetic correlations in a variety of organisms. Most of these studies have been done in laboratory or greenhouse settings, but it is not well known how accurately these measurements estimate genetic variance and covariance expressed in the field. We conducted a quantitative genetic half-sibling analysis on six floral traits in wild radish. Plants were grown from seed in the field and were exposed to natural environmental variation throughout their lives, including herbivory and intra- and interspecific competition. The estimates of heritabilities and the additive genetic variance-covariance matrix (G) obtained from this analysis were then compared to previous greenhouse estimates of the same floral traits from the same natural population. Heritabilities were much lower in the field for all traits, and this was due to both large increases in environmental variance and decreases in additive genetic variance. Additive genetic covariance expressed was also much lower in the field. These differences resulted in highly significant differences in the G matrix between the greenhouse and field environments using two complementary testing methods. Although the G matrices shared some principal components in common, they were not simply proportional to each other. Therefore, the greenhouse results did not accurately depict how the floral traits would respond to natural selection in the field.&quot;,&quot;DOI&quot;:&quot;10.1111/j.0014-3820.2003.tb01540.x&quot;,&quot;ISSN&quot;:&quot;1558-5646&quot;,&quot;shortTitle&quot;:&quot;Expression of Additive Genetic Variances and Covariances for Wild Radish Floral Traits&quot;,&quot;language&quot;:&quot;en&quot;,&quot;author&quot;:[{&quot;family&quot;:&quot;Conner&quot;,&quot;given&quot;:&quot;Jeffrey K.&quot;},{&quot;family&quot;:&quot;Franks&quot;,&quot;given&quot;:&quot;Rachael&quot;},{&quot;family&quot;:&quot;Stewart&quot;,&quot;given&quot;:&quot;Christy&quot;}],&quot;issued&quot;:{&quot;date-parts&quot;:[[&quot;2003&quot;,3,1]]}}}],&quot;schema&quot;:&quot;https://github.com/citation-style-language/schema/raw/master/csl-citation.json&quot;} RNDxXb6t1KIeQ"/><text:span text:style-name="T1">, and plastic responses to environmental variation probably dominate in natural, heterogeneous environments</text:span><text:span text:style-name="Default_20_Paragraph_20_Font"><text:span text:style-name="T2">. </text:span></text:span><text:span text:style-name="Default_20_Paragraph_20_Font"><text:span text:style-name="T5">L. vernus</text:span></text:span><text:span text:style-name="Default_20_Paragraph_20_Font"><text:span text:style-name="T13"> is self-compatible, but lacks mechanisms for self-pollination (J. Ehrlén, unpubl. data) and is pollinated by bumblebees (</text:span></text:span><text:span text:style-name="Default_20_Paragraph_20_Font"><text:span text:style-name="T5">Bombus</text:span></text:span><text:span text:style-name="Default_20_Paragraph_20_Font"><text:span text:style-name="T13"> spp.) in the study</text:span></text:span><text:span text:style-name="Default_20_Paragraph_20_Font"><text:span text:style-name="T53"> area. </text:span></text:span><text:span text:style-name="Default_20_Paragraph_20_Font"><text:span text:style-name="T54">Fruit set is sometimes limited by pollen availability and floral herbivory </text:span></text:span><text:reference-mark-start text:name="ZOTERO_ITEM CSL_CITATION {&quot;citationID&quot;:&quot;zGiuMXdK&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Ke6Y7pmGMd"/><text:span text:style-name="Default_20_Paragraph_20_Font"><text:span text:style-name="T54">(Ehrlen </text:span></text:span><text:span text:style-name="T1">1992)</text:span><text:reference-mark-end text:name="ZOTERO_ITEM CSL_CITATION {&quot;citationID&quot;:&quot;zGiuMXdK&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Ke6Y7pmGMd"/><text:span text:style-name="T1">.</text:span><text:span text:style-name="Default_20_Paragraph_20_Font"><text:span text:style-name="T54"> Seeds lack specific dispersal mechanisms and are dispersed up to a few meters when the dry pods dehisce explosively. Pre-dispersal seed predation by</text:span></text:span><text:span text:style-name="Default_20_Paragraph_20_Font"><text:span text:style-name="T32"> bean weevils (</text:span></text:span><text:span text:style-name="Default_20_Paragraph_20_Font"><text:span text:style-name="T33">Bruchus atomarius</text:span></text:span><text:span text:style-name="Default_20_Paragraph_20_Font"><text:span text:style-name="T32">), ovipositing on young fruits, is common, as well as grazing by herbivores as roe deer </text:span></text:span><text:span text:style-name="Default_20_Paragraph_20_Font"><text:span text:style-name="T33">(Capreolus capreolus</text:span></text:span><text:span text:style-name="Default_20_Paragraph_20_Font"><text:span text:style-name="T32">)</text:span></text:span><office:annotation office:name="__Annotation__3098_691905932"><dc:creator>Alicia Valdés Rapado</dc:creator><dc:date>2018-10-23T17:47:54.70</dc:date><text:p text:style-name="P42"><text:span text:style-name="T114">Do you think we need to add more about the species?</text:span></text:p></office:annotation><text:span text:style-name="Default_20_Paragraph_20_Font"><text:span text:style-name="T32">.</text:span></text:span><office:annotation-end office:name="__Annotation__3098_691905932"/></text:p>
      <text:p text:style-name="P10"><text:span text:style-name="Default_20_Paragraph_20_Font"><text:span text:style-name="T2"><text:tab/></text:span></text:span><office:annotation office:name="__Annotation__3889_298767873"><dc:creator>Alicia Valdés Rapado</dc:creator><dc:date>2018-11-09T10:45:58.70</dc:date><text:p text:style-name="P42"><text:span text:style-name="T114">This is also mentioned at the end of the intro. Maybe we should choose to write it either there or here?</text:span></text:p></office:annotation><text:span text:style-name="Default_20_Paragraph_20_Font"><text:span text:style-name="T2">The long life span of </text:span></text:span><text:span text:style-name="Default_20_Paragraph_20_Font"><text:span text:style-name="T4">L. vernus</text:span></text:span><text:span text:style-name="Default_20_Paragraph_20_Font"><text:span text:style-name="T2"> and an observed low turnover of individuals in the study population means that, in spite of the long duration of the study, observed variation in trait distributions among years is likely to be mostly the result of phenotypic plasticity, while changes in the genetic structure of the population are likely to have played a minor role.</text:span></text:span><office:annotation-end office:name="__Annotation__3889_298767873"/><text:span text:style-name="Default_20_Paragraph_20_Font"><text:span text:style-name="T2"> </text:span></text:span></text:p>
      <text:p text:style-name="P10"><text:span text:style-name="Default_20_Paragraph_20_Font"><text:span text:style-name="T8">Data collection</text:span></text:span></text:p>
      <text:p text:style-name="P10"><text:span text:style-name="Default_20_Paragraph_20_Font"><text:span text:style-name="T2">Data was collected in 22 years, 1987 – 1996 and 2006 – 2017. A permanent study plot measuring …</text:span></text:span><text:span text:style-name="Default_20_Paragraph_20_Font"><text:span text:style-name="T2"><office:annotation><dc:creator>Alicia Valdés Rapado</dc:creator><dc:date>2018-08-29T15:12:00.70</dc:date><text:p text:style-name="P43"><text:span text:style-name="T119">Measures of the plot?</text:span></text:p></office:annotation></text:span></text:span><text:span text:style-name="Comment_20_Reference"><text:span text:style-name="T3"><office:annotation><dc:creator>ehrlen</dc:creator><dc:date>2018-10-10T06:56:00.70</dc:date><text:p>I will add</text:p></office:annotation></text:span></text:span><text:span text:style-name="Default_20_Paragraph_20_Font"><text:span text:style-name="T2"> was established in 1987, and was surveyed every year from 1987 to 1996. In 2006, a new </text:span></text:span><text:soft-page-break/><text:span text:style-name="Default_20_Paragraph_20_Font"><text:span text:style-name="T2">permanent study plot adjacent to the previous one was established (i.e. the environmental conditions were similar), and was surveyed every year from 2006 to 2017. All flowering individuals into each of these plots were permanently marked with flags (i.e. a set of individuals were followed from 1987 to 1996, and a different set of individuals were followed from 2006 to 2017). Within each of the two study periods, the identity of individuals marked as flowering in one year was checked in each of the following years also when not flowering, in order to keep track of individuals flowering only in some study years. Field recordings in each season started when shoots initiated growth in April and were continued every fifth day until the last plant had finished flowering. At all visits, we recorded the number of buds, open flowers, scars from aborted flowers and fruits. At each visit up to opening of the first flower, we recorded also the size and developmental stage of the most advanced buds or flowers in </text:span></text:span><text:span text:style-name="T1">each individual, </text:span><text:span text:style-name="Default_20_Paragraph_20_Font"><text:span text:style-name="T2">and assigned it to one of four size categories: small, medium, large and very large. At each visit, we also recorded if one or several shoots had been grazed by roe deer or other vertebrates. At the time of fruit maturation, we measured vegetative size and recorded the number of mature fruits, the number of intact seeds and the number of seeds attacked by pre-dispersal seed predators. We estimated vegetative size of an individual as their above-ground volume. To estimate above-ground volume, we measured the height and diameter of all shoots</text:span></text:span><text:span text:style-name="T1">, calculated the volume of each shoot as π </text:span><text:span text:style-name="Default_20_Paragraph_20_Font"><text:span text:style-name="T2">×</text:span></text:span><text:span text:style-name="T1"> (diameter/2)</text:span><text:span text:style-name="Default_20_Paragraph_20_Font"><text:span text:style-name="T19">2</text:span></text:span><text:span text:style-name="T1"> </text:span><text:span text:style-name="Default_20_Paragraph_20_Font"><text:span text:style-name="T2">×</text:span></text:span><text:span text:style-name="T1"> height, and summed the volumes of all shoots of an individual (see Appendix S1 for more details). The final number of fruits</text:span><text:span text:style-name="Default_20_Paragraph_20_Font"><text:span text:style-name="T2"> was recorded for all individuals in the field. Fruits that had not yet opened at the time of recording were directly examined in the field. The number of seeds was counted and pre-dispersal seed predation was identified by the presence of one or several larval entrance holes in a seed. For estimation of the number of intact and preyed seeds in fruits that had opened prior to the recording, see Appendix S1. The total number of intact seeds in an individual was used as an estimate of fitness.</text:span></text:span></text:p>
      <text:p text:style-name="P10"><text:span text:style-name="Default_20_Paragraph_20_Font"><text:span text:style-name="T2"><text:s/><text:tab/></text:span></text:span><text:span text:style-name="T1">We recorded total number of flowers as the cumulative number of open flowers for each plant during the flowering period. The total number of flowers produced by an individual during the </text:span><text:soft-page-break/><text:span text:style-name="T1">flowering season was obtained from counts of the total number of buds, flowers, fruits and scars from aborted flowers at each record</text:span><text:span text:style-name="T14">ing.</text:span><text:span text:style-name="Default_20_Paragraph_20_Font"><text:span text:style-name="T13"> For e</text:span></text:span><text:span text:style-name="Default_20_Paragraph_20_Font"><text:span text:style-name="T25">stimation of the total number of flowers after grazing, see Appendix S1.</text:span></text:span></text:p>
      <text:p text:style-name="P10"><text:span text:style-name="Default_20_Paragraph_20_Font"><text:span text:style-name="T13"><text:tab/>For each plant, we estimated first flowering day (FFD), i.e. the day of year when the first flower was fully unfolded with the banner petal folded upwards. The data on the </text:span></text:span><text:span text:style-name="Default_20_Paragraph_20_Font"><text:span text:style-name="T2">presence or absence of open flowers from each visit also allowed us to with certainty determine during which 4-5 day interval an individual had started to flower. To increase the resolution, we also assigned the most likely FFD to each individual (see details in Appendix S1).</text:span></text:span></text:p>
      <text:p text:style-name="P10"><text:span text:style-name="Default_20_Paragraph_20_Font"><text:span text:style-name="T2"><text:tab/>Weather data for the period 1961-2017 was obtained from the Swedish Meteorological and Hydrological Institute (</text:span></text:span><text:a xlink:type="simple" xlink:href="http://www.smhi.se/" text:style-name="Internet_20_link" text:visited-style-name="Visited_20_Internet_20_Link"><text:span text:style-name="Internet_20_link"><text:span text:style-name="T23">www.smhi.se</text:span></text:span></text:a><text:span text:style-name="Default_20_Paragraph_20_Font"><text:span text:style-name="T2">). Daily mean, minimum and maximum temperature values were averaged from two meteorological stations located in Oxelösund (58.6777 N, 17.1223 E, 41 km from the study plot) and Södertälje (59.2142 N, 17.6289 E, 29 km from the study plot). Missing values were estimated using the relationship between values of both stations in each month over all years (see details in Appendix S1). Daily precipitation values were obtained mainly from one station located in Åda (58.9279 N, <text:s/>17.5358 E, 5 km from the study plot). Precipitation data from this station was missing for 254 dates. In those cases, values were obtained from another station located in Sjögärde (58.9752 N, 17.8411 E, 14 km from the study plot). </text:span></text:span></text:p>
      <text:p text:style-name="P6"><office:annotation office:name="__Annotation__3069_1775934557"><dc:creator>Alicia Valdés Rapado</dc:creator><dc:date>2018-10-31T14:13:13.70</dc:date><text:p text:style-name="P42"><text:span text:style-name="T114">I wonder if we should merge this with the previous section, as this one is quite short after including many details in Appendix 1</text:span></text:p></office:annotation>Data management<office:annotation-end office:name="__Annotation__3069_1775934557"/></text:p>
      <text:p text:style-name="P10"><text:span text:style-name="Default_20_Paragraph_20_Font"><text:span text:style-name="T2">We calculated in total 12 climatic variables: monthly averages of daily minimum, mean and maximum temperatures and </text:span></text:span><office:annotation office:name="__Annotation__3068_1775934557"><dc:creator>Alicia Valdés Rapado</dc:creator><dc:date>2018-10-31T14:08:45.70</dc:date><text:p text:style-name="P42"><text:span text:style-name="T114">I have finally used these 3 months for precipitation as well, instead of using precipitation for January-March as we had said, because when using that, variation in selection was not anymore related to any climatic variable.</text:span></text:p><text:p text:style-name="P42"><text:span text:style-name="T114">I think it also makes sense to use the same months for temperature and precipitation, and precipitation in March can still be considered as “precipitation before the growing season”</text:span></text:p></office:annotation><text:span text:style-name="Default_20_Paragraph_20_Font"><text:span text:style-name="T2">monthly sums of precipitation for March, April and May</text:span></text:span><office:annotation-end office:name="__Annotation__3068_1775934557"/><text:span text:style-name="Default_20_Paragraph_20_Font"><text:span text:style-name="T2">. </text:span></text:span><text:change-start text:change-id="ct224530456"/><text:span text:style-name="Default_20_Paragraph_20_Font"><text:span text:style-name="T2">These represent </text:span></text:span><text:change-end text:change-id="ct224530456"/><text:change-start text:change-id="ct224530872"/><text:span text:style-name="Default_20_Paragraph_20_Font"><text:span text:style-name="T2">climatic conditions before (March) and during the flowering season (April and May).</text:span></text:span><text:change-end text:change-id="ct224530872"/></text:p>
      <text:p text:style-name="P10"><text:span text:style-name="Default_20_Paragraph_20_Font"><text:span text:style-name="T2"><text:tab/>In order to take into account leap years, occurring every four years, we downloaded yearly data on the dates of the vernal equinox from NASA (</text:span></text:span><office:annotation office:name="__Annotation__3070_1775934557"><dc:creator>Alicia Valdés Rapado</dc:creator><dc:date>2018-10-31T14:14:18.71</dc:date><text:p text:style-name="P42"><text:span text:style-name="T114">Link does not work anymore!</text:span></text:p><text:p text:style-name="P42"><text:span text:style-name="T114">Are you aware of where else we can find these values?</text:span></text:p></office:annotation><text:a xlink:type="simple" xlink:href="https://data.giss.nasa.gov/ar5/srvernal.html" office:target-frame-name="_top" xlink:show="replace" text:style-name="Internet_20_link" text:visited-style-name="Visited_20_Internet_20_Link"><text:span text:style-name="Internet_20_link"><text:span text:style-name="T1">https://data.giss.nasa.gov/ar5/srvernal.html</text:span></text:span></text:a><office:annotation-end office:name="__Annotation__3070_1775934557"/><text:span text:style-name="Default_20_Paragraph_20_Font"><text:span text:style-name="T2">), and we converted all FFD from calendar dates (dd/mm/yy) to the number of days from the vernal equinox. We then calculated three measures of the yearly position of the flowering season: the start, calculated as the date when 10% of the plants had started flowering (10% FFD), the mean, </text:span></text:span><text:soft-page-break/><text:span text:style-name="Default_20_Paragraph_20_Font"><text:span text:style-name="T2">calculated as the mean first flowering date (Mean FFD), and the end, calculated as the date when 90% of the plants had started flowering (90% FFD). As measures of the start and the end of the flowering season, we used 10 and 90% FFD instead of the date when the first and last plant started flowering in order to disregard extreme values of flowering dates. The yearly duration of the flowering season was defined as the number of days between 10% FFD and 90% FFD (N days 90-10% FFD).</text:span></text:span></text:p>
      <text:p text:style-name="P6">Statistical analyses</text:p>
      <text:p text:style-name="P10"><text:span text:style-name="Default_20_Paragraph_20_Font"><text:span text:style-name="T2">We first checked for trends across years in climate, flowering time and mean fitness by performing univariate linear regressions of all climatic variables, mean first flowering date and </text:span></text:span><text:span text:style-name="Default_20_Paragraph_20_Font"><text:span text:style-name="T36">number of intact (non-predated) seeds</text:span></text:span><text:span text:style-name="Default_20_Paragraph_20_Font"><text:span text:style-name="T2"> against year. We checked for trends in climate for the 22 study years and for the period 1961-2017. We also performed a visual inspection of the data to see if any non-linear trends were likely to occur</text:span></text:span><office:annotation office:name="17"><dc:creator>Johan Ehrlén</dc:creator><dc:date>2018-10-08T08:57:00.71</dc:date><text:p>Do you somewhere describe the analyses used to explore how much of the total variation in FFD and other variables that was explained by year?</text:p></office:annotation><text:span text:style-name="Default_20_Paragraph_20_Font"><text:span text:style-name="T2">. </text:span></text:span><office:annotation-end office:name="17"/><text:span text:style-name="T1"><office:annotation><dc:creator>Alicia Valdés Rapado</dc:creator><dc:date>2018-10-17T13:39:13.73</dc:date><text:p text:style-name="P42"><text:span text:style-name="T116">Respuesta a Johan Ehrlén (10/08/2018, 08:57): "..."</text:span></text:p><text:p><text:span text:style-name="T117">I added it now</text:span></text:p></office:annotation></text:span><text:span text:style-name="Default_20_Paragraph_20_Font"><text:span text:style-name="T2"> </text:span></text:span></text:p>
      <text:p text:style-name="P10"><text:span text:style-name="Default_20_Paragraph_20_Font"><text:span text:style-name="T2"><text:tab/>To assess how much of the variation in first flowering date for individual plants was explained by year, we calculated the </text:span></text:span><text:span text:style-name="Default_20_Paragraph_20_Font"><text:span text:style-name="T36">R</text:span></text:span><text:span text:style-name="Default_20_Paragraph_20_Font"><text:span text:style-name="T40">2</text:span></text:span><text:span text:style-name="Default_20_Paragraph_20_Font"><text:span text:style-name="T36"> from </text:span></text:span><text:span text:style-name="Default_20_Paragraph_20_Font"><text:span text:style-name="T2">a univariate linear regression of first flowering date with year as a factor. The effects of yearly climate on first flowering date for individual plants were examined using linear mixed models with plant individual as a random effect and number of flowers as a covariate. All climatic variables were standardized prior to analyses by subtracting the mean and dividing by the standard deviation. We constructed a candidate model set using the 12 climatic variables as predictors. In order to avoid collinearity among predictors, we constrained the number of candidate models by avoiding models including pairs of variables with a Pearson correlation coefficient larger than 0.5. </text:span></text:span><text:span text:style-name="Default_20_Paragraph_20_Font"><text:span text:style-name="T9">We then ranked the resulting candidate models using the corrected version of the second-order Akaike information criterion (AICc). To account for model uncertainty, we performed model averaging of parameter estimates across all models with </text:span></text:span><text:span text:style-name="Default_20_Paragraph_20_Font"><text:span text:style-name="T10">Δ</text:span></text:span><text:span text:style-name="Default_20_Paragraph_20_Font"><text:span text:style-name="T9">AICc </text:span></text:span><text:span text:style-name="Default_20_Paragraph_20_Font"><text:span text:style-name="T10">&lt; </text:span></text:span><text:span text:style-name="Default_20_Paragraph_20_Font"><text:span text:style-name="T9">2. </text:span></text:span><text:span text:style-name="Default_20_Paragraph_20_Font"><text:span text:style-name="T2">The effects of yearly climate on the yearly position (10% FFD, Mean FFD and 90% FFD) and duration of the flowering season were examined using linear models with </text:span></text:span><text:span text:style-name="Default_20_Paragraph_20_Font"><text:span text:style-name="T24">the climatic variables that had a significant effect in the averaged model for first flowering date for individual plants as </text:span></text:span><text:soft-page-break/><text:span text:style-name="Default_20_Paragraph_20_Font"><text:span text:style-name="T24">predictors. </text:span></text:span><text:span text:style-name="Default_20_Paragraph_20_Font"><text:span text:style-name="T2">In order to explore how long-term trends influenced our estimates of effects of climate, we ran the models including also year as a covariate.</text:span></text:span></text:p>
      <text:p text:style-name="P10"><text:span text:style-name="Default_20_Paragraph_20_Font"><text:span text:style-name="T2"><text:tab/>To assess how much of the variation in individual fitness was explained by year, we calculated the </text:span></text:span><text:span text:style-name="Default_20_Paragraph_20_Font"><text:span text:style-name="T36">R</text:span></text:span><text:span text:style-name="Default_20_Paragraph_20_Font"><text:span text:style-name="T40">2</text:span></text:span><text:span text:style-name="Default_20_Paragraph_20_Font"><text:span text:style-name="T36"> from</text:span></text:span><text:span text:style-name="Default_20_Paragraph_20_Font"><text:span text:style-name="T2"> a univariate linear regression of fitness with year as a factor. </text:span></text:span><text:span text:style-name="Default_20_Paragraph_20_Font"><text:span text:style-name="T1">The effects of yearly climate, yearly position (</text:span></text:span><text:span text:style-name="Default_20_Paragraph_20_Font"><text:span text:style-name="T26">mean FFD) </text:span></text:span><text:span text:style-name="Default_20_Paragraph_20_Font"><text:span text:style-name="T1">and duration of the flowering season on individual fitness were examined using linear mixed models </text:span></text:span><text:span text:style-name="Default_20_Paragraph_20_Font"><text:span text:style-name="T2">with number of flowers as a condition trait and plant individual as a random effect. For the effects of yearly climate, we performed model selection and model averaging using the 12 climatic variables as described above.</text:span></text:span></text:p>
      <text:p text:style-name="P10"><text:span text:style-name="Default_20_Paragraph_20_Font"><text:span text:style-name="T2"><text:tab/>In order to assess total and direct phenotypic selection on flowering time (FFD), w</text:span></text:span><text:span text:style-name="Default_20_Paragraph_20_Font"><text:span text:style-name="T36">e estimated phenotypic selection differentials and gradients for each year using linear regression models</text:span></text:span><text:span text:style-name="Default_20_Paragraph_20_Font"><text:span text:style-name="T1">.</text:span></text:span><text:span text:style-name="Default_20_Paragraph_20_Font"><text:span text:style-name="T36"> Fitness, in terms of the number of intact seeds, was relativized within years by dividing individual values by yearly mean values. Traits were standardized within years by subtracting the yearly mean and dividing by the yearly standard deviation. Phenotypic selection differentials, providing estimates of the combined direct and indirect (i.e. total) selection mediated through correlated characters on a trait, were calculated for each year using univariate regressions of relative fitness on standardized FFD and number of flowers </text:span></text:span><text:reference-mark-start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Default_20_Paragraph_20_Font"><text:span text:style-name="T36">(Lande &amp; Arnold </text:span></text:span><text:span text:style-name="T1">1983)</text:span><text:reference-mark-end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T1">.</text:span><text:span text:style-name="Default_20_Paragraph_20_Font"><text:span text:style-name="T36"> </text:span></text:span><text:span text:style-name="Default_20_Paragraph_20_Font"><text:span text:style-name="T37">Phenotypic selection </text:span></text:span><text:span text:style-name="Default_20_Paragraph_20_Font"><text:span text:style-name="T1">gradients,</text:span></text:span><text:span text:style-name="Default_20_Paragraph_20_Font"><text:span text:style-name="T37"> providing estimates of direct selection on a trait, </text:span></text:span><text:span text:style-name="Default_20_Paragraph_20_Font"><text:span text:style-name="T1">were calculated for each year using multiple linear regressions of relative fitness on standardized FFD and number of flowers. We included the number of flowers </text:span></text:span><text:span text:style-name="Default_20_Paragraph_20_Font"><text:span text:style-name="T36">as a measure of resource state in these analyses in order to reduce bias due to environmentally induced covariance between FFD and fitness </text:span></text:span><text:reference-mark-start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Default_20_Paragraph_20_Font"><text:span text:style-name="T36">(Rausher </text:span></text:span><text:span text:style-name="T1">1992)</text:span><text:reference-mark-end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T1">.</text:span><text:span text:style-name="Default_20_Paragraph_20_Font"><text:span text:style-name="T36"> In addition to directional (linear) selection, we also assessed non-linear (quadratic and correlational) selection </text:span></text:span><text:reference-mark-start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6">(Lande &amp; Arnold 1983; Arnold </text:span></text:span><text:span text:style-name="T1">1986)</text:span><text:reference-mark-end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7">. N</text:span></text:span><text:span text:style-name="Default_20_Paragraph_20_Font"><text:span text:style-name="T36">on-linear (quadratic and correlational) selection was estimated by examining the effect of quadratic and interaction terms in a model including also the linear terms. Quadratic regression coefficients and their standard errors were doubled </text:span></text:span><text:reference-mark-start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97">(Stinchcombe </text:span></text:span><text:span text:style-name="Default_20_Paragraph_20_Font"><text:span text:style-name="T96">et al.</text:span></text:span><text:span text:style-name="Default_20_Paragraph_20_Font"><text:span text:style-name="T97"> 2008)</text:span></text:span><text:reference-mark-end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36">. We checked for a trend across years in direct selection on flowering time by performing an univariate linear regression of selection gradients for FFD against year. To assess </text:span></text:span><text:soft-page-break/><text:span text:style-name="Default_20_Paragraph_20_Font"><text:span text:style-name="T36">how much of the variation in total selection was explained by year, we subtracted the R</text:span></text:span><text:span text:style-name="Default_20_Paragraph_20_Font"><text:span text:style-name="T40">2</text:span></text:span><text:span text:style-name="Default_20_Paragraph_20_Font"><text:span text:style-name="T36"> from a phenotypic selection model including only FFD from the R</text:span></text:span><text:span text:style-name="Default_20_Paragraph_20_Font"><text:span text:style-name="T40">2</text:span></text:span><text:span text:style-name="Default_20_Paragraph_20_Font"><text:span text:style-name="T36"> from a phenotypic selection model including also the interaction FFD:year as a factor. To assess how much of the variation in direct selection was explained by year, we subtracted the R</text:span></text:span><text:span text:style-name="Default_20_Paragraph_20_Font"><text:span text:style-name="T40">2</text:span></text:span><text:span text:style-name="Default_20_Paragraph_20_Font"><text:span text:style-name="T36"> from a phenotypic selection model including only FFD and number of flowers from the R</text:span></text:span><text:span text:style-name="Default_20_Paragraph_20_Font"><text:span text:style-name="T40">2</text:span></text:span><text:span text:style-name="Default_20_Paragraph_20_Font"><text:span text:style-name="T36"> from a phenotypic selection model including also the interaction FFD:year as a factor. </text:span></text:span></text:p>
      <text:p text:style-name="P10"><text:span text:style-name="Default_20_Paragraph_20_Font"><text:span text:style-name="T36"><text:tab/>Among-year differences in total and direct phenotypic linear selection on flowering time were evaluated using phenotypic selection models including also the interaction between standardized first flowering date and year. The main effect of year was not included as fitness was relativized within years prior to analysis. P</text:span></text:span><text:span text:style-name="Default_20_Paragraph_20_Font"><text:span text:style-name="T2">lant individual was included as a random effect. </text:span></text:span></text:p>
      <text:p text:style-name="P11"><text:span text:style-name="Default_20_Paragraph_20_Font"><text:span text:style-name="T36"><text:tab/>To examine if variation in </text:span></text:span><office:annotation office:name="__Annotation__6881_1186396127"><dc:creator>Alicia Valdés Rapado</dc:creator><dc:date>2018-10-23T12:59:12.73</dc:date><text:p text:style-name="P42"><text:span text:style-name="T114">Now done for total and direct selection</text:span></text:p></office:annotation><text:span text:style-name="Default_20_Paragraph_20_Font"><text:span text:style-name="T36">total</text:span></text:span><office:annotation-end office:name="__Annotation__6881_1186396127"/><text:span text:style-name="Default_20_Paragraph_20_Font"><text:span text:style-name="T36"> phenotypic selection among years was related to climatic conditions during spring, we</text:span></text:span><text:span text:style-name="Default_20_Paragraph_20_Font"><text:span text:style-name="T2"> performed three phenotypic selection models, including the interactions between standardized FFD and (1) climatic variables, (2) mean FFD, or (3) duration of the flowering season. </text:span></text:span><text:span text:style-name="Default_20_Paragraph_20_Font"><text:span text:style-name="T36">The main effects of these variables were not included as fitness was relativized within years prior to analysis. P</text:span></text:span><text:span text:style-name="Default_20_Paragraph_20_Font"><text:span text:style-name="T2">lant individual was included as a random effect</text:span></text:span><text:span text:style-name="Default_20_Paragraph_20_Font"><text:span text:style-name="T36">. </text:span></text:span><text:span text:style-name="Default_20_Paragraph_20_Font"><text:span text:style-name="T2">For the effects of climate, we performed model selection and model averaging as explained above, using the interactions between standardized first flowering date and each of the 17 climatic variables. </text:span></text:span><office:annotation office:name="23"><dc:creator>ehrlen</dc:creator><dc:date>2018-10-10T07:26:00.73</dc:date><text:p>Not clear to me what you mean by this sentence. You already describe model selection and averaging above.</text:p></office:annotation><text:span text:style-name="Default_20_Paragraph_20_Font"><text:span text:style-name="T2">Interaction terms that had a significant effect in the averaged model were then used in the phenotypic selection model.</text:span></text:span><office:annotation-end office:name="23"/><text:span text:style-name="T1"><office:annotation><dc:creator>Alicia Valdés Rapado</dc:creator><dc:date>2018-10-16T17:26:15.73</dc:date><text:p text:style-name="P42"><text:span text:style-name="T116">Respuesta a ehrlen (10/10/2018, 07:26): "..."</text:span></text:p><text:p><text:span text:style-name="T117">This is because ANOVA tables cannot be calculated on averaged models – you can only get linear model estimates (as for example Table 1A). So I used model selection and averaging to see which variables to include when calculating the ANOVA table (analysis of deviance in this case) shown for the results of the phenotypic selection model (Table 4A). And I included the results of </text:span><text:span text:style-name="T118">model averaging in Table S5.</text:span></text:p></office:annotation></text:span><text:span text:style-name="T1"> </text:span><text:span text:style-name="Default_20_Paragraph_20_Font"><text:span text:style-name="T36">To examine if variation in direct phenotypic selection among years was related to conditions during spring, we repeated the same procedure with models where </text:span></text:span><text:span text:style-name="Default_20_Paragraph_20_Font"><text:span text:style-name="T2">standardized n</text:span></text:span><text:span text:style-name="Default_20_Paragraph_20_Font"><text:span text:style-name="T36">umber of flowers was included as a measure of resource state.</text:span></text:span></text:p>
      <text:p text:style-name="Standard"><text:span text:style-name="Default_20_Paragraph_20_Font"><text:span text:style-name="T36"><text:tab/>All statistical analyses were carried out in R version 3.5.1 </text:span></text:span><text:reference-mark-start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36">(R Core Team 2018)</text:span></text:span><text:reference-mark-end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1">.</text:span></text:span></text:p>
      <text:p text:style-name="P7"/>
      <text:p text:style-name="P10"><text:span text:style-name="Default_20_Paragraph_20_Font"><text:span text:style-name="T2">RESULTS</text:span></text:span></text:p>
      <text:p text:style-name="P10"><text:span text:style-name="Default_20_Paragraph_20_Font"><text:span text:style-name="T2">We found considerable variation in climate among the 22 study years and during the period 1961-2017 </text:span></text:span><text:span text:style-name="Default_20_Paragraph_20_Font"><text:span text:style-name="T26">(Fig. 1, Figs. S1-S4)</text:span></text:span><text:span text:style-name="Default_20_Paragraph_20_Font"><text:span text:style-name="T2">. There were no significant trends across years in climatic variables for the 22 study years, but we found trends of increase in minimum, mean and maximum daily </text:span></text:span><text:soft-page-break/><text:span text:style-name="Default_20_Paragraph_20_Font"><text:span text:style-name="T2">temperature during the period 1961-2017 (Table S1, Figs. S1-S3).</text:span></text:span></text:p>
      <text:p text:style-name="P15"><text:span text:style-name="Default_20_Paragraph_20_Font"><text:span text:style-name="T2">Mean first flowering date ranged from 48.0 to 71.6 days (mean = 58.1) from the vernal equinox. Differences among years explained 59% of the variation in first flowering dates of individual plants. There was a significant</text:span></text:span><text:span text:style-name="Default_20_Paragraph_20_Font"><text:span text:style-name="T26"> linear trend of an earlier mean first flowering date across years (linear regression coefficient = -0.267, t = -2.42, p = 0.025, adjusted R</text:span></text:span><text:span text:style-name="Default_20_Paragraph_20_Font"><text:span text:style-name="T29">2</text:span></text:span><text:span text:style-name="Default_20_Paragraph_20_Font"><text:span text:style-name="T26"> = 0.19, Fig. 1B). </text:span></text:span><office:annotation office:name="__Annotation__13135_1350131073"><dc:creator>Alicia Valdés Rapado</dc:creator><dc:date>2018-10-17T16:16:31.74</dc:date><text:p text:style-name="P42"><text:span text:style-name="T114">But now the model includes number of flowers, so it is not only climate! Although most is due to climate, because the same model without number of flowers has an r square of 0.44. How should we report this?</text:span></text:p></office:annotation><text:span text:style-name="Default_20_Paragraph_20_Font"><text:span text:style-name="T2">Climate explained a large part (58%) of the variation in first flowering date</text:span></text:span><office:annotation-end office:name="__Annotation__13135_1350131073"/><text:span text:style-name="Default_20_Paragraph_20_Font"><text:span text:style-name="T2">, flowering occurring significantly earlier in years with higher mean temperatures in April and May and higher precipitation in March and April (Table 1A, Fig. 2). <text:s/>Climate predictors also explained a very large fraction of the variation in the start (72%), mean (76%), end (84%) and duration (57%) of the flowering season (Table 1B and C). Both the start, the mean and the end of the flowering season were earlier in years with higher mean temperatures in April and May (Table 1B, Fig. 3A-B). The duration of the flowering season was longer in years with higher mean temperatures in April (Table 1C, Fig. 4). There were no effects of precipitation on the position and duration of the flowering season. These effects of climate variables were independent of long-term trends (Table S2).</text:span></text:span></text:p>
      <text:p text:style-name="P10"><text:span text:style-name="Default_20_Paragraph_20_Font"><text:span text:style-name="T2"><text:tab/>Mean fitness of individuals ranged from 0.2 to 18.6 (mean = 5.0) intact seeds across years. There was no significant linear trend across years in fitness </text:span></text:span><text:span text:style-name="Default_20_Paragraph_20_Font"><text:span text:style-name="T26">(Fig. 1C). </text:span></text:span><text:span text:style-name="Default_20_Paragraph_20_Font"><text:span text:style-name="T2">Differences among years explained 17% of the variation in fitness for individual plants. Fitness increased significantly with precipitation in March, and decreased significantly with maximum temperatures in April, minimum temperatures in May and precipitation in April (Table 2, Fig. 5A-D). Fitness was higher in years with a longer duration of the flowering season (Table 2, Fig. 5E), while the position of the flowering season had no effect on fitness.</text:span></text:span></text:p>
      <text:p text:style-name="P10"><text:span text:style-name="Default_20_Paragraph_20_Font"><text:span text:style-name="T2"><text:tab/></text:span></text:span><text:span text:style-name="Default_20_Paragraph_20_Font"><text:span text:style-name="T26">Selection differentials </text:span></text:span><text:span text:style-name="Default_20_Paragraph_20_Font"><text:span text:style-name="T2">for first flowering date </text:span></text:span><text:span text:style-name="Default_20_Paragraph_20_Font"><text:span text:style-name="T26">varied among years but suggested</text:span></text:span><text:span text:style-name="Default_20_Paragraph_20_Font"><text:span text:style-name="T2"> significant linear selection for early flowering in 18 of 22 years, and non-linear selection in 2 years (Table 3 and S3). </text:span></text:span><office:annotation office:name="30"><dc:creator>Johan Ehrlén</dc:creator><dc:date>2018-10-08T09:50:00.74</dc:date><text:p>Sounds strangely little</text:p></office:annotation><text:span text:style-name="Default_20_Paragraph_20_Font"><text:span text:style-name="T36">Differences among years explained 0.54% of the variation in total selection</text:span></text:span><text:span text:style-name="Default_20_Paragraph_20_Font"><text:span text:style-name="T2">.</text:span></text:span><office:annotation-end office:name="30"/><text:span text:style-name="T1"><office:annotation><dc:creator>Alicia Valdés Rapado</dc:creator><dc:date>2018-10-17T13:55:50.74</dc:date><text:p text:style-name="P42"><text:span text:style-name="T116">Respuesta a Johan Ehrlén (10/08/2018, 09:50): "..."</text:span></text:p><text:p><text:span text:style-name="T117">See attached document about this</text:span></text:p></office:annotation></text:span><text:span text:style-name="Default_20_Paragraph_20_Font"><text:span text:style-name="T2"> </text:span></text:span><office:annotation office:name="32"><dc:creator>Johan Ehrlén</dc:creator><dc:date>2018-10-08T10:08:00.74</dc:date><text:p>Perhaps we could develop a bit on the distribution here.</text:p></office:annotation><text:span text:style-name="Default_20_Paragraph_20_Font"><text:span text:style-name="T2">Selection gradients for first flowering date varied among years, ranging from -0.78 to 0.08 (mean = -0.28), and there was no significant linear trend across years (Table 3, </text:span></text:span><text:span text:style-name="Default_20_Paragraph_20_Font"><text:span text:style-name="T26">Fig. 1D)</text:span></text:span><text:span text:style-name="Default_20_Paragraph_20_Font"><text:span text:style-name="T2">. </text:span></text:span><office:annotation-end office:name="32"/><text:span text:style-name="T1"><office:annotation><dc:creator>Alicia Valdés Rapado</dc:creator><dc:date>2018-10-17T14:01:57.74</dc:date><text:p text:style-name="P42"><text:span text:style-name="T116">Respuesta a Johan Ehrlén (10/08/2018, 10:08): "..."</text:span></text:p><text:p><text:span text:style-name="T117">Not sure what you mean!</text:span></text:p></office:annotation></text:span><text:span text:style-name="Default_20_Paragraph_20_Font"><text:span text:style-name="T2">There was significant </text:span></text:span><text:soft-page-break/><text:span text:style-name="Default_20_Paragraph_20_Font"><text:span text:style-name="T2">direct linear selection for early flowering in 8 of 22 years (Table S4)</text:span></text:span><text:span text:style-name="Default_20_Paragraph_20_Font"><text:span text:style-name="T26">. Non-linear direct selection </text:span></text:span><text:span text:style-name="Default_20_Paragraph_20_Font"><text:span text:style-name="T2">on flowering time was significant in one year and correlational selection on FFD × number of flowers in three years (Table S4). </text:span></text:span><office:annotation office:name="34"><dc:creator>Johan Ehrlén</dc:creator><dc:date>2018-10-08T10:00:00.74</dc:date><text:p>Again, sounds very little.</text:p></office:annotation><text:span text:style-name="Default_20_Paragraph_20_Font"><text:span text:style-name="T36">Differences among years explained 0.60% of the variation in direct selection</text:span></text:span><text:span text:style-name="Default_20_Paragraph_20_Font"><text:span text:style-name="T2">. </text:span></text:span><office:annotation-end office:name="34"/></text:p>
      <text:p text:style-name="P15"><text:span text:style-name="Default_20_Paragraph_20_Font"><text:span text:style-name="T36">Interestingly, variation in total and </text:span></text:span><text:span text:style-name="Default_20_Paragraph_20_Font"><text:span text:style-name="T39">direct</text:span></text:span><text:span text:style-name="Default_20_Paragraph_20_Font"><text:span text:style-name="T36"> phenotypic selection among years was related to climatic conditions, as shown by the significant effects of the interactions between climate variables and </text:span></text:span><text:span text:style-name="Default_20_Paragraph_20_Font"><text:span text:style-name="T2">first flowering date on fitness (Table 4 and S5, Fig. 6). Specifically, there was increased selection for early flowering, i.e. the slope of the relationship between relative fitness and standardized FFD was more negative, in years with </text:span></text:span><office:annotation office:name="35"><dc:creator>Johan Ehrlén</dc:creator><dc:date>2018-10-08T10:05:00.74</dc:date><text:p>Nice! Makes very much sense as my experience is that the main factor selecting against early flowering is early frost!</text:p></office:annotation><text:span text:style-name="Default_20_Paragraph_20_Font"><text:span text:style-name="T2">higher minimum temperatures in April </text:span></text:span><office:annotation-end office:name="35"/><text:span text:style-name="T1"><office:annotation><dc:creator>Alicia Valdés Rapado</dc:creator><dc:date>2018-10-23T13:00:24.74</dc:date><text:p text:style-name="P42"><text:span text:style-name="T116">Respuesta a Johan Ehrlén (10/08/2018, 10:05): "..."</text:span></text:p><text:p><text:span text:style-name="T117">Great!</text:span></text:p></office:annotation></text:span><office:annotation office:name="__Annotation__6882_1186396127"><dc:creator>Alicia Valdés Rapado</dc:creator><dc:date>2018-10-23T13:00:51.74</dc:date><text:p text:style-name="P42"><text:span text:style-name="T114">I don't think it is necessary to include figures for the effects on total selection (as they are the same and can be seen on Table 4)</text:span></text:p></office:annotation><text:span text:style-name="Default_20_Paragraph_20_Font"><text:span text:style-name="T2">(Fig. 6A</text:span></text:span><office:annotation-end office:name="__Annotation__6882_1186396127"/><text:span text:style-name="Default_20_Paragraph_20_Font"><text:span text:style-name="T2">) and lower precipitation in March (Fig. 6B). Variation in phenotypic selection among years was not related to the position or duration of the flowering season (Table 4).</text:span></text:span></text:p>
      <text:p text:style-name="P4">DISCUSSION</text:p>
      <text:p text:style-name="P4">Our results show that among-year variation in flowering time, fitness and phenotypic selection on flowering time of the perennial herb <text:span text:style-name="T22">Lathyrus vernus</text:span><text:span text:style-name="T111"> is related to climatic conditions during spring. Plants flowered earlier when springs were warmer and when precipitation was high before and during the beginning of the flowering season. High spring temperatures led to lower mean plant fitness, and precipitation before and during the flowering season showed opposite effects on fitness. Phenotypic s</text:span><text:span text:style-name="Default_20_Paragraph_20_Font"><text:span text:style-name="T111">election for early flowering was stronger in warm springs with low precipitation before the start of flowering season. This implies that climatic variation affects not only the expression of traits associated with timing, but also natural selection on these traits. </text:span></text:span></text:p>
      <text:p text:style-name="P5"><text:span text:style-name="Default_20_Paragraph_20_Font"><text:span text:style-name="T63">Do flowering time and fitness vary among years in response to climatic conditions during spring? </text:span></text:span></text:p>
      <text:p text:style-name="P10"><text:span text:style-name="T2"><text:tab/>We observed a plastic response of </text:span><text:span text:style-name="T5">L. vernus</text:span><text:span text:style-name="T13"> flowering phenology to among-year climatic variation,with earlier first flowering </text:span><text:span text:style-name="Default_20_Paragraph_20_Font"><text:span text:style-name="T13">dates of individual plants and an earlier position and longer duration of the flowering season in years with warmer springs.</text:span></text:span><text:span text:style-name="Default_20_Paragraph_20_Font"><text:span text:style-name="T2"> For example, individual plants started flowering on average</text:span></text:span><text:span text:style-name="T2"> </text:span><office:annotation office:name="__Annotation__4029_176376486"><dc:creator>Alicia Valdés Rapado</dc:creator><dc:date>2018-11-16T11:32:36.74</dc:date><text:p text:style-name="P42"><text:span text:style-name="T115">Add values for precipitation as well?</text:span></text:p><text:p text:style-name="P42"><text:span text:style-name="T115">These are coefficients (slopes) from Table 1 (where explanatory variables are standardized) – OK? Or maybe use raw variables to get these?</text:span></text:p></office:annotation>2.2 and 3.8 days earlier <office:annotation-end office:name="__Annotation__4029_176376486"/><text:span text:style-name="T2">with a one-degree increase in mean temperature during respectively, April and May. Individual plants also started flowering earlier in springs with more precipitation before and during the flowering season. </text:span><text:span text:style-name="T16">Flowering phenology has </text:span><text:soft-page-break/><text:span text:style-name="T16">been reported to advance significantly as a response to climate change, and most observational studies attribute this advance to increasing temperatures </text:span><text:reference-mark-start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text:span text:style-name="T79">(Cleland </text:span><text:span text:style-name="T76">et al.</text:span><text:span text:style-name="T79"> 2007; Ibáñez </text:span><text:span text:style-name="T76">et al.</text:span><text:span text:style-name="T79"> 2010; Anderson </text:span><text:span text:style-name="T76">et al.</text:span><text:span text:style-name="T79"> 2012; CaraDonna </text:span><text:span text:style-name="T76">et al.</text:span><text:span text:style-name="T79"> 2014)</text:span><text:reference-mark-end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 Particularly strong effects of <text:s/>warming have been shown in early-spring flowering species <text:reference-mark-start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text:span text:style-name="T92">(Dunne </text:span><text:span text:style-name="T94">et al.</text:span><text:span text:style-name="T92"> </text:span>2003)<text:reference-mark-end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 as <text:span text:style-name="T22">L. vernus</text:span><text:span text:style-name="T111">. Climatic variation was considerable during our study period and, although we found no warming trends during the 22 study years, spring temperatures increased significantly in our study area when considering a longer time period (i.e. from 1</text:span><text:span text:style-name="Default_20_Paragraph_20_Font"><text:span text:style-name="T13">961). The significant advance in first flowering dates observed across the duration of our study might thus evidence a plastic response of flowering phenology to spring warming, with higher temperatures resulting in an earlier flowering because the development of shoots and flower buds of </text:span></text:span><text:span text:style-name="Default_20_Paragraph_20_Font"><text:span text:style-name="T5">L. vernus </text:span></text:span><text:span text:style-name="Default_20_Paragraph_20_Font"><text:span text:style-name="T13">is strongly influenced by temp</text:span></text:span><text:span text:style-name="Default_20_Paragraph_20_Font"><text:span text:style-name="T53">erature </text:span></text:span><text:span text:style-name="Default_20_Paragraph_20_Font"><text:span text:style-name="T105">(Fogelström et al. unpubl. data). Warmer springs also resulted in an earlier position of the flowering season: higher temperatures in both April and May were associated with an earlier start, mean and end of the flowering season. However, the duration of the flowering season was only related to April temperature, with longer seasons when April was warmer, probably because this duration was more conditioned by the start than by the end of the flowering season (which is confirmed by the values of the Pearson correlation coefficients; r = -0.56 for start and duration, and r = -0.02 for end and duration). Although some previous studies report shortenings of flowering duration with increasing temperatures </text:span></text:span><text:reference-mark-start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110">(Høye </text:span></text:span><text:span text:style-name="Default_20_Paragraph_20_Font"><text:span text:style-name="T108">et al.</text:span></text:span><text:span text:style-name="Default_20_Paragraph_20_Font"><text:span text:style-name="T110"> 2013; Bock </text:span></text:span><text:span text:style-name="Default_20_Paragraph_20_Font"><text:span text:style-name="T108">et al.</text:span></text:span><text:span text:style-name="Default_20_Paragraph_20_Font"><text:span text:style-name="T110"> 2014)</text:span></text:span><text:reference-mark-end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105">, early-flowering species might lengthen their flowering duration in response to warming </text:span></text:span><text:reference-mark-start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109">(Theobald </text:span></text:span><text:span text:style-name="Default_20_Paragraph_20_Font"><text:span text:style-name="T108">et al.</text:span></text:span><text:span text:style-name="Default_20_Paragraph_20_Font"><text:span text:style-name="T109"> 2017)</text:span></text:span><text:reference-mark-end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110">. </text:span></text:span></text:p>
      <text:p text:style-name="P10"><text:span text:style-name="Default_20_Paragraph_20_Font"><text:span text:style-name="T110"><text:tab/></text:span></text:span><text:span text:style-name="Default_20_Paragraph_20_Font"><text:span text:style-name="T53">Together with increasing temperatures, c</text:span></text:span><text:span text:style-name="Default_20_Paragraph_20_Font"><text:span text:style-name="T13">urrent and future climatic changes entail shifts in precipitation </text:span></text:span><text:reference-mark-start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13">(IPCC 2014)</text:span></text:span><text:reference-mark-end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28">. However, phenological responses to altered precipitation regimes have received much less attention, and the observed effects are less clear. Experimental studies have either found no effects </text:span></text:span><text:reference-mark-start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70">(Phoenix </text:span></text:span><text:span text:style-name="Default_20_Paragraph_20_Font"><text:span text:style-name="T69">et al.</text:span></text:span><text:span text:style-name="Default_20_Paragraph_20_Font"><text:span text:style-name="T70"> 2001; Cleland </text:span></text:span><text:span text:style-name="Default_20_Paragraph_20_Font"><text:span text:style-name="T69">et al.</text:span></text:span><text:span text:style-name="Default_20_Paragraph_20_Font"><text:span text:style-name="T70"> 2006)</text:span></text:span><text:reference-mark-end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70">, or report species-specific responses </text:span></text:span><text:reference-mark-start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Default_20_Paragraph_20_Font"><text:span text:style-name="T70">(Peñuelas </text:span></text:span><text:span text:style-name="Default_20_Paragraph_20_Font"><text:span text:style-name="T69">et al.</text:span></text:span><text:span text:style-name="Default_20_Paragraph_20_Font"><text:span text:style-name="T70"> 2004)</text:span></text:span><text:reference-mark-end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T62">. Drier conditions have been shown to delay</text:span><text:span text:style-name="T35"> the onset of flowering in the Mediterranean region </text:span><text:reference-mark-start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T71">(Llorens &amp; Peñuelas 2005)</text:span><text:reference-mark-end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Default_20_Paragraph_20_Font"><text:span text:style-name="T55"> and higher summer precipitation in the previous year led to earlier flowering in an alpine environment </text:span></text:span><text:reference-mark-start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87">(Lambert </text:span></text:span><text:span text:style-name="Default_20_Paragraph_20_Font"><text:span text:style-name="T84">et al.</text:span></text:span><text:span text:style-name="Default_20_Paragraph_20_Font"><text:span text:style-name="T87"> 2010)</text:span></text:span><text:reference-mark-end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87">. Our results </text:span></text:span><text:soft-page-break/><text:span text:style-name="Default_20_Paragraph_20_Font"><text:span text:style-name="T87">show that higher precipitation during early spring, i.e. before and at the beginning of the flowering season of </text:span></text:span><text:span text:style-name="Default_20_Paragraph_20_Font"><text:span text:style-name="T84">L. vernus</text:span></text:span><text:span text:style-name="Default_20_Paragraph_20_Font"><text:span text:style-name="T87"> contributes to advance the start of flowering for individual plants, although the effects of precipitation are weaker that those of temperature, and precipitation does not affect the position and duration of the flowering season. High precipitation during this period might lead to an earlier onset of growth and flowering either if it falls as snow, because it would protect overwintering shoots and flower buds from extremely low temperatures and frost damage </text:span></text:span><text:reference-mark-start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87">(Inouye </text:span></text:span><text:span text:style-name="Default_20_Paragraph_20_Font"><text:span text:style-name="T84">et al.</text:span></text:span><text:span text:style-name="Default_20_Paragraph_20_Font"><text:span text:style-name="T87"> 2002)</text:span></text:span><text:reference-mark-end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87">, or if it falls as rain, </text:span></text:span><office:annotation office:name="__Annotation__6590_50393791"><dc:creator>Alicia Valdés Rapado</dc:creator><dc:date>2018-11-20T18:04:09.76</dc:date><text:p text:style-name="P42"><text:span text:style-name="T114">This is like saying that part of the effects of precipitation are actually due to temperature. Not sure if that is good?</text:span></text:p></office:annotation><text:span text:style-name="Default_20_Paragraph_20_Font"><text:span text:style-name="T87">because it would then be associated with relatively mild temperatures</text:span></text:span><office:annotation-end office:name="__Annotation__6590_50393791"/><text:span text:style-name="Default_20_Paragraph_20_Font"><text:span text:style-name="T87">. </text:span></text:span></text:p>
      <text:p text:style-name="P10"><text:span text:style-name="Default_20_Paragraph_20_Font"><text:span text:style-name="T106"/></text:span></text:p>
      <text:p text:style-name="P10"><text:span text:style-name="Default_20_Paragraph_20_Font"><text:span text:style-name="T106">Precipitation </text:span></text:span><text:span text:style-name="Default_20_Paragraph_20_Font"><text:span text:style-name="T107">later in spring, during April and May, is expected to be associated with lower than average temperatures and lower availability of light, and thus poorer conditions for growth, fertilization and seed development.</text:span></text:span><text:span text:style-name="Default_20_Paragraph_20_Font"><text:span text:style-name="T106"> This would result in later flowering.</text:span></text:span></text:p>
      <text:p text:style-name="P10"><text:span text:style-name="Default_20_Paragraph_20_Font"><text:span text:style-name="T55">NO TRENDS IN PRECIPITATION</text:span></text:span></text:p>
      <text:p text:style-name="P4"><text:span text:style-name="Default_20_Paragraph_20_Font"/></text:p>
      <text:p text:style-name="P5"><text:span text:style-name="Default_20_Paragraph_20_Font"><text:span text:style-name="T63">Does the direction and strength of phenotypic selection on flowering time vary among years? Is variation in phenotypic selection among years related to climatic conditions during spring?</text:span></text:span></text:p>
      <text:p text:style-name="P4">(or min vs. max). Phenotypic selection gradients varied significantly among years, from strongly favoring (?) early flowering in some years to … in other years. This variation in selection was, however, not linked to spring temperatures or mean flowering time within the population. Our results thus show that while spring temperature had strong effects on trait expression, it had no detectable effect on phenotypic selection on flowering time. … Provide no support for that we should expect evolutionary responses to changes in temperatures … other factors causing variation in selection on flowering time than those influencing phenotypic plasticity of the trait …</text:p>
      <text:p text:style-name="P4">…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10"><office:annotation office:name="39"><dc:creator>Johan Ehrlén</dc:creator><dc:date>2018-10-08T10:11:00.76</dc:date><text:p>Note to self: Here, come back to the point about RN:s in the introduction, and interpret results from this perspective. No change in selection with change in mean trait expression, i.e. movements along thermal reaction norms!? Why not a counter-gradient response? Total length of season vs. length of season when assimilation is possible 8canopy closure) …</text:p></office:annotation><text:span text:style-name="Default_20_Paragraph_20_Font"><text:span text:style-name="T2">…</text:span></text:span><office:annotation-end office:name="39"/><text:span text:style-name="Default_20_Paragraph_20_Font"><text:span text:style-name="T2"> Phenotypic selection gradients varied significantly among years, from strongly favoring (?) early </text:span></text:span><text:soft-page-break/><text:span text:style-name="Default_20_Paragraph_20_Font"><text:span text:style-name="T2">flowering in some years to … in other years. … Other results for selection on flowering time … direction … among-year variation … Among-year variation in selection gradients in general … methodological concerns … implications … [Temporal variation in selection is important because it determines the overall direction and magnitude of selection, and because it may constrain adaptive evolution. Both the direction and strength of selection has been shown to vary geographically and among years, and in some systems temporal variation can be linked to climatic variation (e.g. </text:span></text:span><office:annotation office:name="__Annotation__3443_105420108"><dc:creator>Alicia Valdés Rapado</dc:creator><dc:date>2018-11-02T09:57:19.76</dc:date><text:p text:style-name="P42"><text:span text:style-name="T114">The geographic mosaic of coevolution?</text:span></text:p></office:annotation><text:span text:style-name="Default_20_Paragraph_20_Font"><text:span text:style-name="T2">Thompson 2005</text:span></text:span><office:annotation-end office:name="__Annotation__3443_105420108"/><text:span text:style-name="Default_20_Paragraph_20_Font"><text:span text:style-name="T2">; </text:span></text:span><text:reference-mark-start text:name="ZOTERO_ITEM CSL_CITATION {&quot;citationID&quot;:&quot;6hOWeBtz&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A7piPW14u"/><text:span text:style-name="T77">(Siepielski </text:span><text:span text:style-name="T74">et al.</text:span><text:span text:style-name="T77"> 2009)</text:span><text:reference-mark-end text:name="ZOTERO_ITEM CSL_CITATION {&quot;citationID&quot;:&quot;6hOWeBtz&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A7piPW14u"/><text:span text:style-name="T1">.]</text:span><text:span text:style-name="Default_20_Paragraph_20_Font"><text:span text:style-name="T2"> … Empirical evidence suggest that selection estimates vary both spatially and over time within populations (cf. reviews)… Yet, the prevalence of temporal variation in selection have been questioned based on … </text:span></text:span><office:annotation office:name="__Annotation__3334_1775934557"><dc:creator>Alicia Valdés Rapado</dc:creator><dc:date>2018-10-31T17:00:39.76</dc:date><text:p text:style-name="P42"><text:span text:style-name="T114">Reference?</text:span></text:p></office:annotation><text:span text:style-name="T1">Hadfield et al 2xxx</text:span><office:annotation-end office:name="__Annotation__3334_1775934557"/><text:span text:style-name="Default_20_Paragraph_20_Font"><text:span text:style-name="T2">). We also know very little about the causes of temporal variation in natural selection (but see </text:span></text:span><text:reference-mark-start text:name="ZOTERO_ITEM CSL_CITATION {&quot;citationID&quot;:&quot;Itio98lh&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Ue9JecoUXb"/><text:span text:style-name="T77">(Charmantier </text:span><text:span text:style-name="T74">et al.</text:span><text:span text:style-name="T77"> </text:span><text:span text:style-name="T1">2008)</text:span><text:reference-mark-end text:name="ZOTERO_ITEM CSL_CITATION {&quot;citationID&quot;:&quot;Itio98lh&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Ue9JecoUXb"/><text:span text:style-name="T1">.]</text:span></text:p>
      <text:p text:style-name="P4">… This variation in selection was, however, not linked to spring temperatures or mean flowering time within the population. … Implications … Consequences … Causes … Other selective agents – Not strongly linked to spring temperatures … Other studies … General about effects of (climatic) drivers on trait expression, selection on thermal reaction norms (can not be excluded – further studies needed), counter- and co-gradient patterns, other types of potential relationships .. Concluding remark</text:p>
      <text:p text:style-name="P4">We conclude … CC vs. plasticity and selection …</text:p>
      <text:p text:style-name="P4">Things we can add from <text:reference-mark-start text:name="ZOTERO_ITEM CSL_CITATION {&quot;citationID&quot;:&quot;XMmFqtaP&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slrIpvu7Sg"/><text:span text:style-name="T88">(Siepielski </text:span><text:span text:style-name="T89">et al.</text:span><text:span text:style-name="T88"> 2009)</text:span><text:reference-mark-end text:name="ZOTERO_ITEM CSL_CITATION {&quot;citationID&quot;:&quot;XMmFqtaP&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slrIpvu7Sg"/><text:span text:style-name="T88">:</text:span></text:p>
      <text:p text:style-name="P4"><text:span text:style-name="T62">The </text:span><text:span text:style-name="T61">strength of selection often varies considerably from year to year. C</text:span><text:span text:style-name="T60">hanges in the direction of selection are frequent</text:span><text:span text:style-name="T61">. </text:span><text:span text:style-name="T60">Changes in the form of selection are likely common, but harder to quantify. Variation in environmental conditions driven by climatic fluctuations appears to be a common and </text:span><text:span text:style-name="T60">important causal mechanism underlying temporal variation in the strength, direction and form of selection. Many studies measuring the strength of selection in Kingsolver et al. 2001 were not temporally replicated. Consideration of long-term selection on traits increases the chance of detecting infrequent bouts of strong selection. Overall, changes in the direction of selection are relatively common (not in our study! - almost always negative selection gradients). Most </text:span><text:soft-page-break/><text:span text:style-name="T60">populations may experience infrequent bouts of strong selection tempered with other bouts of weaker selection (selection may be particularly strong at times, however, it is rarely consistent in strength) and there is a tendency for traits experiencing stronger selection to be accompanied by greater temporal variation in the strength of such selection. Several studies identified fluctuating climate as an important factor causing selection to vary. Patterns of rainfall, in particular, emerged as a principal cause of temporal variation in selection although its effect was more often indirect. In general, determining the causes of selection is more difficult than quantifying selection or testing for its statistical significance. Consequently, our understanding of the causes of selection has greatly lagged behind our ability to detect selection, which clearly hinders our ability to predict how fitness landscapes (and thus the strength, direction and form of selection) will shift in response to climate change or other perturbations.</text:span></text:p>
      <text:p text:style-name="P4">REFERENCES</text:p>
      <text:section text:style-name="Sect1" text:name="ZOTERO_BIBL {&quot;uncited&quot;:[],&quot;omitted&quot;:[],&quot;custom&quot;:[]} CSL_BIBLIOGRAPHY RND0XoDuqngJO">
        <text:p text:style-name="Bibliography_20_1">Anderson, J.T., Inouye, D.W., McKinney, A.M., Colautti, R.I. &amp; Mitchell-Olds, T. (2012). Phenotypic plasticity and adaptive evolution contribute to advancing flowering phenology in response to climate change. <text:span text:style-name="T22">Proceedings of the Royal Society of London B: Biological Sciences</text:span>, 279, 3843–3852.</text:p>
        <text:p text:style-name="Bibliography_20_1">Arnold, S.J. (1986). Limits on stabilizing, disruptive, and correlational selection set by the opportunity for selection. <text:span text:style-name="T22">The American Naturalist</text:span>, 128, 143–146.</text:p>
        <text:p text:style-name="Bibliography_20_1">Bock, A., Sparks, T.H., Estrella, N., Jee, N., Casebow, A., Schunk, C., <text:span text:style-name="T22">et al.</text:span> (2014). Changes in first flowering dates and flowering duration of 232 plant species on the island of Guernsey. <text:span text:style-name="T22">Global Change Biology</text:span>, 20, 3508–3519.</text:p>
        <text:p text:style-name="Bibliography_20_1">Bonebrake, T.C. &amp; Mastrandrea, M.D. (2010). Tolerance adaptation and precipitation changes complicate latitudinal patterns of climate change impacts. <text:span text:style-name="T22">PNAS</text:span>, 107, 12581–12586.</text:p>
        <text:p text:style-name="Bibliography_20_1">CaraDonna, P.J., Iler, A.M. &amp; Inouye, D.W. (2014). Shifts in flowering phenology reshape a subalpine plant community. <text:span text:style-name="T22">PNAS</text:span>, 111, 4916–4921.</text:p>
        <text:p text:style-name="Bibliography_20_1">Charmantier, A. &amp; Gienapp, P. (2014). Climate change and timing of avian breeding and migration: evolutionary versus plastic changes. <text:span text:style-name="T22">Evolutionary Applications</text:span>, 7, 15–28.</text:p>
        <text:p text:style-name="Bibliography_20_1">Charmantier, A., McCleery, R.H., Cole, L.R., Perrins, C., Kruuk, L.E.B. &amp; Sheldon, B.C. (2008). <text:soft-page-break/>Adaptive phenotypic plasticity in response to climate change in a wild bird population. <text:span text:style-name="T22">Science</text:span>, 320, 800–803.</text:p>
        <text:p text:style-name="Bibliography_20_1">Chevin, L.-M., Lande, R. &amp; Mace, G.M. (2010). Adaptation, plasticity, and extinction in a changind environment: towards a predictive theory. <text:span text:style-name="T22">PLOS Biology</text:span>, 8, e1000357.</text:p>
        <text:p text:style-name="Bibliography_20_1">Cleland, E.E., Chiariello, N.R., Loarie, S.R., Mooney, H.A. &amp; Field, C.B. (2006). Diverse responses of phenology to global changes in a grassland ecosystem. <text:span text:style-name="T22">PNAS</text:span>, 103, 13740–13744.</text:p>
        <text:p text:style-name="Bibliography_20_1">Cleland, E.E., Chuine, I., Menzel, A., Mooney, H.A. &amp; Schwartz, M.D. (2007). Shifting plant phenology in response to global change. <text:span text:style-name="T22">Trends in Ecology &amp; Evolution</text:span>, 22, 357–365.</text:p>
        <text:p text:style-name="Bibliography_20_1">Conner, J.K., Franks, R. &amp; Stewart, C. (2003). Expression of additive genetic variances and covariances for wild radish floral traits: comparison between field and greenhouse environments. <text:span text:style-name="T22">Evolution</text:span>, 57, 487–495.</text:p>
        <text:p text:style-name="Bibliography_20_1">Conover, D.O., Duffy, T.A. &amp; Hice, L.A. (2009). The covariance between genetic and environmental influences across ecological gradients: reassessing the evolutionary significance of countergradient and cogradient variation. <text:span text:style-name="T22">Annals of the New York Academy of Sciences</text:span>, 1168, 100–129.</text:p>
        <text:p text:style-name="Bibliography_20_1">Conover, D.O. &amp; Schultz, E.T. (1995). Phenotypic similarity and the evolutionary significance of countergradient variation. <text:span text:style-name="T22">Trends in Ecology &amp; Evolution</text:span>, 10, 248–252.</text:p>
        <text:p text:style-name="Bibliography_20_1">Diffenbaugh, N.S. &amp; Field, C.B. (2013). Changes in ecologically critical terrestrial climate conditions. <text:span text:style-name="T22">Science</text:span>, 341, 486–492.</text:p>
        <text:p text:style-name="Bibliography_20_1">Domínguez, C.A. &amp; Dirzo, R. (1995). Rainfall and flowering synchrony in a tropical shrub: Variable selection on the flowering time of Erythroxylum havanense. <text:span text:style-name="T22">Evol Ecol</text:span>, 9, 204–216.</text:p>
        <text:p text:style-name="Bibliography_20_1">Dunne, J.A., Harte, J. &amp; Taylor, K.J. (2003). Subalpine meadow flowering phenology responses to climate change: integrating experimental and gradient methods. <text:span text:style-name="T22">Ecological Monographs</text:span>, 73, 69–86.</text:p>
        <text:p text:style-name="Bibliography_20_1">Ehrlen, J. (1992). Proximate lmits to seed production in a herbaceous perennial legume, Lathyrus vernus. <text:span text:style-name="T22">Ecology</text:span>, 73, 1820–1831.</text:p>
        <text:p text:style-name="Bibliography_20_1">Ehrlén, J. &amp; Lehtilä, K. (2002). How perennial are perennial plants? <text:span text:style-name="T22">Oikos</text:span>, 98, 308–322.</text:p>
        <text:p text:style-name="Bibliography_20_1">Ehrlén, J. &amp; Münzbergová, Z. (2009). Timing of flowering: opposed selection on different fitness components and trait covariation. <text:span text:style-name="T22">The American Naturalist</text:span>, 173, 819–830.</text:p>
        <text:p text:style-name="Bibliography_20_1">Ehrlén, J. &amp; Van Groenendael, J. (2001). Storage and the delayed costs of reproduction in the <text:soft-page-break/>understorey perennial Lathyrus vernus. <text:span text:style-name="T22">Journal of Ecology</text:span>, 89, 237–246.</text:p>
        <text:p text:style-name="Bibliography_20_1">Franks, S.J., Sim, S. &amp; Weis, A.E. (2007). Rapid evolution of flowering time by an annual plant in response to a climate fluctuation. <text:span text:style-name="T22">PNAS</text:span>, 104, 1278–1282.</text:p>
        <text:p text:style-name="Bibliography_20_1">Gienapp, P., Teplitsky, C., Alho, J.S., Mills, J.A. &amp; Merilä, J. (2008). Climate change and evolution: disentangling environmental and genetic responses. <text:span text:style-name="T22">Molecular Ecology</text:span>, 17, 167–178.</text:p>
        <text:p text:style-name="Bibliography_20_1">Høye, T.T., Post, E., Schmidt, N.M., Trøjelsgaard, K. &amp; Forchhammer, M.C. (2013). Shorter flowering seasons and declining abundance of flower visitors in a warmer Arctic. <text:span text:style-name="T22">Nature Climate Change</text:span>, 3, 759–763.</text:p>
        <text:p text:style-name="Bibliography_20_1">Ibáñez, I., Primack, R.B., Miller-Rushing, A.J., Ellwood, E., Higuchi, H., Lee, S.D., <text:span text:style-name="T22">et al.</text:span> (2010). Forecasting phenology under global warming. <text:span text:style-name="T22">Philosophical Transactions of the Royal Society of London B: Biological Sciences</text:span>, 365, 3247–3260.</text:p>
        <text:p text:style-name="Bibliography_20_1">Inouye, D., Morales, M. &amp; Dodge, G. (2002). Variation in timing and abundance of flowering by Delphinium barbeyi Huth (Ranunculaceae): the roles of snowpack, frost, and La Ni&amp;#x000F1;a, in the context of climate change. <text:span text:style-name="T22">Oecologia</text:span>, 130, 543–550.</text:p>
        <text:p text:style-name="Bibliography_20_1">IPCC. (2014). Climate Change 2014: Synthesis Report. Contribution of Working Groups I, II and III to the Fifth Assessment Report of the Intergovernmental Panel on Climate Change [Core Writing Team, R.K. Pachauri and L.A. Meyer (eds.)]. IPCC, Geneva, Switzerland, 151 pp.</text:p>
        <text:p text:style-name="Bibliography_20_1">Lambert, A.M., Miller‐Rushing, A.J. &amp; Inouye, D.W. (2010). Changes in snowmelt date and summer precipitation affect the flowering phenology of Erythronium grandiflorum (glacier lily; Liliaceae). <text:span text:style-name="T22">American Journal of Botany</text:span>, 97, 1431–1437.</text:p>
        <text:p text:style-name="Bibliography_20_1">Lande, R. &amp; Arnold, S.J. (1983). The measurement of selection on correlated characters. <text:span text:style-name="T22">Evolution</text:span>, 37, 1210–1226.</text:p>
        <text:p text:style-name="Bibliography_20_1">Llorens, L. &amp; Peñuelas, J. (2005). Experimental evidence of future drier and warmer conditions affecting flowering of two co-occuring Mediterranean shrubs. <text:span text:style-name="T22">International Journal of Plant Sciences</text:span>, 166, 235–245.</text:p>
        <text:p text:style-name="Bibliography_20_1">MacColl, A.D.C. (2011). The ecological causes of evolution. <text:span text:style-name="T22">Trends in Ecology &amp; Evolution</text:span>, 26, 514–522.</text:p>
        <text:p text:style-name="Bibliography_20_1">Marrot, P., Charmantier, A., Blondel, J. &amp; Garant, D. (2018). Current spring warming as a driver of selection on reproductive timing in a wild passerine. <text:span text:style-name="T22">Journal of Animal Ecology</text:span>, 87, 754–764.</text:p>
        <text:p text:style-name="Bibliography_20_1"><text:soft-page-break/>Nakagawa, S. &amp; Schielzeth, H. (2013). A general and simple method for obtaining R2 from generalized linear mixed-effects models. <text:span text:style-name="T22">Methods in Ecology and Evolution</text:span>, 4, 133–142.</text:p>
        <text:p text:style-name="Bibliography_20_1">Peñuelas, J., Filella, I., Zhang, X., Llorens, L., Ogaya, R., Lloret, F., <text:span text:style-name="T22">et al.</text:span> (2004). Complex spatiotemporal phenological shifts as a response to rainfall changes. <text:span text:style-name="T22">New Phytologist</text:span>, 161, 837–846.</text:p>
        <text:p text:style-name="Bibliography_20_1">Phoenix, G.K., Gwynn‐Jones, D., Callaghan, T.V., Sleep, D. &amp; Lee, J.A. (2001). Effects of global change on a sub-Arctic heath: effects of enhanced UV-B radiation and increased summer precipitation. <text:span text:style-name="T22">Journal of Ecology</text:span>, 89, 256–267.</text:p>
        <text:p text:style-name="Bibliography_20_1">R Core Team. (2018). <text:span text:style-name="T22">R: A language and environment for statistical computing. R Foundation for Statistical Computing, Vienna, Austria. URL <text:s text:c="2"/>http://www.R-project.org/.</text:span></text:p>
        <text:p text:style-name="Bibliography_20_1">Rausher, M.D. (1992). The measurement of selection on quantitative traits: biases due to environmental covariances between traits and fitness. <text:span text:style-name="T22">Evolution</text:span>, 46, 616–626.</text:p>
        <text:p text:style-name="Bibliography_20_1">Réale, D., McAdam, A.G., Boutin, S. &amp; Berteaux, D. (2003). Genetic and plastic responses of a northern mammal to climate change. <text:span text:style-name="T22">Proceedings of the Royal Society of London B: Biological Sciences</text:span>, 270, 591–596.</text:p>
        <text:p text:style-name="Bibliography_20_1">Siepielski, A.M., DiBattista, J.D. &amp; Carlson, S.M. (2009). It’s about time: the temporal dynamics of phenotypic selection in the wild. <text:span text:style-name="T22">Ecology Letters</text:span>, 12, 1261–1276.</text:p>
        <text:p text:style-name="Bibliography_20_1">Siepielski, A.M., Morrissey, M.B., Buoro, M., Carlson, S.M., Caruso, C.M., Clegg, S.M., <text:span text:style-name="T22">et al.</text:span> (2017). Precipitation drives global variation in natural selection. <text:span text:style-name="T22">Science</text:span>, 355, 959–962.</text:p>
        <text:p text:style-name="Bibliography_20_1">Sola, A.J. &amp; Ehrlén, J. (2007). Vegetative phenology constrains the onset of flowering in the perennial herb Lathyrus vernus. <text:span text:style-name="T22">Journal of Ecology</text:span>, 95, 208–216.</text:p>
        <text:p text:style-name="Bibliography_20_1">Stinchcombe, J.R., Agrawal, A.F., Hohenlohe, P.A., Arnold, S.J. &amp; Blows, M.W. (2008). Estimating nonlinear selection gradients using quadratic regression coefficients: double or nothing? <text:span text:style-name="T22">Evolution</text:span>, 62, 2435–2440.</text:p>
        <text:p text:style-name="Bibliography_20_1">Theobald, E.J., Breckheimer, I. &amp; HilleRisLambers, J. (2017). Climate drives phenological reassembly of a mountain wildflower meadow community. <text:span text:style-name="T22">Ecology</text:span>, 98, 2799–2812.</text:p>
        <text:p text:style-name="Bibliography_20_1">Via, S., Gomulkiewicz, R., Jong, G.D., Scheiner, S.M., Schlichting, C.D. &amp; Tienderen, P.H.V. (1995). Adaptive phenotypic plasticity: consensus and controversy. <text:span text:style-name="T22">Trends in Ecology &amp; Evolution</text:span>, 10, 212–217.</text:p>
        <text:p text:style-name="Bibliography_20_1">Visser, M.E. &amp; Both, C. (2005). Shifts in phenology due to global climate change: the need for a <text:soft-page-break/>yardstick. <text:span text:style-name="T22">Proceedings of the Royal Society of London B: Biological Sciences</text:span>, 272, 2561–2569.</text:p>
        <text:p text:style-name="Bibliography_20_1">Visser, M.E., Gienapp, P., Husby, A., Morrisey, M., Hera, I. de la, Pulido, F., <text:span text:style-name="T22">et al.</text:span> (2015). Effects of spring temperatures on the strength of selection on timing of reproduction in a long-distance migratory bird. <text:span text:style-name="T22">PLOS Biology</text:span>, 13, e1002120.</text:p>
        <text:p text:style-name="Bibliography_20_1">Wadgymar, S.M., Ogilvie, J.E., Inouye, D.W., Weis, A.E. &amp; Anderson, J.T. (2018). Phenological responses to multiple environmental drivers under climate change: insights from a long-term observational study and a manipulative field experiment. <text:span text:style-name="T22">New Phytologist</text:span>, 218, 517–529.</text:p>
        <text:p text:style-name="Bibliography_20_1">Widén, B. &amp; Schiemann, K. (2003). The pattern of variation in leaflet shape and reproductive characters in Lathyrus vernus (L.) Bernh. (Fabaceae). <text:span text:style-name="T22">Plant Syst. Evol.</text:span>, 240, 41–54.</text:p>
      </text:section>
      <text:section text:style-name="Sect2" text:name="Sect2">
        <text:p text:style-name="P1"/>
        <text:p text:style-name="P1">Tables</text:p>
        <text:p text:style-name="P10"><text:span text:style-name="Default_20_Paragraph_20_Font"><text:span text:style-name="T2">Table 1: Results of models testing for effects of yearly climate on (A) first flowering date (FFD) for individual plants, and on three measures of the yearly position (B) and the yearly duration (C) of the flowering season of </text:span></text:span><text:span text:style-name="Default_20_Paragraph_20_Font"><text:span text:style-name="T5">Lathyrus vernus</text:span></text:span><text:span text:style-name="Default_20_Paragraph_20_Font"><text:span text:style-name="T2">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text:span></text:span><text:span text:style-name="Default_20_Paragraph_20_Font"><text:span text:style-name="T50">In (A), linear mixed models with plant individual as a random effect and number of flowers as a covariate were used, averaged estimates and z-values across all models with ΔAICc &lt; 2 are shown, and values of marginal and conditional pseudo-R</text:span></text:span><text:span text:style-name="Default_20_Paragraph_20_Font"><text:span text:style-name="T20">2</text:span></text:span><text:span text:style-name="Default_20_Paragraph_20_Font"><text:span text:style-name="T50"> (representing, respectively, the variance explained by the fixed effects and by the entire model, </text:span></text:span><text:reference-mark-start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50">(Nakagawa &amp; Schielzeth </text:span></text:span><text:span text:style-name="T1">2013)</text:span><text:bookmark text:name="ZOTERO_ITEM_CSL_CITATION_{&quot;citationID&quot;:&quot;1"/><text:reference-mark-end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50"> are shown for the best model resulting from model selection. </text:span></text:span><text:span text:style-name="Default_20_Paragraph_20_Font"><text:span text:style-name="T51">∑w</text:span></text:span><text:span text:style-name="Default_20_Paragraph_20_Font"><text:span text:style-name="T43">i</text:span></text:span><text:span text:style-name="Default_20_Paragraph_20_Font"><text:span text:style-name="T50"> = Relative variable importance (sum of Akaike weights over all models including each variable). </text:span></text:span><text:span text:style-name="T67"><text:s/></text:span><text:span text:style-name="T68"><text:s text:c="3"/></text:span><text:span text:style-name="T66"><text:s text:c="6"/></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Response variable</text:p>
            </table:table-cell>
            <table:table-cell table:style-name="Tabla1.A1" office:value-type="string">
              <text:p text:style-name="P3">Predictor variable</text:p>
            </table:table-cell>
            <table:table-cell table:style-name="Tabla1.A1" table:number-columns-spanned="2" office:value-type="string">
              <text:p text:style-name="P17">Estimate</text:p>
            </table:table-cell>
            <table:covered-table-cell/>
            <table:table-cell table:style-name="Tabla1.A1" office:value-type="string">
              <text:p text:style-name="P17">Std. error</text:p>
            </table:table-cell>
            <table:table-cell table:style-name="Tabla1.A1" office:value-type="string">
              <text:p text:style-name="P22">z</text:p>
            </table:table-cell>
            <table:table-cell table:style-name="Tabla1.A1" office:value-type="string">
              <text:p text:style-name="P23"><text:span text:style-name="Default_20_Paragraph_20_Font"><text:span text:style-name="T11">∑w</text:span></text:span><text:span text:style-name="Default_20_Paragraph_20_Font"><text:span text:style-name="T42">i</text:span></text:span></text:p>
            </table:table-cell>
          </table:table-row>
          <table:table-row>
            <table:table-cell table:style-name="Tabla1.A2" table:number-rows-spanned="7" office:value-type="string">
              <text:p text:style-name="P16">A) FFD</text:p>
              <text:p text:style-name="P16"><text:s text:c="5"/>N = 2411</text:p>
              <text:p text:style-name="Table_20_Contents"><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 = 0.577</text:span></text:span></text:p>
              <text:p text:style-name="Table_20_Contents"><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628</text:span></text:span></text:p>
            </table:table-cell>
            <table:table-cell table:style-name="Tabla1.B2" office:value-type="string">
              <text:p text:style-name="P16">Precipitation March</text:p>
            </table:table-cell>
            <table:table-cell table:style-name="Tabla1.C2" office:value-type="float" office:value="1.163">
              <text:p text:style-name="P35">-0.716</text:p>
            </table:table-cell>
            <table:table-cell table:style-name="Tabla1.C2" office:value-type="float" office:value="0">
              <text:p text:style-name="P21">***</text:p>
            </table:table-cell>
            <table:table-cell table:style-name="Tabla1.C2" office:value-type="float" office:value="0.101">
              <text:p text:style-name="P33">0.105</text:p>
            </table:table-cell>
            <table:table-cell table:style-name="Tabla1.C2" office:value-type="float" office:value="11.49">
              <text:p text:style-name="P33">6.85</text:p>
            </table:table-cell>
            <table:table-cell table:style-name="Tabla1.C2" office:value-type="float" office:value="0">
              <text:p text:style-name="P18">1.00</text:p>
            </table:table-cell>
          </table:table-row>
          <table:table-row>
            <table:covered-table-cell/>
            <table:table-cell table:style-name="Tabla1.B2" office:value-type="string">
              <text:p text:style-name="P16">Precipitation April</text:p>
            </table:table-cell>
            <table:table-cell table:style-name="Tabla1.C2" office:value-type="float" office:value="0.103">
              <text:p text:style-name="P35">-0.345</text:p>
            </table:table-cell>
            <table:table-cell table:style-name="Tabla1.C2" office:value-type="float" office:value="0">
              <text:p text:style-name="P21">**</text:p>
            </table:table-cell>
            <table:table-cell table:style-name="Tabla1.C2" office:value-type="float" office:value="0">
              <text:p text:style-name="P33">0.125</text:p>
            </table:table-cell>
            <table:table-cell table:style-name="Tabla1.C2" office:value-type="float" office:value="0">
              <text:p text:style-name="P33">2.77</text:p>
            </table:table-cell>
            <table:table-cell table:style-name="Tabla1.C2" office:value-type="float" office:value="0">
              <text:p text:style-name="P18">0.95</text:p>
            </table:table-cell>
          </table:table-row>
          <table:table-row>
            <table:covered-table-cell/>
            <table:table-cell table:style-name="Tabla1.B2" office:value-type="string">
              <text:p text:style-name="P16">Mean March</text:p>
            </table:table-cell>
            <table:table-cell table:style-name="Tabla1.C2" office:value-type="float" office:value="0">
              <text:p text:style-name="P35">-0.074</text:p>
            </table:table-cell>
            <table:table-cell table:style-name="Tabla1.C2">
              <text:p text:style-name="P21"/>
            </table:table-cell>
            <table:table-cell table:style-name="Tabla1.C2" office:value-type="float" office:value="0">
              <text:p text:style-name="P33">0.136</text:p>
            </table:table-cell>
            <table:table-cell table:style-name="Tabla1.C2" office:value-type="float" office:value="0">
              <text:p text:style-name="P33">0.54</text:p>
            </table:table-cell>
            <table:table-cell table:style-name="Tabla1.C2" office:value-type="float" office:value="0">
              <text:p text:style-name="P18">0.23</text:p>
            </table:table-cell>
          </table:table-row>
          <table:table-row>
            <table:covered-table-cell/>
            <table:table-cell table:style-name="Tabla1.B2" office:value-type="string">
              <text:p text:style-name="P16">Max March</text:p>
            </table:table-cell>
            <table:table-cell table:style-name="Tabla1.C2" office:value-type="float" office:value="0">
              <text:p text:style-name="P35">-0.236</text:p>
            </table:table-cell>
            <table:table-cell table:style-name="Tabla1.C2">
              <text:p text:style-name="P21"/>
            </table:table-cell>
            <table:table-cell table:style-name="Tabla1.C2" office:value-type="float" office:value="0">
              <text:p text:style-name="P33">0.185</text:p>
            </table:table-cell>
            <table:table-cell table:style-name="Tabla1.C2" office:value-type="float" office:value="0">
              <text:p text:style-name="P33">1.28</text:p>
            </table:table-cell>
            <table:table-cell table:style-name="Tabla1.C2" office:value-type="float" office:value="0">
              <text:p text:style-name="P18">0.63</text:p>
            </table:table-cell>
          </table:table-row>
          <table:table-row>
            <table:covered-table-cell/>
            <table:table-cell table:style-name="Tabla1.B2" office:value-type="string">
              <text:p text:style-name="P16">Mean April</text:p>
            </table:table-cell>
            <table:table-cell table:style-name="Tabla1.C2" office:value-type="float" office:value="0">
              <text:p text:style-name="P35">-2.188</text:p>
            </table:table-cell>
            <table:table-cell table:style-name="Tabla1.C2" office:value-type="float" office:value="0">
              <text:p text:style-name="P21">***</text:p>
            </table:table-cell>
            <table:table-cell table:style-name="Tabla1.C2" office:value-type="float" office:value="0">
              <text:p text:style-name="P33">0.134</text:p>
            </table:table-cell>
            <table:table-cell table:style-name="Tabla1.C2" office:value-type="float" office:value="0">
              <text:p text:style-name="P33">16.29</text:p>
            </table:table-cell>
            <table:table-cell table:style-name="Tabla1.C2" office:value-type="float" office:value="0">
              <text:p text:style-name="P18">1.00</text:p>
            </table:table-cell>
          </table:table-row>
          <table:table-row>
            <table:covered-table-cell/>
            <table:table-cell table:style-name="Tabla1.B2" office:value-type="string">
              <text:p text:style-name="P16">Mean May</text:p>
            </table:table-cell>
            <table:table-cell table:style-name="Tabla1.C2" office:value-type="float" office:value="0">
              <text:p text:style-name="P35">-3.754</text:p>
            </table:table-cell>
            <table:table-cell table:style-name="Tabla1.C2" office:value-type="float" office:value="0">
              <text:p text:style-name="P21">***</text:p>
            </table:table-cell>
            <table:table-cell table:style-name="Tabla1.C2" office:value-type="float" office:value="0">
              <text:p text:style-name="P33">0.113</text:p>
            </table:table-cell>
            <table:table-cell table:style-name="Tabla1.C2" office:value-type="float" office:value="0">
              <text:p text:style-name="P33">33.17</text:p>
            </table:table-cell>
            <table:table-cell table:style-name="Tabla1.C2" office:value-type="float" office:value="0">
              <text:p text:style-name="P18">1.00</text:p>
            </table:table-cell>
          </table:table-row>
          <table:table-row>
            <table:covered-table-cell/>
            <table:table-cell table:style-name="Tabla1.B2" office:value-type="string">
              <text:p text:style-name="P16">Number of flowers</text:p>
            </table:table-cell>
            <table:table-cell table:style-name="Tabla1.C2" office:value-type="float" office:value="0">
              <text:p text:style-name="P35">-2.407</text:p>
            </table:table-cell>
            <table:table-cell table:style-name="Tabla1.C2" office:value-type="float" office:value="0">
              <text:p text:style-name="P21">***</text:p>
            </table:table-cell>
            <table:table-cell table:style-name="Tabla1.C2" office:value-type="float" office:value="0">
              <text:p text:style-name="P24">0.101</text:p>
            </table:table-cell>
            <table:table-cell table:style-name="Tabla1.C2" office:value-type="float" office:value="0">
              <text:p text:style-name="P33">23.86</text:p>
            </table:table-cell>
            <table:table-cell table:style-name="Tabla1.C2" office:value-type="float" office:value="0">
              <text:p text:style-name="P18">1.00</text:p>
            </table:table-cell>
          </table:table-row>
          <table:table-row>
            <table:table-cell table:style-name="Tabla1.A9" office:value-type="string">
              <text:p text:style-name="P16"/>
            </table:table-cell>
            <table:table-cell table:style-name="Tabla1.A9" office:value-type="string">
              <text:p text:style-name="P21"/>
            </table:table-cell>
            <table:table-cell table:style-name="Tabla1.C9" table:number-columns-spanned="2" office:value-type="float" office:value="0">
              <text:p text:style-name="P20">Estimate</text:p>
            </table:table-cell>
            <table:covered-table-cell/>
            <table:table-cell table:style-name="Tabla1.C9" office:value-type="float" office:value="0">
              <text:p text:style-name="P18">Std. error</text:p>
            </table:table-cell>
            <table:table-cell table:style-name="Tabla1.C9" table:number-columns-spanned="2" office:value-type="float" office:value="0">
              <text:p text:style-name="P18">t</text:p>
            </table:table-cell>
            <table:covered-table-cell/>
          </table:table-row>
          <table:table-row>
            <table:table-cell table:style-name="Tabla1.B2" office:value-type="string">
              <text:p text:style-name="P16">B) Position of the fl. season</text:p>
            </table:table-cell>
            <table:table-cell table:style-name="Tabla1.B2" office:value-type="string">
              <text:p text:style-name="P16"/>
            </table:table-cell>
            <table:table-cell table:style-name="Tabla1.C10">
              <text:p text:style-name="P38"/>
            </table:table-cell>
            <table:table-cell table:style-name="Tabla1.C10">
              <text:p text:style-name="P3"/>
            </table:table-cell>
            <table:table-cell table:style-name="Tabla1.C10">
              <text:p text:style-name="P39"/>
            </table:table-cell>
            <table:table-cell table:style-name="Tabla1.C10" table:number-columns-spanned="2">
              <text:p text:style-name="P39"/>
            </table:table-cell>
            <table:covered-table-cell/>
          </table:table-row>
          <table:table-row>
            <table:table-cell table:style-name="Tabla1.A9" table:number-rows-spanned="4" office:value-type="string">
              <text:p text:style-name="P16"><text:s text:c="5"/>Start</text:p>
              <text:p text:style-name="P16"><text:s text:c="10"/>N = 22</text:p>
              <text:p text:style-name="Table_20_Contents"><text:span text:style-name="Default_20_Paragraph_20_Font"><text:span text:style-name="T1"><text:s text:c="10"/></text:span></text:span><text:span text:style-name="Default_20_Paragraph_20_Font"><text:span text:style-name="T45">R</text:span></text:span><text:span text:style-name="Default_20_Paragraph_20_Font"><text:span text:style-name="T21">2 </text:span></text:span><text:span text:style-name="Default_20_Paragraph_20_Font"><text:span text:style-name="T45">= 0.719</text:span></text:span></text:p>
            </table:table-cell>
            <table:table-cell table:style-name="Tabla1.B2" office:value-type="string">
              <text:p text:style-name="P16">Precipitation March</text:p>
            </table:table-cell>
            <table:table-cell table:style-name="Tabla1.C10" office:value-type="float" office:value="0">
              <text:p text:style-name="P34"><text:span text:style-name="Default_20_Paragraph_20_Font"><text:span text:style-name="T17">-0.993</text:span></text:span></text:p>
            </table:table-cell>
            <table:table-cell table:style-name="Tabla1.C10">
              <text:p text:style-name="P3"/>
            </table:table-cell>
            <table:table-cell table:style-name="Tabla1.C10" office:value-type="float" office:value="0">
              <text:p text:style-name="P32"><text:span text:style-name="Default_20_Paragraph_20_Font"><text:span text:style-name="T17">0.888</text:span></text:span></text:p>
            </table:table-cell>
            <table:table-cell table:style-name="Tabla1.C10" table:number-columns-spanned="2" office:value-type="float" office:value="0">
              <text:p text:style-name="P32"><text:span text:style-name="Default_20_Paragraph_20_Font"><text:span text:style-name="T17">-1.12</text:span></text:span></text:p>
            </table:table-cell>
            <table:covered-table-cell/>
          </table:table-row>
          <table:table-row>
            <table:covered-table-cell/>
            <table:table-cell table:style-name="Tabla1.B2" office:value-type="string">
              <text:p text:style-name="P16">Precipitation April</text:p>
            </table:table-cell>
            <table:table-cell table:style-name="Tabla1.C10" office:value-type="float" office:value="0">
              <text:p text:style-name="P34">-0.353</text:p>
            </table:table-cell>
            <table:table-cell table:style-name="Tabla1.C10">
              <text:p text:style-name="P3"/>
            </table:table-cell>
            <table:table-cell table:style-name="Tabla1.C10" office:value-type="float" office:value="0">
              <text:p text:style-name="P32">0.938</text:p>
            </table:table-cell>
            <table:table-cell table:style-name="Tabla1.C10" table:number-columns-spanned="2" office:value-type="float" office:value="0">
              <text:p text:style-name="P36"><text:span text:style-name="Default_20_Paragraph_20_Font"><text:span text:style-name="T59">-0.38</text:span></text:span></text:p>
            </table:table-cell>
            <table:covered-table-cell/>
          </table:table-row>
          <table:table-row>
            <table:covered-table-cell/>
            <table:table-cell table:style-name="Tabla1.B2" office:value-type="string">
              <text:p text:style-name="P16">Mean April</text:p>
            </table:table-cell>
            <table:table-cell table:style-name="Tabla1.C10" office:value-type="float" office:value="0">
              <text:p text:style-name="P34"><text:span text:style-name="Default_20_Paragraph_20_Font"><text:span text:style-name="T17">-4.465</text:span></text:span></text:p>
            </table:table-cell>
            <table:table-cell table:style-name="Tabla1.C10" office:value-type="float" office:value="0">
              <text:p text:style-name="P3">***</text:p>
            </table:table-cell>
            <table:table-cell table:style-name="Tabla1.C10" office:value-type="float" office:value="0">
              <text:p text:style-name="P32"><text:span text:style-name="Default_20_Paragraph_20_Font"><text:span text:style-name="T17">1.001</text:span></text:span></text:p>
            </table:table-cell>
            <table:table-cell table:style-name="Tabla1.C10" table:number-columns-spanned="2" office:value-type="float" office:value="0">
              <text:p text:style-name="P32"><text:span text:style-name="Default_20_Paragraph_20_Font"><text:span text:style-name="T17">-4.46</text:span></text:span></text:p>
            </table:table-cell>
            <table:covered-table-cell/>
          </table:table-row>
          <table:table-row>
            <table:covered-table-cell/>
            <table:table-cell table:style-name="Tabla1.A9" office:value-type="string">
              <text:p text:style-name="P16">Mean May</text:p>
            </table:table-cell>
            <table:table-cell table:style-name="Tabla1.C14" office:value-type="float" office:value="0">
              <text:p text:style-name="P34"><text:span text:style-name="Default_20_Paragraph_20_Font"><text:span text:style-name="T17">-3.531</text:span></text:span></text:p>
            </table:table-cell>
            <table:table-cell table:style-name="Tabla1.C14" office:value-type="float" office:value="0">
              <text:p text:style-name="P3">***</text:p>
            </table:table-cell>
            <table:table-cell table:style-name="Tabla1.C14" office:value-type="float" office:value="0">
              <text:p text:style-name="P32"><text:span text:style-name="Default_20_Paragraph_20_Font"><text:span text:style-name="T17">0.823</text:span></text:span></text:p>
            </table:table-cell>
            <table:table-cell table:style-name="Tabla1.C14" table:number-columns-spanned="2" office:value-type="float" office:value="0">
              <text:p text:style-name="P32"><text:span text:style-name="Default_20_Paragraph_20_Font"><text:span text:style-name="T17">-4.29</text:span></text:span></text:p>
            </table:table-cell>
            <table:covered-table-cell/>
          </table:table-row>
          <table:table-row>
            <table:table-cell table:style-name="Tabla1.A9" table:number-rows-spanned="4" office:value-type="string">
              <text:p text:style-name="P16"><text:s text:c="5"/>Mean</text:p>
              <text:p text:style-name="P16"><text:s text:c="10"/>N = 22</text:p>
              <text:p text:style-name="Table_20_Contents"><text:span text:style-name="Default_20_Paragraph_20_Font"><text:span text:style-name="T1"><text:s text:c="10"/>R</text:span></text:span><text:span text:style-name="Default_20_Paragraph_20_Font"><text:span text:style-name="T19">2 </text:span></text:span><text:span text:style-name="Default_20_Paragraph_20_Font"><text:span text:style-name="T1">= 0.</text:span></text:span><text:span text:style-name="Default_20_Paragraph_20_Font"><text:span text:style-name="T45">764</text:span></text:span></text:p>
            </table:table-cell>
            <table:table-cell table:style-name="Tabla1.B2" office:value-type="string">
              <text:p text:style-name="P16">Precipitation March</text:p>
            </table:table-cell>
            <table:table-cell table:style-name="Tabla1.C15" office:value-type="float" office:value="0">
              <text:p text:style-name="P34"><text:span text:style-name="Default_20_Paragraph_20_Font"><text:span text:style-name="T17">-0.803</text:span></text:span></text:p>
            </table:table-cell>
            <table:table-cell table:style-name="Tabla1.C15">
              <text:p text:style-name="P3"/>
            </table:table-cell>
            <table:table-cell table:style-name="Tabla1.C15" office:value-type="float" office:value="0">
              <text:p text:style-name="P32"><text:span text:style-name="Default_20_Paragraph_20_Font"><text:span text:style-name="T17">0.724</text:span></text:span></text:p>
            </table:table-cell>
            <table:table-cell table:style-name="Tabla1.C15" table:number-columns-spanned="2" office:value-type="float" office:value="0">
              <text:p text:style-name="P32"><text:span text:style-name="Default_20_Paragraph_20_Font"><text:span text:style-name="T17">-1.11</text:span></text:span></text:p>
            </table:table-cell>
            <table:covered-table-cell/>
          </table:table-row>
          <table:table-row>
            <table:covered-table-cell/>
            <table:table-cell table:style-name="Tabla1.B2" office:value-type="string">
              <text:p text:style-name="P16">Precipitation April</text:p>
            </table:table-cell>
            <table:table-cell table:style-name="Tabla1.C15" office:value-type="float" office:value="0">
              <text:p text:style-name="P34">-0.627</text:p>
            </table:table-cell>
            <table:table-cell table:style-name="Tabla1.C15">
              <text:p text:style-name="P3"/>
            </table:table-cell>
            <table:table-cell table:style-name="Tabla1.C15" office:value-type="float" office:value="0">
              <text:p text:style-name="P32">0.765</text:p>
            </table:table-cell>
            <table:table-cell table:style-name="Tabla1.C15" table:number-columns-spanned="2" office:value-type="float" office:value="0">
              <text:p text:style-name="P32">-0.82</text:p>
            </table:table-cell>
            <table:covered-table-cell/>
          </table:table-row>
          <table:table-row>
            <table:covered-table-cell/>
            <table:table-cell table:style-name="Tabla1.B2" office:value-type="string">
              <text:p text:style-name="P16">Mean April</text:p>
            </table:table-cell>
            <table:table-cell table:style-name="Tabla1.C15" office:value-type="float" office:value="0">
              <text:p text:style-name="P34"><text:span text:style-name="Default_20_Paragraph_20_Font"><text:span text:style-name="T17">-3.429</text:span></text:span></text:p>
            </table:table-cell>
            <table:table-cell table:style-name="Tabla1.C15" office:value-type="float" office:value="0">
              <text:p text:style-name="P3">***</text:p>
            </table:table-cell>
            <table:table-cell table:style-name="Tabla1.C15" office:value-type="float" office:value="0">
              <text:p text:style-name="P32"><text:span text:style-name="Default_20_Paragraph_20_Font"><text:span text:style-name="T17">0.816</text:span></text:span></text:p>
            </table:table-cell>
            <table:table-cell table:style-name="Tabla1.C15" table:number-columns-spanned="2" office:value-type="float" office:value="0">
              <text:p text:style-name="P32"><text:span text:style-name="Default_20_Paragraph_20_Font"><text:span text:style-name="T17">-4.20</text:span></text:span></text:p>
            </table:table-cell>
            <table:covered-table-cell/>
          </table:table-row>
          <table:table-row>
            <table:covered-table-cell/>
            <table:table-cell table:style-name="Tabla1.A9" office:value-type="string">
              <text:p text:style-name="P16">Mean May</text:p>
            </table:table-cell>
            <table:table-cell table:style-name="Tabla1.C18" office:value-type="float" office:value="0">
              <text:p text:style-name="P34"><text:span text:style-name="Default_20_Paragraph_20_Font"><text:span text:style-name="T17">-4.004</text:span></text:span></text:p>
            </table:table-cell>
            <table:table-cell table:style-name="Tabla1.C18" office:value-type="float" office:value="0">
              <text:p text:style-name="P3">***</text:p>
            </table:table-cell>
            <table:table-cell table:style-name="Tabla1.C18" office:value-type="float" office:value="0">
              <text:p text:style-name="P32"><text:span text:style-name="Default_20_Paragraph_20_Font"><text:span text:style-name="T17">0.671</text:span></text:span></text:p>
            </table:table-cell>
            <table:table-cell table:style-name="Tabla1.C18" table:number-columns-spanned="2" office:value-type="float" office:value="0">
              <text:p text:style-name="P32"><text:span text:style-name="Default_20_Paragraph_20_Font"><text:span text:style-name="T17">-5.97</text:span></text:span></text:p>
            </table:table-cell>
            <table:covered-table-cell/>
          </table:table-row>
          <table:table-row>
            <table:table-cell table:style-name="Tabla1.A1" table:number-rows-spanned="4" office:value-type="string">
              <text:p text:style-name="P16"><text:s text:c="5"/>End</text:p>
              <text:p text:style-name="P16"><text:soft-page-break/><text:s text:c="10"/>N = 22</text:p>
              <text:p text:style-name="Table_20_Contents"><text:span text:style-name="Default_20_Paragraph_20_Font"><text:span text:style-name="T1"><text:s text:c="10"/>R</text:span></text:span><text:span text:style-name="Default_20_Paragraph_20_Font"><text:span text:style-name="T19">2 </text:span></text:span><text:span text:style-name="Default_20_Paragraph_20_Font"><text:span text:style-name="T1">= 0.844</text:span></text:span></text:p>
            </table:table-cell>
            <table:table-cell table:style-name="Tabla1.A2" office:value-type="string">
              <text:p text:style-name="P16">Precipitation March</text:p>
            </table:table-cell>
            <table:table-cell table:style-name="Tabla1.C19" office:value-type="float" office:value="0">
              <text:p text:style-name="P34">-0.461</text:p>
            </table:table-cell>
            <table:table-cell table:style-name="Tabla1.C19">
              <text:p text:style-name="P16"/>
            </table:table-cell>
            <table:table-cell table:style-name="Tabla1.C19" office:value-type="float" office:value="0">
              <text:p text:style-name="P32">0.549</text:p>
            </table:table-cell>
            <table:table-cell table:style-name="Tabla1.C19" table:number-columns-spanned="2" office:value-type="float" office:value="0">
              <text:p text:style-name="P32">-0.84</text:p>
            </table:table-cell>
            <table:covered-table-cell/>
          </table:table-row>
          <table:table-row>
            <table:covered-table-cell/>
            <table:table-cell table:style-name="Tabla1.B2" office:value-type="string">
              <text:p text:style-name="P16">Precipitation April</text:p>
            </table:table-cell>
            <table:table-cell table:style-name="Tabla1.C15" office:value-type="float" office:value="0">
              <text:p text:style-name="P34">-0.810</text:p>
            </table:table-cell>
            <table:table-cell table:style-name="Tabla1.C15">
              <text:p text:style-name="P16"/>
            </table:table-cell>
            <table:table-cell table:style-name="Tabla1.C15" office:value-type="float" office:value="0">
              <text:p text:style-name="P32">0.580</text:p>
            </table:table-cell>
            <table:table-cell table:style-name="Tabla1.C15" table:number-columns-spanned="2" office:value-type="float" office:value="0">
              <text:p text:style-name="P32">-1.40</text:p>
            </table:table-cell>
            <table:covered-table-cell/>
          </table:table-row>
          <table:table-row>
            <table:covered-table-cell/>
            <table:table-cell table:style-name="Tabla1.B2" office:value-type="string">
              <text:p text:style-name="P16">Mean April</text:p>
            </table:table-cell>
            <table:table-cell table:style-name="Tabla1.C15" office:value-type="float" office:value="0">
              <text:p text:style-name="P34">-2.324</text:p>
            </table:table-cell>
            <table:table-cell table:style-name="Tabla1.C15" office:value-type="float" office:value="0">
              <text:p text:style-name="P16">**</text:p>
            </table:table-cell>
            <table:table-cell table:style-name="Tabla1.C15" office:value-type="float" office:value="0">
              <text:p text:style-name="P32">0.618</text:p>
            </table:table-cell>
            <table:table-cell table:style-name="Tabla1.C15" table:number-columns-spanned="2" office:value-type="float" office:value="0">
              <text:p text:style-name="P32">-3.76</text:p>
            </table:table-cell>
            <table:covered-table-cell/>
          </table:table-row>
          <table:table-row>
            <table:covered-table-cell/>
            <table:table-cell table:style-name="Tabla1.A9" office:value-type="string">
              <text:p text:style-name="P16">Mean May</text:p>
            </table:table-cell>
            <table:table-cell table:style-name="Tabla1.C18" office:value-type="float" office:value="0">
              <text:p text:style-name="P34">-4.555</text:p>
            </table:table-cell>
            <table:table-cell table:style-name="Tabla1.C18" office:value-type="float" office:value="0">
              <text:p text:style-name="P16">***</text:p>
            </table:table-cell>
            <table:table-cell table:style-name="Tabla1.C18" office:value-type="float" office:value="0">
              <text:p text:style-name="P32">0.508</text:p>
            </table:table-cell>
            <table:table-cell table:style-name="Tabla1.C18" table:number-columns-spanned="2" office:value-type="float" office:value="0">
              <text:p text:style-name="P32">-8.96</text:p>
            </table:table-cell>
            <table:covered-table-cell/>
          </table:table-row>
          <table:table-row>
            <table:table-cell table:style-name="Tabla1.A2" office:value-type="string">
              <text:p text:style-name="P16">C) Duration or the fl. season</text:p>
            </table:table-cell>
            <table:table-cell table:style-name="Tabla1.A2" office:value-type="string">
              <text:p text:style-name="P21"/>
            </table:table-cell>
            <table:table-cell table:style-name="Tabla1.C23">
              <text:p text:style-name="P20"/>
            </table:table-cell>
            <table:table-cell table:style-name="Tabla1.C23">
              <text:p text:style-name="P21"/>
            </table:table-cell>
            <table:table-cell table:style-name="Tabla1.C23">
              <text:p text:style-name="P18"/>
            </table:table-cell>
            <table:table-cell table:style-name="Tabla1.C23">
              <text:p text:style-name="P18"/>
            </table:table-cell>
            <table:table-cell table:style-name="Tabla1.C23">
              <text:p text:style-name="P18"/>
            </table:table-cell>
          </table:table-row>
          <table:table-row>
            <table:table-cell table:style-name="Tabla1.A9" table:number-rows-spanned="4" office:value-type="string">
              <text:p text:style-name="P16"><text:s text:c="10"/>N = 22</text:p>
              <text:p text:style-name="Table_20_Contents"><text:span text:style-name="Default_20_Paragraph_20_Font"><text:span text:style-name="T1"><text:s text:c="10"/>R</text:span></text:span><text:span text:style-name="Default_20_Paragraph_20_Font"><text:span text:style-name="T19">2 </text:span></text:span><text:span text:style-name="Default_20_Paragraph_20_Font"><text:span text:style-name="T1">= 0.567</text:span></text:span></text:p>
            </table:table-cell>
            <table:table-cell table:style-name="Tabla1.B2" office:value-type="string">
              <text:p text:style-name="P16">Precipitation March</text:p>
            </table:table-cell>
            <table:table-cell table:style-name="Tabla1.C2" office:value-type="float" office:value="0">
              <text:p text:style-name="P34">0.532</text:p>
            </table:table-cell>
            <table:table-cell table:style-name="Tabla1.C2">
              <text:p text:style-name="P16"/>
            </table:table-cell>
            <table:table-cell table:style-name="Tabla1.C2" office:value-type="float" office:value="0">
              <text:p text:style-name="P32">0.604</text:p>
            </table:table-cell>
            <table:table-cell table:style-name="Tabla1.C2" table:number-columns-spanned="2" office:value-type="float" office:value="0">
              <text:p text:style-name="P32">0.88</text:p>
            </table:table-cell>
            <table:covered-table-cell/>
          </table:table-row>
          <table:table-row>
            <table:covered-table-cell/>
            <table:table-cell table:style-name="Tabla1.B2" office:value-type="string">
              <text:p text:style-name="P16">Precipitation April</text:p>
            </table:table-cell>
            <table:table-cell table:style-name="Tabla1.C2" office:value-type="float" office:value="0">
              <text:p text:style-name="P34">-0.458</text:p>
            </table:table-cell>
            <table:table-cell table:style-name="Tabla1.C2">
              <text:p text:style-name="P16"/>
            </table:table-cell>
            <table:table-cell table:style-name="Tabla1.C2" office:value-type="float" office:value="0">
              <text:p text:style-name="P32">0.638</text:p>
            </table:table-cell>
            <table:table-cell table:style-name="Tabla1.C2" table:number-columns-spanned="2" office:value-type="float" office:value="0">
              <text:p text:style-name="P32">-0.72</text:p>
            </table:table-cell>
            <table:covered-table-cell/>
          </table:table-row>
          <table:table-row>
            <table:covered-table-cell/>
            <table:table-cell table:style-name="Tabla1.B2" office:value-type="string">
              <text:p text:style-name="P16">Mean April</text:p>
            </table:table-cell>
            <table:table-cell table:style-name="Tabla1.C2" office:value-type="float" office:value="0">
              <text:p text:style-name="P34">2.141</text:p>
            </table:table-cell>
            <table:table-cell table:style-name="Tabla1.C2" office:value-type="float" office:value="0">
              <text:p text:style-name="P16">**</text:p>
            </table:table-cell>
            <table:table-cell table:style-name="Tabla1.C2" office:value-type="float" office:value="0">
              <text:p text:style-name="P32">0.680</text:p>
            </table:table-cell>
            <table:table-cell table:style-name="Tabla1.C2" table:number-columns-spanned="2" office:value-type="float" office:value="0">
              <text:p text:style-name="P32">3.15</text:p>
            </table:table-cell>
            <table:covered-table-cell/>
          </table:table-row>
          <table:table-row>
            <table:covered-table-cell/>
            <table:table-cell table:style-name="Tabla1.A9" office:value-type="string">
              <text:p text:style-name="P16">Mean May</text:p>
            </table:table-cell>
            <table:table-cell table:style-name="Tabla1.C27" office:value-type="float" office:value="0">
              <text:p text:style-name="P34">-1.024</text:p>
            </table:table-cell>
            <table:table-cell table:style-name="Tabla1.C27">
              <text:p text:style-name="P16"/>
            </table:table-cell>
            <table:table-cell table:style-name="Tabla1.C27" office:value-type="float" office:value="0">
              <text:p text:style-name="P32">0.560</text:p>
            </table:table-cell>
            <table:table-cell table:style-name="Tabla1.C27" table:number-columns-spanned="2" office:value-type="float" office:value="0">
              <text:p text:style-name="P32">-1.83</text:p>
            </table:table-cell>
            <table:covered-table-cell/>
          </table:table-row>
        </table:table>
        <text:p text:style-name="P14">***P &lt; 0.001; **P &lt; 0.01; *P &lt; 0.05</text:p>
        <text:p text:style-name="P37"><text:s text:c="4"/></text:p>
        <text:p text:style-name="P37"/>
        <text:p text:style-name="P31"/>
        <text:p text:style-name="P13"/>
        <text:p text:style-name="P31"/>
        <text:p text:style-name="P37"/>
        <text:p text:style-name="P29"/>
        <text:p text:style-name="P26"/>
        <text:p text:style-name="P28"><text:s/></text:p>
        <text:p text:style-name="P27"/>
        <text:p text:style-name="P2"><text:span text:style-name="Default_20_Paragraph_20_Font"><text:span text:style-name="T44">Table 2: Results of linear mixed models testing for effects of <text:s/>(A) climate, (B) position and (C) duration of the flowering season on fitness of <text:s/></text:span></text:span><text:span text:style-name="Default_20_Paragraph_20_Font"><text:span text:style-name="T46">Lathyrus vernus</text:span></text:span><text:span text:style-name="Default_20_Paragraph_20_Font"><text:span text:style-name="T44"> in 22 study years. Models include the effects of (A)</text:span></text:span><text:span text:style-name="Default_20_Paragraph_20_Font"><text:span text:style-name="T49"> climatic variables</text:span></text:span><text:span text:style-name="Default_20_Paragraph_20_Font"><text:span text:style-name="T44">, (B) </text:span></text:span><text:span text:style-name="Default_20_Paragraph_20_Font"><text:span text:style-name="T30">mean first flowering date (Mean FFD)</text:span></text:span><text:span text:style-name="Default_20_Paragraph_20_Font"><text:span text:style-name="T44">, and (C) duration of the flowering</text:span></text:span><text:span text:style-name="Default_20_Paragraph_20_Font"><text:span text:style-name="T50"> season</text:span></text:span><text:span text:style-name="Default_20_Paragraph_20_Font"><text:span text:style-name="T44"> </text:span></text:span><text:span text:style-name="Default_20_Paragraph_20_Font"><text:span text:style-name="T50">(N days 90-10% FFD). All models include number of flowers as a condition trait and plant individual as a random effect. The marginal and conditional pseudo-R</text:span></text:span><text:span text:style-name="Default_20_Paragraph_20_Font"><text:span text:style-name="T20">2</text:span></text:span><text:span text:style-name="Default_20_Paragraph_20_Font"><text:span text:style-name="T50"> (representing, respectively, the variance explained by the fixed effects and by the entire model, </text:span></text:span><text:reference-mark-start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50">(Nakagawa &amp; Schielzeth 2013)</text:span></text:span><text:reference-mark-end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50"> are shown. In (A), averaged estimates and z-values across all models with ΔAICc &lt; 2 are shown, and values of R</text:span></text:span><text:span text:style-name="Default_20_Paragraph_20_Font"><text:span text:style-name="T20">2 <text:s/></text:span></text:span><text:span text:style-name="Default_20_Paragraph_20_Font"><text:span text:style-name="T50">are shown for the best model resulting from model selection. </text:span></text:span><text:span text:style-name="Default_20_Paragraph_20_Font"><text:span text:style-name="T51">∑w</text:span></text:span><text:span text:style-name="Default_20_Paragraph_20_Font"><text:span text:style-name="T43">i</text:span></text:span><text:span text:style-name="Default_20_Paragraph_20_Font"><text:span text:style-name="T50"> = Relative variable importance (sum of Akaike weights over all models including each variable). N = </text:span></text:span><text:span text:style-name="Default_20_Paragraph_20_Font"><text:span text:style-name="T52">2411</text:span></text:span><text:span text:style-name="Default_20_Paragraph_20_Font"><text:span text:style-name="T31"> for all models.</text:span></text:span><text:span text:style-name="T68"> <text:s text:c="13"/></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9">Model</text:p>
            </table:table-cell>
            <table:table-cell table:style-name="Tabla2.A1" office:value-type="string">
              <text:p text:style-name="P9">Predictor variable</text:p>
            </table:table-cell>
            <table:table-cell table:style-name="Tabla2.A1" table:number-columns-spanned="2" office:value-type="string">
              <text:p text:style-name="P17">Estimate</text:p>
            </table:table-cell>
            <table:covered-table-cell/>
            <table:table-cell table:style-name="Tabla2.A1" office:value-type="string">
              <text:p text:style-name="P17">Std. error</text:p>
            </table:table-cell>
            <table:table-cell table:style-name="Tabla2.A1" office:value-type="string">
              <text:p text:style-name="P17">z</text:p>
            </table:table-cell>
            <table:table-cell table:style-name="Tabla2.A1" office:value-type="string">
              <text:p text:style-name="P23"><text:span text:style-name="Default_20_Paragraph_20_Font"><text:span text:style-name="T11">∑w</text:span></text:span><text:span text:style-name="Default_20_Paragraph_20_Font"><text:span text:style-name="T42">i</text:span></text:span></text:p>
            </table:table-cell>
          </table:table-row>
          <table:table-row>
            <table:table-cell table:style-name="Tabla2.A1" table:number-rows-spanned="9" office:value-type="string">
              <text:p text:style-name="P9">A) Climate</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 = 0.177</text:span></text:spa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213</text:span></text:span></text:p>
            </table:table-cell>
            <table:table-cell table:style-name="Tabla2.B2" office:value-type="string">
              <text:p text:style-name="P16">Precipitation March</text:p>
            </table:table-cell>
            <table:table-cell table:style-name="Tabla2.C2" office:value-type="float" office:value="0">
              <text:p text:style-name="P35">0.551</text:p>
            </table:table-cell>
            <table:table-cell table:style-name="Tabla2.C2" office:value-type="float" office:value="0">
              <text:p text:style-name="P16">**</text:p>
            </table:table-cell>
            <table:table-cell table:style-name="Tabla2.C2" office:value-type="float" office:value="0">
              <text:p text:style-name="P32">0.195</text:p>
            </table:table-cell>
            <table:table-cell table:style-name="Tabla2.C2" office:value-type="float" office:value="0">
              <text:p text:style-name="P32">2.83</text:p>
            </table:table-cell>
            <table:table-cell table:style-name="Tabla2.C2" office:value-type="float" office:value="0">
              <text:p text:style-name="P8">0.96</text:p>
            </table:table-cell>
          </table:table-row>
          <table:table-row>
            <table:covered-table-cell/>
            <table:table-cell table:style-name="Tabla2.B3" office:value-type="string">
              <text:p text:style-name="P16">Precipitation April</text:p>
            </table:table-cell>
            <table:table-cell table:style-name="Tabla2.C3" office:value-type="float" office:value="0">
              <text:p text:style-name="P34">-0.920</text:p>
            </table:table-cell>
            <table:table-cell table:style-name="Tabla2.C3" office:value-type="float" office:value="0">
              <text:p text:style-name="P16">***</text:p>
            </table:table-cell>
            <table:table-cell table:style-name="Tabla2.C3" office:value-type="float" office:value="0">
              <text:p text:style-name="P32">0.222</text:p>
            </table:table-cell>
            <table:table-cell table:style-name="Tabla2.C3" office:value-type="float" office:value="0">
              <text:p text:style-name="P32">4.15</text:p>
            </table:table-cell>
            <table:table-cell table:style-name="Tabla2.G3" office:value-type="float" office:value="0">
              <text:p text:style-name="P8">1.00</text:p>
            </table:table-cell>
          </table:table-row>
          <table:table-row>
            <table:covered-table-cell/>
            <table:table-cell table:style-name="Tabla2.B3" office:value-type="string">
              <text:p text:style-name="P16">Precipitation May</text:p>
            </table:table-cell>
            <table:table-cell table:style-name="Tabla2.C3" office:value-type="float" office:value="0">
              <text:p text:style-name="P34">-0.040</text:p>
            </table:table-cell>
            <table:table-cell table:style-name="Tabla2.C3">
              <text:p text:style-name="P16"/>
            </table:table-cell>
            <table:table-cell table:style-name="Tabla2.C3" office:value-type="float" office:value="0">
              <text:p text:style-name="P32">0.124</text:p>
            </table:table-cell>
            <table:table-cell table:style-name="Tabla2.C3" office:value-type="float" office:value="0">
              <text:p text:style-name="P32">0.32</text:p>
            </table:table-cell>
            <table:table-cell table:style-name="Tabla2.G3" office:value-type="float" office:value="0">
              <text:p text:style-name="P17">0.28</text:p>
            </table:table-cell>
          </table:table-row>
          <table:table-row>
            <table:covered-table-cell/>
            <table:table-cell table:style-name="Tabla2.B3" office:value-type="string">
              <text:p text:style-name="P16">Min March</text:p>
            </table:table-cell>
            <table:table-cell table:style-name="Tabla2.C3" office:value-type="float" office:value="0">
              <text:p text:style-name="P34">0.042</text:p>
            </table:table-cell>
            <table:table-cell table:style-name="Tabla2.C3">
              <text:p text:style-name="P16"/>
            </table:table-cell>
            <table:table-cell table:style-name="Tabla2.C3" office:value-type="float" office:value="0">
              <text:p text:style-name="P32">0.128</text:p>
            </table:table-cell>
            <table:table-cell table:style-name="Tabla2.C3" office:value-type="float" office:value="0">
              <text:p text:style-name="P32">0.33</text:p>
            </table:table-cell>
            <table:table-cell table:style-name="Tabla2.G3" office:value-type="float" office:value="0">
              <text:p text:style-name="P17">0.20</text:p>
            </table:table-cell>
          </table:table-row>
          <table:table-row>
            <table:covered-table-cell/>
            <table:table-cell table:style-name="Tabla2.B3" office:value-type="string">
              <text:p text:style-name="P16">Max March</text:p>
            </table:table-cell>
            <table:table-cell table:style-name="Tabla2.C3" office:value-type="float" office:value="0">
              <text:p text:style-name="P34">-0.109</text:p>
            </table:table-cell>
            <table:table-cell table:style-name="Tabla2.C3">
              <text:p text:style-name="P16"/>
            </table:table-cell>
            <table:table-cell table:style-name="Tabla2.C3" office:value-type="float" office:value="0">
              <text:p text:style-name="P32">0.208</text:p>
            </table:table-cell>
            <table:table-cell table:style-name="Tabla2.C3" office:value-type="float" office:value="0">
              <text:p text:style-name="P32">0.52</text:p>
            </table:table-cell>
            <table:table-cell table:style-name="Tabla2.G3" office:value-type="float" office:value="0">
              <text:p text:style-name="P17">0.35</text:p>
            </table:table-cell>
          </table:table-row>
          <table:table-row>
            <table:covered-table-cell/>
            <table:table-cell table:style-name="Tabla2.B3" office:value-type="string">
              <text:p text:style-name="P16">Max April</text:p>
            </table:table-cell>
            <table:table-cell table:style-name="Tabla2.C3" office:value-type="float" office:value="0">
              <text:p text:style-name="P34">-0.935</text:p>
            </table:table-cell>
            <table:table-cell table:style-name="Tabla2.C3" office:value-type="float" office:value="0">
              <text:p text:style-name="P16">***</text:p>
            </table:table-cell>
            <table:table-cell table:style-name="Tabla2.C3" office:value-type="float" office:value="0">
              <text:p text:style-name="P32">0.236</text:p>
            </table:table-cell>
            <table:table-cell table:style-name="Tabla2.C3" office:value-type="float" office:value="0">
              <text:p text:style-name="P32">3.97</text:p>
            </table:table-cell>
            <table:table-cell table:style-name="Tabla2.G3" office:value-type="float" office:value="0">
              <text:p text:style-name="P17">0.99</text:p>
            </table:table-cell>
          </table:table-row>
          <table:table-row>
            <table:covered-table-cell/>
            <table:table-cell table:style-name="Tabla2.B3" office:value-type="string">
              <text:p text:style-name="P16">Min May</text:p>
            </table:table-cell>
            <table:table-cell table:style-name="Tabla2.C3" office:value-type="float" office:value="0">
              <text:p text:style-name="P34">-0.545</text:p>
            </table:table-cell>
            <table:table-cell table:style-name="Tabla2.C3" office:value-type="float" office:value="0">
              <text:p text:style-name="P16">*</text:p>
            </table:table-cell>
            <table:table-cell table:style-name="Tabla2.C3" office:value-type="float" office:value="0">
              <text:p text:style-name="P32">0.214</text:p>
            </table:table-cell>
            <table:table-cell table:style-name="Tabla2.C3" office:value-type="float" office:value="0">
              <text:p text:style-name="P32">2.55</text:p>
            </table:table-cell>
            <table:table-cell table:style-name="Tabla2.G3" office:value-type="float" office:value="0">
              <text:p text:style-name="P17">0.82</text:p>
            </table:table-cell>
          </table:table-row>
          <table:table-row>
            <table:covered-table-cell/>
            <table:table-cell table:style-name="Tabla2.B3" office:value-type="string">
              <text:p text:style-name="P16">Number of flowers</text:p>
            </table:table-cell>
            <table:table-cell table:style-name="Tabla2.C3" office:value-type="float" office:value="0">
              <text:p text:style-name="P34">3.731</text:p>
            </table:table-cell>
            <table:table-cell table:style-name="Tabla2.C3" office:value-type="float" office:value="0">
              <text:p text:style-name="P16">***</text:p>
            </table:table-cell>
            <table:table-cell table:style-name="Tabla2.C3" office:value-type="float" office:value="0">
              <text:p text:style-name="P32">0.176</text:p>
            </table:table-cell>
            <table:table-cell table:style-name="Tabla2.C3" office:value-type="float" office:value="0">
              <text:p text:style-name="P32">21.15</text:p>
            </table:table-cell>
            <table:table-cell table:style-name="Tabla2.G3" office:value-type="float" office:value="0">
              <text:p text:style-name="P8">1.00</text:p>
            </table:table-cell>
          </table:table-row>
          <table:table-row>
            <table:covered-table-cell/>
            <table:table-cell table:style-name="Tabla2.B10" office:value-type="string">
              <text:p text:style-name="P9"/>
            </table:table-cell>
            <table:table-cell table:style-name="Tabla2.C10" table:number-columns-spanned="2" office:value-type="string">
              <text:p text:style-name="P17">Estimate</text:p>
            </table:table-cell>
            <table:covered-table-cell/>
            <table:table-cell table:style-name="Tabla2.C10" office:value-type="string">
              <text:p text:style-name="P18">Std. error</text:p>
            </table:table-cell>
            <table:table-cell table:style-name="Tabla2.C10" table:number-columns-spanned="2" office:value-type="string">
              <text:p text:style-name="P18">t</text:p>
            </table:table-cell>
            <table:covered-table-cell/>
          </table:table-row>
          <table:table-row>
            <table:table-cell table:style-name="Tabla2.A11" table:number-rows-spanned="3" office:value-type="string">
              <text:p text:style-name="P9">B) Position of the fl. seaso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9"> </text:span></text:span><text:span text:style-name="Default_20_Paragraph_20_Font"><text:span text:style-name="T1">= 0.159</text:span></text:spa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201</text:span></text:span></text:p>
            </table:table-cell>
            <table:table-cell table:style-name="Tabla2.B3" office:value-type="string">
              <text:p text:style-name="P9"/>
            </table:table-cell>
            <table:table-cell table:style-name="Tabla2.B3" office:value-type="string">
              <text:p text:style-name="P20"/>
            </table:table-cell>
            <table:table-cell table:style-name="Tabla2.B3" office:value-type="string">
              <text:p text:style-name="P21"/>
            </table:table-cell>
            <table:table-cell table:style-name="Tabla2.B3" office:value-type="string">
              <text:p text:style-name="P18"/>
            </table:table-cell>
            <table:table-cell table:style-name="Tabla2.B3" table:number-columns-spanned="2" office:value-type="string">
              <text:p text:style-name="P18"/>
            </table:table-cell>
            <table:covered-table-cell/>
          </table:table-row>
          <table:table-row>
            <table:covered-table-cell/>
            <table:table-cell table:style-name="Tabla2.B3" office:value-type="string">
              <text:p text:style-name="P16">Mean FFD</text:p>
            </table:table-cell>
            <table:table-cell table:style-name="Tabla2.B3" office:value-type="string">
              <text:p text:style-name="P20">0.002</text:p>
            </table:table-cell>
            <table:table-cell table:style-name="Tabla2.B3" office:value-type="string">
              <text:p text:style-name="P21"/>
            </table:table-cell>
            <table:table-cell table:style-name="Tabla2.B3" office:value-type="string">
              <text:p text:style-name="P18">0.031</text:p>
            </table:table-cell>
            <table:table-cell table:style-name="Tabla2.B3" table:number-columns-spanned="2" office:value-type="string">
              <text:p text:style-name="P18">0.07</text:p>
            </table:table-cell>
            <table:covered-table-cell/>
          </table:table-row>
          <table:table-row>
            <table:covered-table-cell/>
            <table:table-cell table:style-name="Tabla2.B3" office:value-type="string">
              <text:p text:style-name="P16">Number of flowers</text:p>
            </table:table-cell>
            <table:table-cell table:style-name="Tabla2.B3" office:value-type="string">
              <text:p text:style-name="P20">0.208</text:p>
            </table:table-cell>
            <table:table-cell table:style-name="Tabla2.B3" office:value-type="string">
              <text:p text:style-name="P21">***</text:p>
            </table:table-cell>
            <table:table-cell table:style-name="Tabla2.B3" office:value-type="string">
              <text:p text:style-name="P18">0.010</text:p>
            </table:table-cell>
            <table:table-cell table:style-name="Tabla2.B3" table:number-columns-spanned="2" office:value-type="string">
              <text:p text:style-name="P18">20.40</text:p>
            </table:table-cell>
            <table:covered-table-cell/>
          </table:table-row>
          <table:table-row>
            <table:table-cell table:style-name="Tabla2.A1" table:number-rows-spanned="3" office:value-type="string">
              <text:p text:style-name="P9">C) Duration of the fl. seaso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marg</text:span></text:span><text:span text:style-name="Default_20_Paragraph_20_Font"><text:span text:style-name="T19"> </text:span></text:span><text:span text:style-name="Default_20_Paragraph_20_Font"><text:span text:style-name="T1">= 0.174</text:span></text:span></text:p>
              <text:p text:style-name="P12"><text:span text:style-name="Default_20_Paragraph_20_Font"><text:span text:style-name="T1"><text:s text:c="5"/>R</text:span></text:span><text:span text:style-name="Default_20_Paragraph_20_Font"><text:span text:style-name="T19">2 </text:span></text:span><text:span text:style-name="Default_20_Paragraph_20_Font"><text:span text:style-name="T41">cond</text:span></text:span><text:span text:style-name="Default_20_Paragraph_20_Font"><text:span text:style-name="T1"> = 0.219</text:span></text:span></text:p>
            </table:table-cell>
            <table:table-cell table:style-name="Tabla2.B2" office:value-type="string">
              <text:p text:style-name="P9"/>
            </table:table-cell>
            <table:table-cell table:style-name="Tabla2.B2" office:value-type="string">
              <text:p text:style-name="P20"/>
            </table:table-cell>
            <table:table-cell table:style-name="Tabla2.B2" office:value-type="string">
              <text:p text:style-name="P21"/>
            </table:table-cell>
            <table:table-cell table:style-name="Tabla2.B2" office:value-type="string">
              <text:p text:style-name="P18"/>
            </table:table-cell>
            <table:table-cell table:style-name="Tabla2.B2" table:number-columns-spanned="2" office:value-type="string">
              <text:p text:style-name="P18"/>
            </table:table-cell>
            <table:covered-table-cell/>
          </table:table-row>
          <table:table-row>
            <table:covered-table-cell/>
            <table:table-cell table:style-name="Tabla2.B3" office:value-type="string">
              <text:p text:style-name="P16">N days 90-10% FFD</text:p>
            </table:table-cell>
            <table:table-cell table:style-name="Tabla2.B3" office:value-type="string">
              <text:p text:style-name="P20">0.384</text:p>
            </table:table-cell>
            <table:table-cell table:style-name="Tabla2.B3" office:value-type="string">
              <text:p text:style-name="P21">***</text:p>
            </table:table-cell>
            <table:table-cell table:style-name="Tabla2.B3" office:value-type="string">
              <text:p text:style-name="P18">0.057</text:p>
            </table:table-cell>
            <table:table-cell table:style-name="Tabla2.B3" table:number-columns-spanned="2" office:value-type="string">
              <text:p text:style-name="P18">6.73</text:p>
            </table:table-cell>
            <table:covered-table-cell/>
          </table:table-row>
          <table:table-row>
            <table:covered-table-cell/>
            <table:table-cell table:style-name="Tabla2.B10" office:value-type="string">
              <text:p text:style-name="P16">Number of flowers</text:p>
            </table:table-cell>
            <table:table-cell table:style-name="Tabla2.B10" office:value-type="string">
              <text:p text:style-name="P20">0.201</text:p>
            </table:table-cell>
            <table:table-cell table:style-name="Tabla2.B10" office:value-type="string">
              <text:p text:style-name="P21">***</text:p>
            </table:table-cell>
            <table:table-cell table:style-name="Tabla2.B10" office:value-type="string">
              <text:p text:style-name="P18">0.010</text:p>
            </table:table-cell>
            <table:table-cell table:style-name="Tabla2.B10" table:number-columns-spanned="2" office:value-type="string">
              <text:p text:style-name="P18">19.98</text:p>
            </table:table-cell>
            <table:covered-table-cell/>
          </table:table-row>
        </table:table>
        <text:p text:style-name="P25">***P &lt; 0.001; **P &lt; 0.01; *P &lt; 0.05</text:p>
        <text:p text:style-name="P30"/>
        <text:p text:style-name="P25"/>
        <text:p text:style-name="P2"><text:span text:style-name="Default_20_Paragraph_20_Font"><text:span text:style-name="T44">Table 3: Phenotypic selection models testing for among-year differences in (A) indirect and (B) direct <text:s/>phenotypic selection on flowering time </text:span></text:span><text:span text:style-name="Default_20_Paragraph_20_Font"><text:span text:style-name="T49">in </text:span></text:span><text:span text:style-name="Default_20_Paragraph_20_Font"><text:span text:style-name="T47">Lathyrus vernus</text:span></text:span><text:span text:style-name="Default_20_Paragraph_20_Font"><text:span text:style-name="T49">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text:span></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
            </table:table-cell>
            <table:table-cell table:style-name="Tabla3.B1" table:number-columns-spanned="2" office:value-type="string">
              <text:p text:style-name="P23"><text:span text:style-name="Default_20_Paragraph_20_Font"><text:span text:style-name="T65"></text:span></text:span><text:span text:style-name="Default_20_Paragraph_20_Font"><text:span text:style-name="T19">2</text:span></text:span></text:p>
            </table:table-cell>
            <table:covered-table-cell/>
            <table:table-cell table:style-name="Tabla3.B1" office:value-type="string">
              <text:p text:style-name="P17">Degrees of freedom</text:p>
            </table:table-cell>
          </table:table-row>
          <table:table-row>
            <table:table-cell table:style-name="Tabla3.A1" office:value-type="string">
              <text:p text:style-name="P16">A) Indirect selection</text:p>
            </table:table-cell>
            <table:table-cell table:style-name="Tabla3.B2" table:number-rows-spanned="2" office:value-type="string">
              <text:p text:style-name="P17">110.18</text:p>
            </table:table-cell>
            <table:table-cell table:style-name="Tabla3.B2" table:number-rows-spanned="2" office:value-type="string">
              <text:p text:style-name="P16">***</text:p>
            </table:table-cell>
            <table:table-cell table:style-name="Tabla3.B2" table:number-rows-spanned="2" office:value-type="string">
              <text:p text:style-name="P17">1</text:p>
            </table:table-cell>
          </table:table-row>
          <table:table-row>
            <table:table-cell table:style-name="Tabla3.A3" office:value-type="string">
              <text:p text:style-name="P16"><text:s text:c="5"/>First flowering date</text:p>
            </table:table-cell>
            <table:covered-table-cell/>
            <table:covered-table-cell/>
            <table:covered-table-cell/>
          </table:table-row>
          <table:table-row>
            <table:table-cell table:style-name="Tabla3.A4" office:value-type="string">
              <text:p text:style-name="P16"><text:s text:c="5"/>First flowering date : year</text:p>
            </table:table-cell>
            <table:table-cell table:style-name="Tabla3.A4" office:value-type="string">
              <text:p text:style-name="P17">36.46</text:p>
            </table:table-cell>
            <table:table-cell table:style-name="Tabla3.A4" office:value-type="string">
              <text:p text:style-name="P16">*</text:p>
            </table:table-cell>
            <table:table-cell table:style-name="Tabla3.A4" office:value-type="string">
              <text:p text:style-name="P17">21</text:p>
            </table:table-cell>
          </table:table-row>
          <table:table-row>
            <table:table-cell table:style-name="Tabla3.A3" office:value-type="string">
              <text:p text:style-name="P16">B) Direct selection</text:p>
            </table:table-cell>
            <table:table-cell table:style-name="Tabla3.B5" table:number-rows-spanned="2" office:value-type="string">
              <text:p text:style-name="P19">33.89</text:p>
            </table:table-cell>
            <table:table-cell table:style-name="Tabla3.B5" table:number-rows-spanned="2" office:value-type="string">
              <text:p text:style-name="P16">***</text:p>
            </table:table-cell>
            <table:table-cell table:style-name="Tabla3.B5" table:number-rows-spanned="2" office:value-type="string">
              <text:p text:style-name="P17">1</text:p>
            </table:table-cell>
          </table:table-row>
          <table:table-row>
            <table:table-cell table:style-name="Tabla3.A3" office:value-type="string">
              <text:p text:style-name="P16"><text:s text:c="5"/>First flowering date</text:p>
            </table:table-cell>
            <table:covered-table-cell/>
            <table:covered-table-cell/>
            <table:covered-table-cell/>
          </table:table-row>
          <table:table-row>
            <table:table-cell table:style-name="Tabla3.A3" office:value-type="string">
              <text:p text:style-name="P16"><text:s text:c="5"/>Number of flowers</text:p>
            </table:table-cell>
            <table:table-cell table:style-name="Tabla3.A3" office:value-type="string">
              <text:p text:style-name="P19">64.79</text:p>
            </table:table-cell>
            <table:table-cell table:style-name="Tabla3.A3" office:value-type="string">
              <text:p text:style-name="P16">***</text:p>
            </table:table-cell>
            <table:table-cell table:style-name="Tabla3.A3" office:value-type="string">
              <text:p text:style-name="P17">1</text:p>
            </table:table-cell>
          </table:table-row>
          <table:table-row>
            <table:table-cell table:style-name="Tabla3.A4" office:value-type="string">
              <text:p text:style-name="P16"><text:s text:c="5"/>First flowering date : year</text:p>
            </table:table-cell>
            <table:table-cell table:style-name="Tabla3.A4" office:value-type="string">
              <text:p text:style-name="P19">37.87</text:p>
            </table:table-cell>
            <table:table-cell table:style-name="Tabla3.A4" office:value-type="string">
              <text:p text:style-name="P16">*</text:p>
            </table:table-cell>
            <table:table-cell table:style-name="Tabla3.A4" office:value-type="string">
              <text:p text:style-name="P17">21</text:p>
            </table:table-cell>
          </table:table-row>
        </table:table>
        <text:p text:style-name="P25">***P &lt; 0.001; **P &lt; 0.01; *P &lt; 0.05</text:p>
        <text:p text:style-name="P2"><text:span text:style-name="Default_20_Paragraph_20_Font"><text:span text:style-name="T44">Table 4: Phenotypic selection models testing for effects of (A) climate, (B) position and (C) duration of the flowering season </text:span></text:span><text:span text:style-name="Default_20_Paragraph_20_Font"><text:span text:style-name="T50">on selection </text:span></text:span><text:span text:style-name="Default_20_Paragraph_20_Font"><text:span text:style-name="T44">on flowering time </text:span></text:span><text:span text:style-name="Default_20_Paragraph_20_Font"><text:span text:style-name="T49">in </text:span></text:span><text:span text:style-name="Default_20_Paragraph_20_Font"><text:span text:style-name="T47">Lathyrus vernus</text:span></text:span><text:span text:style-name="Default_20_Paragraph_20_Font"><text:span text:style-name="T49"> in 22 study years. Results are from linear mixed models including the interactions of first flowering date with (A) climatic variables </text:span></text:span><text:span text:style-name="Default_20_Paragraph_20_Font"><text:span text:style-name="T44">, (B) </text:span></text:span><text:span text:style-name="Default_20_Paragraph_20_Font"><text:span text:style-name="T30">mean first flowering date (Mean FFD)</text:span></text:span><text:span text:style-name="Default_20_Paragraph_20_Font"><text:span text:style-name="T44">, and (C) duration of the flowering</text:span></text:span><text:span text:style-name="Default_20_Paragraph_20_Font"><text:span text:style-name="T50"> season</text:span></text:span><text:span text:style-name="Default_20_Paragraph_20_Font"><text:span text:style-name="T44"> </text:span></text:span><text:span text:style-name="Default_20_Paragraph_20_Font"><text:span text:style-name="T50">(N days 90-10% FFD). I</text:span></text:span><text:span text:style-name="Default_20_Paragraph_20_Font"><text:span text:style-name="T49">nteractions of first flowering date with c</text:span></text:span><text:span text:style-name="Default_20_Paragraph_20_Font"><text:span text:style-name="T50">limatic variables (</text:span></text:span><text:span text:style-name="Default_20_Paragraph_20_Font"><text:span text:style-name="T49">precipitation in March </text:span></text:span><text:span text:style-name="Default_20_Paragraph_20_Font"><text:span text:style-name="T50">and </text:span></text:span><text:span text:style-name="Default_20_Paragraph_20_Font"><text:span text:style-name="T49">minimum</text:span></text:span><text:span text:style-name="Default_20_Paragraph_20_Font"><text:span text:style-name="T50"> daily temperature in April) included in (A) were selected because they had a significant effect in the averaged model resulting from model selection (see Table S5). All models include number of flowers as a condition trait. </text:span></text:span><text:span text:style-name="Default_20_Paragraph_20_Font"><text:span text:style-name="T49">Fitness was estimated by the number of intact seeds. Traits were standardized and fitness relativized within years before analyses. Plant individual was included as a random effect.</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C"/>
          <table:table-column table:style-name="Tabla4.H"/>
          <table:table-row>
            <table:table-cell table:style-name="Tabla4.A1" table:number-rows-spanned="2" office:value-type="string">
              <text:p text:style-name="P9">Predictor variable</text:p>
            </table:table-cell>
            <table:table-cell table:style-name="Tabla4.B1" table:number-columns-spanned="3" office:value-type="string">
              <text:p text:style-name="P17">Total selection</text:p>
            </table:table-cell>
            <table:covered-table-cell/>
            <table:covered-table-cell/>
            <table:table-cell table:style-name="Tabla4.E1" office:value-type="string">
              <text:p text:style-name="P17"/>
            </table:table-cell>
            <table:table-cell table:style-name="Tabla4.B1" table:number-columns-spanned="3" office:value-type="string">
              <text:p text:style-name="P17">Direct selection</text:p>
            </table:table-cell>
            <table:covered-table-cell/>
            <table:covered-table-cell/>
          </table:table-row>
          <table:table-row>
            <table:covered-table-cell/>
            <table:table-cell table:style-name="Tabla4.B2" table:number-columns-spanned="2" office:value-type="string">
              <text:p text:style-name="P23"><text:span text:style-name="Default_20_Paragraph_20_Font"><text:span text:style-name="T65"></text:span></text:span><text:span text:style-name="Default_20_Paragraph_20_Font"><text:span text:style-name="T19">2</text:span></text:span></text:p>
            </table:table-cell>
            <table:covered-table-cell/>
            <table:table-cell table:style-name="Tabla4.B2" office:value-type="string">
              <text:p text:style-name="P17">Degrees</text:p>
              <text:p text:style-name="P17">of freedom</text:p>
            </table:table-cell>
            <table:table-cell table:style-name="Tabla4.E1" office:value-type="string">
              <text:p text:style-name="P17"/>
            </table:table-cell>
            <table:table-cell table:style-name="Tabla4.B2" table:number-columns-spanned="2" office:value-type="string">
              <text:p text:style-name="P17"><text:span text:style-name="Default_20_Paragraph_20_Font"><text:span text:style-name="T64"></text:span></text:span><text:span text:style-name="Default_20_Paragraph_20_Font"><text:span text:style-name="T18">2</text:span></text:span></text:p>
            </table:table-cell>
            <table:covered-table-cell/>
            <table:table-cell table:style-name="Tabla4.B2" office:value-type="string">
              <text:p text:style-name="P17">Degrees</text:p>
              <text:p text:style-name="P17">f freedom</text:p>
            </table:table-cell>
          </table:table-row>
          <table:table-row>
            <table:table-cell table:style-name="Tabla4.A3" office:value-type="string">
              <text:p text:style-name="P9">A) Climate</text:p>
            </table:table-cell>
            <table:table-cell table:style-name="Tabla4.B3">
              <text:p text:style-name="P20"/>
            </table:table-cell>
            <table:table-cell table:style-name="Tabla4.B3">
              <text:p text:style-name="P21"/>
            </table:table-cell>
            <table:table-cell table:style-name="Tabla4.D3" office:value-type="string">
              <text:p text:style-name="P8"/>
            </table:table-cell>
            <table:table-cell table:style-name="Tabla4.D3" office:value-type="string">
              <text:p text:style-name="P8"/>
            </table:table-cell>
            <table:table-cell table:style-name="Tabla4.D3" office:value-type="string">
              <text:p text:style-name="P8"/>
            </table:table-cell>
            <table:table-cell table:style-name="Tabla4.D3" office:value-type="string">
              <text:p text:style-name="P8"/>
            </table:table-cell>
            <table:table-cell table:style-name="Tabla4.D3" office:value-type="string">
              <text:p text:style-name="P8"/>
            </table:table-cell>
          </table:table-row>
          <table:table-row>
            <table:table-cell table:style-name="Tabla4.A3" office:value-type="string">
              <text:p text:style-name="P16"><text:s text:c="5"/>First flowering date</text:p>
            </table:table-cell>
            <table:table-cell table:style-name="Tabla4.B4" office:value-type="float" office:value="0">
              <text:p text:style-name="P34">110.44</text:p>
            </table:table-cell>
            <table:table-cell table:style-name="Tabla4.B4" office:value-type="float" office:value="0">
              <text:p text:style-name="P16">***</text:p>
            </table:table-cell>
            <table:table-cell table:style-name="Tabla4.D4" office:value-type="float" office:value="1">
              <text:p text:style-name="P17">1</text:p>
            </table:table-cell>
            <table:table-cell table:style-name="Tabla4.A3" office:value-type="string">
              <text:p text:style-name="P17"/>
            </table:table-cell>
            <table:table-cell table:style-name="Tabla4.B4" office:value-type="float" office:value="0">
              <text:p text:style-name="P34">33.93</text:p>
            </table:table-cell>
            <table:table-cell table:style-name="Tabla4.B4" office:value-type="float" office:value="0">
              <text:p text:style-name="P16">***</text:p>
            </table:table-cell>
            <table:table-cell table:style-name="Tabla4.A3" office:value-type="string">
              <text:p text:style-name="P17">1</text:p>
            </table:table-cell>
          </table:table-row>
          <table:table-row>
            <table:table-cell table:style-name="Tabla4.A3" office:value-type="string">
              <text:p text:style-name="P16"><text:s text:c="5"/>Number of flowers</text:p>
            </table:table-cell>
            <table:table-cell table:style-name="Tabla4.B4" office:value-type="float" office:value="0">
              <text:p text:style-name="P32">-</text:p>
            </table:table-cell>
            <table:table-cell table:style-name="Tabla4.B4">
              <text:p text:style-name="P16"/>
            </table:table-cell>
            <table:table-cell table:style-name="Tabla4.A3" office:value-type="string">
              <text:p text:style-name="P17">-</text:p>
            </table:table-cell>
            <table:table-cell table:style-name="Tabla4.A3" office:value-type="string">
              <text:p text:style-name="P17"/>
            </table:table-cell>
            <table:table-cell table:style-name="Tabla4.B4" office:value-type="float" office:value="0">
              <text:p text:style-name="P34">65.55</text:p>
            </table:table-cell>
            <table:table-cell table:style-name="Tabla4.B4" office:value-type="float" office:value="0">
              <text:p text:style-name="P16">***</text:p>
            </table:table-cell>
            <table:table-cell table:style-name="Tabla4.A3" office:value-type="string">
              <text:p text:style-name="P17">1</text:p>
            </table:table-cell>
          </table:table-row>
          <table:table-row>
            <table:table-cell table:style-name="Tabla4.A3" office:value-type="string">
              <text:p text:style-name="P9"><text:s text:c="5"/>First flowering date : Precipitation March</text:p>
            </table:table-cell>
            <table:table-cell table:style-name="Tabla4.B4" office:value-type="float" office:value="14.8">
              <text:p text:style-name="P34">12.48</text:p>
            </table:table-cell>
            <table:table-cell table:style-name="Tabla4.B4" office:value-type="float" office:value="0">
              <text:p text:style-name="P16">***</text:p>
            </table:table-cell>
            <table:table-cell table:style-name="Tabla4.D4" office:value-type="float" office:value="1">
              <text:p text:style-name="P18">1</text:p>
            </table:table-cell>
            <table:table-cell table:style-name="Tabla4.A3" office:value-type="string">
              <text:p text:style-name="P18"/>
            </table:table-cell>
            <table:table-cell table:style-name="Tabla4.B4" office:value-type="float" office:value="14.8">
              <text:p text:style-name="P34">14.80</text:p>
            </table:table-cell>
            <table:table-cell table:style-name="Tabla4.B4" office:value-type="float" office:value="0">
              <text:p text:style-name="P16">***</text:p>
            </table:table-cell>
            <table:table-cell table:style-name="Tabla4.A3" office:value-type="string">
              <text:p text:style-name="P18">1</text:p>
            </table:table-cell>
          </table:table-row>
          <table:table-row>
            <table:table-cell table:style-name="Tabla4.A3" office:value-type="string">
              <text:p text:style-name="P9"><text:s text:c="5"/>First flowering date : Precipitation April</text:p>
            </table:table-cell>
            <table:table-cell table:style-name="Tabla4.B4" office:value-type="float" office:value="3.83">
              <text:p text:style-name="P34">3.48</text:p>
            </table:table-cell>
            <table:table-cell table:style-name="Tabla4.B4">
              <text:p text:style-name="P16"/>
            </table:table-cell>
            <table:table-cell table:style-name="Tabla4.D4" office:value-type="float" office:value="1">
              <text:p text:style-name="P18">1</text:p>
            </table:table-cell>
            <table:table-cell table:style-name="Tabla4.D4">
              <text:p text:style-name="P18"/>
            </table:table-cell>
            <table:table-cell table:style-name="Tabla4.B4" office:value-type="float" office:value="3.83">
              <text:p text:style-name="P34">3.83</text:p>
            </table:table-cell>
            <table:table-cell table:style-name="Tabla4.B4">
              <text:p text:style-name="P16"/>
            </table:table-cell>
            <table:table-cell table:style-name="Tabla4.D4" office:value-type="float" office:value="1">
              <text:p text:style-name="P18">1</text:p>
            </table:table-cell>
          </table:table-row>
          <table:table-row>
            <table:table-cell table:style-name="Tabla4.A3" office:value-type="string">
              <text:p text:style-name="P9"><text:s text:c="5"/>First flowering date : Min April</text:p>
            </table:table-cell>
            <table:table-cell table:style-name="Tabla4.B8" office:value-type="float" office:value="0">
              <text:p text:style-name="P34">10.732</text:p>
            </table:table-cell>
            <table:table-cell table:style-name="Tabla4.B8" office:value-type="float" office:value="0">
              <text:p text:style-name="P16">**</text:p>
            </table:table-cell>
            <table:table-cell table:style-name="Tabla4.D8" office:value-type="float" office:value="1">
              <text:p text:style-name="P18">1</text:p>
            </table:table-cell>
            <table:table-cell table:style-name="Tabla4.E8" office:value-type="string">
              <text:p text:style-name="P18"/>
            </table:table-cell>
            <table:table-cell table:style-name="Tabla4.B8" office:value-type="float" office:value="0">
              <text:p text:style-name="P34">9.90</text:p>
            </table:table-cell>
            <table:table-cell table:style-name="Tabla4.B8" office:value-type="float" office:value="0">
              <text:p text:style-name="P16">**</text:p>
            </table:table-cell>
            <table:table-cell table:style-name="Tabla4.E8" office:value-type="string">
              <text:p text:style-name="P18">1</text:p>
            </table:table-cell>
          </table:table-row>
          <table:table-row>
            <table:table-cell table:style-name="Tabla4.D3" office:value-type="string">
              <text:p text:style-name="P9">B) Position of the flowering season</text:p>
            </table:table-cell>
            <table:table-cell table:style-name="Tabla4.A3" office:value-type="string">
              <text:p text:style-name="P20"/>
            </table:table-cell>
            <table:table-cell table:style-name="Tabla4.A3" office:value-type="string">
              <text:p text:style-name="P21"/>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20"/>
            </table:table-cell>
            <table:table-cell table:style-name="Tabla4.A3" office:value-type="string">
              <text:p text:style-name="P21"/>
            </table:table-cell>
            <table:table-cell table:style-name="Tabla4.A3" office:value-type="string">
              <text:p text:style-name="P18"/>
            </table:table-cell>
          </table:table-row>
          <table:table-row>
            <table:table-cell table:style-name="Tabla4.A3" office:value-type="string">
              <text:p text:style-name="P16"><text:s text:c="5"/>First flowering date</text:p>
            </table:table-cell>
            <table:table-cell table:style-name="Tabla4.D4" office:value-type="float" office:value="109.59">
              <text:p text:style-name="P20">109.59</text:p>
            </table:table-cell>
            <table:table-cell table:style-name="Tabla4.A3" office:value-type="string">
              <text:p text:style-name="P21">***</text:p>
            </table:table-cell>
            <table:table-cell table:style-name="Tabla4.D4" office:value-type="float" office:value="1">
              <text:p text:style-name="P18">1</text:p>
            </table:table-cell>
            <table:table-cell table:style-name="Tabla4.A3" office:value-type="string">
              <text:p text:style-name="P18"/>
            </table:table-cell>
            <table:table-cell table:style-name="Tabla4.A3" office:value-type="string">
              <text:p text:style-name="P20">33.53</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A3" office:value-type="string">
              <text:p text:style-name="P16"><text:s text:c="5"/>Number of flowers</text:p>
            </table:table-cell>
            <table:table-cell table:style-name="Tabla4.B4" office:value-type="float" office:value="0">
              <text:p text:style-name="P32">-</text:p>
            </table:table-cell>
            <table:table-cell table:style-name="Tabla4.B4">
              <text:p text:style-name="P16"/>
            </table:table-cell>
            <table:table-cell table:style-name="Tabla4.A3" office:value-type="string">
              <text:p text:style-name="P17">-</text:p>
            </table:table-cell>
            <table:table-cell table:style-name="Tabla4.A3" office:value-type="string">
              <text:p text:style-name="P18"/>
            </table:table-cell>
            <table:table-cell table:style-name="Tabla4.A3" office:value-type="string">
              <text:p text:style-name="P20">63.61</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A3" office:value-type="string">
              <text:p text:style-name="P9"><text:s text:c="5"/>First flowering date : Mean FFD</text:p>
            </table:table-cell>
            <table:table-cell table:style-name="Tabla4.D4" office:value-type="float" office:value="0.39">
              <text:p text:style-name="P20">0.39</text:p>
            </table:table-cell>
            <table:table-cell table:style-name="Tabla4.A3" office:value-type="string">
              <text:p text:style-name="P21"/>
            </table:table-cell>
            <table:table-cell table:style-name="Tabla4.D4" office:value-type="float" office:value="1">
              <text:p text:style-name="P18">1</text:p>
            </table:table-cell>
            <table:table-cell table:style-name="Tabla4.A3" office:value-type="string">
              <text:p text:style-name="P18"/>
            </table:table-cell>
            <table:table-cell table:style-name="Tabla4.A3" office:value-type="string">
              <text:p text:style-name="P20">0.17</text:p>
            </table:table-cell>
            <table:table-cell table:style-name="Tabla4.A3" office:value-type="string">
              <text:p text:style-name="P21"/>
            </table:table-cell>
            <table:table-cell table:style-name="Tabla4.A3" office:value-type="string">
              <text:p text:style-name="P18">1</text:p>
            </table:table-cell>
          </table:table-row>
          <table:table-row>
            <table:table-cell table:style-name="Tabla4.D3" office:value-type="string">
              <text:p text:style-name="P9">C) Duration of the flowering season</text:p>
            </table:table-cell>
            <table:table-cell table:style-name="Tabla4.D3" office:value-type="string">
              <text:p text:style-name="P20"/>
            </table:table-cell>
            <table:table-cell table:style-name="Tabla4.D3" office:value-type="string">
              <text:p text:style-name="P21"/>
            </table:table-cell>
            <table:table-cell table:style-name="Tabla4.D3" office:value-type="string">
              <text:p text:style-name="P18"/>
            </table:table-cell>
            <table:table-cell table:style-name="Tabla4.D3" office:value-type="string">
              <text:p text:style-name="P18"/>
            </table:table-cell>
            <table:table-cell table:style-name="Tabla4.D3" office:value-type="string">
              <text:p text:style-name="P20"/>
            </table:table-cell>
            <table:table-cell table:style-name="Tabla4.D3" office:value-type="string">
              <text:p text:style-name="P21"/>
            </table:table-cell>
            <table:table-cell table:style-name="Tabla4.D3" office:value-type="string">
              <text:p text:style-name="P18"/>
            </table:table-cell>
          </table:table-row>
          <table:table-row>
            <table:table-cell table:style-name="Tabla4.A3" office:value-type="string">
              <text:p text:style-name="P16"><text:s text:c="5"/>First flowering date</text:p>
            </table:table-cell>
            <table:table-cell table:style-name="Tabla4.D4" office:value-type="float" office:value="109.62">
              <text:p text:style-name="P20">109.62</text:p>
            </table:table-cell>
            <table:table-cell table:style-name="Tabla4.A3" office:value-type="string">
              <text:p text:style-name="P21">***</text:p>
            </table:table-cell>
            <table:table-cell table:style-name="Tabla4.D4" office:value-type="float" office:value="1">
              <text:p text:style-name="P18">1</text:p>
            </table:table-cell>
            <table:table-cell table:style-name="Tabla4.A3" office:value-type="string">
              <text:p text:style-name="P18"/>
            </table:table-cell>
            <table:table-cell table:style-name="Tabla4.A3" office:value-type="string">
              <text:p text:style-name="P20">33.53</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A3" office:value-type="string">
              <text:p text:style-name="P16"><text:s text:c="5"/>Number of flowers</text:p>
            </table:table-cell>
            <table:table-cell table:style-name="Tabla4.B4" office:value-type="float" office:value="0">
              <text:p text:style-name="P32">-</text:p>
            </table:table-cell>
            <table:table-cell table:style-name="Tabla4.B4">
              <text:p text:style-name="P16"/>
            </table:table-cell>
            <table:table-cell table:style-name="Tabla4.A3" office:value-type="string">
              <text:p text:style-name="P17">-</text:p>
            </table:table-cell>
            <table:table-cell table:style-name="Tabla4.A3" office:value-type="string">
              <text:p text:style-name="P18"/>
            </table:table-cell>
            <table:table-cell table:style-name="Tabla4.A3" office:value-type="string">
              <text:p text:style-name="P20">63.31</text:p>
            </table:table-cell>
            <table:table-cell table:style-name="Tabla4.A3" office:value-type="string">
              <text:p text:style-name="P21">***</text:p>
            </table:table-cell>
            <table:table-cell table:style-name="Tabla4.A3" office:value-type="string">
              <text:p text:style-name="P18">1</text:p>
            </table:table-cell>
          </table:table-row>
          <table:table-row>
            <table:table-cell table:style-name="Tabla4.E8" office:value-type="string">
              <text:p text:style-name="P21"><text:s text:c="5"/>First flowering date : N days 90-10% FFD</text:p>
            </table:table-cell>
            <table:table-cell table:style-name="Tabla4.D8" office:value-type="float" office:value="0.78">
              <text:p text:style-name="P20">0.78</text:p>
            </table:table-cell>
            <table:table-cell table:style-name="Tabla4.E8" office:value-type="string">
              <text:p text:style-name="P21"/>
            </table:table-cell>
            <table:table-cell table:style-name="Tabla4.D8" office:value-type="float" office:value="1">
              <text:p text:style-name="P18">1</text:p>
            </table:table-cell>
            <table:table-cell table:style-name="Tabla4.E8" office:value-type="string">
              <text:p text:style-name="P18"/>
            </table:table-cell>
            <table:table-cell table:style-name="Tabla4.E8" office:value-type="string">
              <text:p text:style-name="P20">0.30</text:p>
            </table:table-cell>
            <table:table-cell table:style-name="Tabla4.E8" office:value-type="string">
              <text:p text:style-name="P21"/>
            </table:table-cell>
            <table:table-cell table:style-name="Tabla4.E8" office:value-type="string">
              <text:p text:style-name="P18">1</text:p>
            </table:table-cell>
          </table:table-row>
        </table:table>
        <text:p text:style-name="P25">***P &lt; 0.001; **P &lt; 0.01; *P &lt; 0.05</text:p>
        <text:p text:style-name="P25"/>
        <text:p text:style-name="P1"><office:annotation office:name="__Annotation__4139_298767873"><dc:creator>Alicia Valdés Rapado</dc:creator><dc:date>2018-11-09T10:53:08.84</dc:date><text:p text:style-name="P42"><text:span text:style-name="T114">6 figures is probably too many for any journal. If necessary we could merge some of them, e.g. Figs. 3 and 4, or even Figs. 2, 3 and 4 (making a figure with 6 panels)</text:span></text:p></office:annotation>Figures<office:annotation-end office:name="__Annotation__4139_298767873"/></text:p>
        <text:p text:style-name="P10"><text:span text:style-name="Default_20_Paragraph_20_Font"><text:span text:style-name="T1">Figur</text:span></text:span><text:span text:style-name="Default_20_Paragraph_20_Font"><text:span text:style-name="T2">e 1: Variation in climate, flowering time, fitness and selection on flowering time during the study period. Means (dots) and standard errors (whiskers) of mean daily temperature during March (light grey), April (medium grey) and May (black) (A), </text:span></text:span><text:span text:style-name="Default_20_Paragraph_20_Font"><text:span text:style-name="T26">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adjusted R</text:span></text:span><text:span text:style-name="Default_20_Paragraph_20_Font"><text:span text:style-name="T29">2</text:span></text:span><text:span text:style-name="Default_20_Paragraph_20_Font"><text:span text:style-name="T26"> = 0.19). In (D), filled circles indicate significant selection gradients at </text:span></text:span><text:span text:style-name="Default_20_Paragraph_20_Font"><text:span text:style-name="T38">α = 0.05 and the grey dashed line indicates a selection gradient of 0</text:span></text:span><text:span text:style-name="Default_20_Paragraph_20_Font"><text:span text:style-name="T26">. See Figures S1-S4 for variation in other climatic variables.</text:span></text:span></text:p>
        <text:p text:style-name="P4">Figure 2: Relationship among first flowering date for every plant and climatic variables, including mean daily temperature in April (A) and May (B), and sum of precipitation in March (C) and April (D). Lines represent linear model fits.</text:p>
        <text:p text:style-name="P4">Figure 3: Relationship among the position of the flowering season and climatic variables, including mean daily temperature in April (A) and May (B).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Lines represent linear model fits. </text:p>
        <text:p text:style-name="P4">Figure 4: Relationship among the duration of the flowering season, measured as the number of days between the start and the end of the season, and mean daily temperature in April. The line represents a linear model fit. </text:p>
        <text:p text:style-name="P7"><text:span text:style-name="T17">Figure 5: Partial regression plots (i.e. added variable plots) calculated from models in Table 2 showing the independent effects of maximum daily temperature in April (A), minimum daily temperature in May (B), sum of precipitation in March (C) and April (D) and duration of the flowering season (E) on fitness, measured as the number of intact seeds. Linear model fit lines and </text:span><text:soft-page-break/><text:span text:style-name="T17">confidence intervals are shown.</text:span></text:p>
        <text:p text:style-name="P10"><text:span text:style-name="Default_20_Paragraph_20_Font"><text:span text:style-name="T2">Figure 6: Partial regression plots (i.e. added variable plots) calculated from models in Table 4 showing the independent effects of climatic variables on direct phenotypic selection on flowering time </text:span></text:span><text:span text:style-name="Default_20_Paragraph_20_Font"><text:span text:style-name="T12">in </text:span></text:span><text:span text:style-name="Default_20_Paragraph_20_Font"><text:span text:style-name="T7">Lathyrus vernus</text:span></text:span><text:span text:style-name="Default_20_Paragraph_20_Font"><text:span text:style-name="T12"> in 22 study years. The e</text:span></text:span><text:span text:style-name="Default_20_Paragraph_20_Font"><text:span text:style-name="T26">ffect of standardized first flowering date on relative fitness, measured as the relative number of intact seeds, is shown for different minimum daily temperatures in April (A) and different sums of precipitation in March (B). Lines represent linear model fits</text:span></text:span><text:span text:style-name="Default_20_Paragraph_20_Font"><text:span text:style-name="T2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alibri" svg:font-family="Calibri, sans-serif, serif, EmojiFont"/>
    <style:font-face style:name="Lato-Regular" svg:font-family="Lato-Regular"/>
    <style:font-face style:name="Lucida Console1" svg:font-family="'Lucida Console'"/>
    <style:font-face style:name="Adobe Garamond Pro" svg:font-family="'Adobe Garamond Pro'" style:font-family-generic="roman"/>
    <style:font-face style:name="AdvGARMT" svg:font-family="AdvGARMT" style:font-family-generic="roman"/>
    <style:font-face style:name="AdvP49811" svg:font-family="AdvP49811" style:font-family-generic="roman"/>
    <style:font-face style:name="AdvTT4e89fb21" svg:font-family="AdvTT4e89fb21" style:font-family-generic="roman"/>
    <style:font-face style:name="Minion-Regular" svg:font-family="Minion-Regular" style:font-family-generic="roman"/>
    <style:font-face style:name="Times New Roman2" svg:font-family="'Times New Roman'" style:font-family-generic="roman"/>
    <style:font-face style:name="TimesNRMT" svg:font-family="TimesNRMT" style:font-family-generic="roman"/>
    <style:font-face style:name="Code" svg:font-family="Code, Code" style:font-family-generic="swiss"/>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ucida Sans1" svg:font-family="'Lucida Sans'" style:font-pitch="variable"/>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dobe Garamond Pro" style:font-name-asian="Adobe Garamond Pro" style:font-name-complex="Adobe Garamond Pro" fo:hyphenate="false" fo:hyphenation-remain-char-count="0" fo:hyphenation-push-char-count="0"/>
    </style:style>
    <style:style style:name="Pa19" style:family="paragraph" style:parent-style-name="Default" style:next-style-name="Default">
      <style:paragraph-properties style:line-height-at-least="0.337cm" fo:hyphenation-ladder-count="no-limit"/>
      <style:text-properties style:use-window-font-color="true" style:font-name="Times New Roman" style:font-name-asian="SimSun" style:font-name-complex="Lucida Sans" fo:hyphenate="false" fo:hyphenation-remain-char-count="0" fo:hyphenation-push-char-count="0"/>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0" fo:hyphenation-push-char-count="0"/>
    </style:style>
    <style:style style:name="Pa5" style:family="paragraph" style:parent-style-name="Default" style:next-style-name="Default">
      <style:paragraph-properties style:line-height-at-least="0.372cm" fo:hyphenation-ladder-count="no-limit"/>
      <style:text-properties style:use-window-font-color="true" style:font-name="Times New Roman" style:font-name-asian="SimSun" style:font-name-complex="Lucida San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First_20_Paragraph" style:display-name="First Paragraph" style:family="paragraph" style:parent-style-name="Text_20_body" style:default-outline-level="" style:list-style-nam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icia Valdés Rapado</meta:initial-creator>
    <dc:creator>Alicia Valdés Rapado</dc:creator>
    <meta:creation-date>2018-10-10T15:28:00Z</meta:creation-date>
    <dc:date>2018-11-21T13:05:10.60</dc:date>
    <meta:editing-cycles>191</meta:editing-cycles>
    <meta:editing-duration>P4DT12H14M58S</meta:editing-duration>
    <meta:document-statistic meta:table-count="4" meta:image-count="0" meta:object-count="0" meta:page-count="27" meta:paragraph-count="435" meta:word-count="8178" meta:character-count="52240"/>
    <meta:user-defined meta:name="ZOTERO_PREF_1">&lt;data data-version="3" zotero-version="5.0.58"&gt;&lt;session id="HVIc6qei"/&gt;&lt;style id="http://www.zotero.org/styles/ecology-letters" hasBibliography="1" bibliographyStyleHasBeenSet="1"/&gt;&lt;prefs&gt;&lt;pref name="fieldType" value="ReferenceMark"/&gt;&lt;/prefs&gt;&lt;/data&gt;</meta:user-defined>
    <meta:template xlink:type="simple" xlink:actuate="onRequest" xlink:title="" xlink:href="Normal"/>
  </office:meta>
</office:document-meta>
</file>